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699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2.444cm"/>
    </style:style>
    <style:style style:name="co7" style:family="table-column">
      <style:table-column-properties fo:break-before="auto" style:column-width="6.574cm"/>
    </style:style>
    <style:style style:name="co8" style:family="table-column">
      <style:table-column-properties fo:break-before="auto" style:column-width="8.601cm"/>
    </style:style>
    <style:style style:name="co9" style:family="table-column">
      <style:table-column-properties fo:break-before="auto" style:column-width="22.7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30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ff80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ffffff" style:text-align-source="fix" style:repeat-content="false" fo:wrap-option="wrap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ce181e"/>
    </style:style>
    <style:style style:name="T2" style:family="text">
      <style:text-properties fo:color="#ff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omente com contrato em aberto'.A1">
          <table:error-message table:message-type="stop" table:display="true"/>
        </table:content-validation>
      </table:content-validations>
      <table:table table:name="Somente com contrato em aber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42"/>
        <table:table-column table:style-name="co6" table:visibility="collapse" table:default-cell-style-name="ce16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DDD</text:p>
          </table:table-cell>
          <table:table-cell table:style-name="ce2" office:value-type="string" calcext:value-type="string">
            <text:p>Telefone</text:p>
          </table:table-cell>
          <table:table-cell table:style-name="ce4" office:value-type="string" calcext:value-type="string">
            <text:p>CPF com contrato em aberto</text:p>
          </table:table-cell>
          <table:table-cell table:style-name="ce7" table:content-validation-name="val1" office:value-type="string" calcext:value-type="string">
            <text:p>Manter telefone neste cadastro </text:p>
          </table:table-cell>
          <table:table-cell table:style-name="ce15" table:content-validation-name="val1" office:value-type="string" calcext:value-type="string">
            <text:p>Removertelefonenestecadastro</text:p>
          </table:table-cell>
          <table:table-cell table:style-name="ce7" table:content-validation-name="val1" office:value-type="string" calcext:value-type="string">
            <text:p>Observações</text:p>
          </table:table-cell>
          <table:table-cell table:style-name="ce2" office:value-type="string" calcext:value-type="string">
            <text:p>Loja com contrato em aberto</text:p>
          </table:table-cell>
          <table:table-cell table:style-name="ce2" office:value-type="string" calcext:value-type="string">
            <text:p>CPFs com e sem contrato em aberto</text:p>
          </table:table-cell>
          <table:table-cell table:style-name="ce2" office:value-type="string" calcext:value-type="string">
            <text:p>Loja com e sem contrato em aberto</text:p>
          </table:table-cell>
          <table:table-cell table:style-name="ce45" table:number-columns-repeated="101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70157</text:p>
          </table:table-cell>
          <table:table-cell table:number-columns-repeated="2" table:style-name="ce17" office:value-type="string" calcext:value-type="string">
            <text:p>01733821007</text:p>
          </table:table-cell>
          <table:table-cell table:style-name="ce18" office:value-type="string" calcext:value-type="string">
            <text:p>57439192087</text:p>
          </table:table-cell>
          <table:table-cell table:style-name="ce35" office:value-type="string" calcext:value-type="string">
            <text:p>cadastro atualizado 12/2022 c/contrato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733821007, 57439192087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];&quot;'&quot;)" office:value-type="string" office:string-value="'57439192087'" calcext:value-type="string">
            <text:p>'57439192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];&quot;'&quot;)" office:value-type="string" office:string-value="'984170157'" calcext:value-type="string">
            <text:p>'9841701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];&quot;'&quot;)" office:value-type="string" office:string-value="'57439192087'" calcext:value-type="string">
            <text:p>'5743919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];&quot;'&quot;)" office:value-type="string" office:string-value="'984170157'" calcext:value-type="string">
            <text:p>'9841701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26253</text:p>
          </table:table-cell>
          <table:table-cell table:number-columns-repeated="2" table:style-name="ce17" office:value-type="string" calcext:value-type="string">
            <text:p>05015989016</text:p>
          </table:table-cell>
          <table:table-cell table:style-name="ce21" office:value-type="string" calcext:value-type="string">
            <text:p>02926528019</text:p>
          </table:table-cell>
          <table:table-cell table:style-name="ce35" office:value-type="string" calcext:value-type="string">
            <text:p>cadastro atualizado 2022 c/contrato em dia , outro desatualizado desde 201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<text:span text:style-name="T5">02926528019</text:span>, 05015989016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];&quot;'&quot;)" office:value-type="string" office:string-value="'02926528019'" calcext:value-type="string">
            <text:p>'0292652801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];&quot;'&quot;)" office:value-type="string" office:string-value="'999526253'" calcext:value-type="string">
            <text:p>'99952625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];&quot;'&quot;)" office:value-type="string" office:string-value="'02926528019'" calcext:value-type="string">
            <text:p>'0292652801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];&quot;'&quot;)" office:value-type="string" office:string-value="'999526253'" calcext:value-type="string">
            <text:p>'99952625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00990</text:p>
          </table:table-cell>
          <table:table-cell table:number-columns-repeated="2" table:style-name="ce17" office:value-type="string" calcext:value-type="string">
            <text:p>46933182053</text:p>
          </table:table-cell>
          <table:table-cell table:style-name="ce21" office:value-type="string" calcext:value-type="string">
            <text:p>64406300082</text:p>
          </table:table-cell>
          <table:table-cell table:style-name="ce35" office:value-type="string" calcext:value-type="string">
            <text:p>cadastro de clt de 2019, verifiquei no whats , outro s/contrato aberto e de 2015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6933182053, 64406300082</text:p>
          </table:table-cell>
          <table:table-cell office:value-type="string" calcext:value-type="string">
            <text:p>DELTASUL 10 - SANTO ANGELO, DELTASUL 103 - ROSARIO DO SU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];&quot;'&quot;)" office:value-type="string" office:string-value="'64406300082'" calcext:value-type="string">
            <text:p>'6440630008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];&quot;'&quot;)" office:value-type="string" office:string-value="'996000990'" calcext:value-type="string">
            <text:p>'99600099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];&quot;'&quot;)" office:value-type="string" office:string-value="'64406300082'" calcext:value-type="string">
            <text:p>'6440630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];&quot;'&quot;)" office:value-type="string" office:string-value="'996000990'" calcext:value-type="string">
            <text:p>'99600099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61602</text:p>
          </table:table-cell>
          <table:table-cell table:number-columns-repeated="2" table:style-name="ce17" office:value-type="string" calcext:value-type="string">
            <text:p>90012909068</text:p>
          </table:table-cell>
          <table:table-cell table:style-name="ce21" office:value-type="string" calcext:value-type="string">
            <text:p>80762476087</text:p>
          </table:table-cell>
          <table:table-cell table:style-name="ce35" office:value-type="string" calcext:value-type="string">
            <text:p>cadastro atualizado em 2022 contrato em dia, outro sem contrato e informaçoes,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0762476087, 90012909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];&quot;'&quot;)" office:value-type="string" office:string-value="'80762476087'" calcext:value-type="string">
            <text:p>'80762476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];&quot;'&quot;)" office:value-type="string" office:string-value="'984261602'" calcext:value-type="string">
            <text:p>'9842616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];&quot;'&quot;)" office:value-type="string" office:string-value="'80762476087'" calcext:value-type="string">
            <text:p>'80762476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];&quot;'&quot;)" office:value-type="string" office:string-value="'984261602'" calcext:value-type="string">
            <text:p>'9842616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365688</text:p>
          </table:table-cell>
          <table:table-cell table:style-name="ce17" office:value-type="string" calcext:value-type="string">
            <text:p>02638003000</text:p>
          </table:table-cell>
          <table:table-cell table:style-name="ce17"/>
          <table:table-cell table:style-name="ce22" office:value-type="string" calcext:value-type="string">
            <text:p>02638003000/<text:span text:style-name="T1">43140475004</text:span></text:p>
          </table:table-cell>
          <table:table-cell table:style-name="ce35" office:value-type="string" calcext:value-type="string">
            <text:p>tirar ambos <text:s/>um c/contrato em aberto outro não, sem whats, pix nem ligaçã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638003000, 43140475004</text:p>
          </table:table-cell>
          <table:table-cell office:value-type="string" calcext:value-type="string">
            <text:p>DELTASUL 10 - SANTO ANGELO, DELTASUL 50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];&quot;'&quot;)" office:value-type="string" office:string-value="'02638003000/43140475004'" calcext:value-type="string">
            <text:p>'02638003000/43140475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];&quot;'&quot;)" office:value-type="string" office:string-value="'991365688'" calcext:value-type="string">
            <text:p>'9913656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];&quot;'&quot;)" office:value-type="string" office:string-value="'02638003000/43140475004'" calcext:value-type="string">
            <text:p>'02638003000/4314047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];&quot;'&quot;)" office:value-type="string" office:string-value="'991365688'" calcext:value-type="string">
            <text:p>'99136568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57770</text:p>
          </table:table-cell>
          <table:table-cell table:style-name="ce17" office:value-type="string" calcext:value-type="string">
            <text:p>01406613010</text:p>
          </table:table-cell>
          <table:table-cell table:style-name="ce17"/>
          <table:table-cell table:style-name="ce21" office:value-type="string" calcext:value-type="string">
            <text:p>02788199074</text:p>
          </table:table-cell>
          <table:table-cell table:style-name="ce35" office:value-type="string" calcext:value-type="string">
            <text:p>dois cadastros desatualizados , não consegui conformar ctt c/nenhum, acredito n ser de nenhum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06613010, 0278819907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];&quot;'&quot;)" office:value-type="string" office:string-value="'02788199074'" calcext:value-type="string">
            <text:p>'0278819907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];&quot;'&quot;)" office:value-type="string" office:string-value="'996857770'" calcext:value-type="string">
            <text:p>'9968577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];&quot;'&quot;)" office:value-type="string" office:string-value="'02788199074'" calcext:value-type="string">
            <text:p>'0278819907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];&quot;'&quot;)" office:value-type="string" office:string-value="'996857770'" calcext:value-type="string">
            <text:p>'9968577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23823</text:p>
          </table:table-cell>
          <table:table-cell table:style-name="ce17" office:value-type="string" calcext:value-type="string">
            <text:p>85990612087</text:p>
          </table:table-cell>
          <table:table-cell table:style-name="ce17" office:value-type="string" calcext:value-type="string">
            <text:p>82520135034</text:p>
          </table:table-cell>
          <table:table-cell table:style-name="ce22" office:value-type="string" calcext:value-type="string">
            <text:p>85990612087</text:p>
          </table:table-cell>
          <table:table-cell table:style-name="ce35" office:value-type="string" calcext:value-type="string">
            <text:p>conferido telefone pela chave pix e foi confirmado clt do cpf <text:s/>se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2520135034, 85990612087</text:p>
          </table:table-cell>
          <table:table-cell office:value-type="string" calcext:value-type="string">
            <text:p>DELTASUL 109 - BAG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];&quot;'&quot;)" office:value-type="string" office:string-value="'85990612087'" calcext:value-type="string">
            <text:p>'85990612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];&quot;'&quot;)" office:value-type="string" office:string-value="'996923823'" calcext:value-type="string">
            <text:p>'9969238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];&quot;'&quot;)" office:value-type="string" office:string-value="'85990612087'" calcext:value-type="string">
            <text:p>'8599061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];&quot;'&quot;)" office:value-type="string" office:string-value="'996923823'" calcext:value-type="string">
            <text:p>'9969238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70602</text:p>
          </table:table-cell>
          <table:table-cell office:value-type="float" office:value="1702204006" calcext:value-type="float">
            <text:p>1702204006</text:p>
          </table:table-cell>
          <table:table-cell/>
          <table:table-cell table:style-name="ce24" office:value-type="string" calcext:value-type="string">
            <text:p>01702204006,04174981019</text:p>
          </table:table-cell>
          <table:table-cell table:style-name="ce36" office:value-type="string" calcext:value-type="string">
            <text:p>eram conjugues , conferi por chave pix 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702204006, 0417498101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];&quot;'&quot;)" office:value-type="string" office:string-value="'01702204006,04174981019'" calcext:value-type="string">
            <text:p>'01702204006,0417498101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];&quot;'&quot;)" office:value-type="string" office:string-value="'999570602'" calcext:value-type="string">
            <text:p>'9995706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];&quot;'&quot;)" office:value-type="string" office:string-value="'01702204006,04174981019'" calcext:value-type="string">
            <text:p>'01702204006,0417498101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];&quot;'&quot;)" office:value-type="string" office:string-value="'999570602'" calcext:value-type="string">
            <text:p>'9995706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31011</text:p>
          </table:table-cell>
          <table:table-cell table:number-columns-repeated="2" table:style-name="ce17" office:value-type="string" calcext:value-type="string">
            <text:p>23469560072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cadastro atualizado e confirmado por ligação, outro cadastro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3469560072, 88888888020</text:p>
          </table:table-cell>
          <table:table-cell office:value-type="string" calcext:value-type="string">
            <text:p>DELTASUL 10 - SANTO ANGELO, DELTASUL 139 - SAO BORJ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];&quot;'&quot;)" office:value-type="string" office:string-value="'999931011'" calcext:value-type="string">
            <text:p>'9999310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];&quot;'&quot;)" office:value-type="string" office:string-value="'999931011'" calcext:value-type="string">
            <text:p>'9999310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68920</text:p>
          </table:table-cell>
          <table:table-cell table:number-columns-repeated="2" table:style-name="ce17" office:value-type="string" calcext:value-type="string">
            <text:p>00445777028</text:p>
          </table:table-cell>
          <table:table-cell table:style-name="ce21" office:value-type="string" calcext:value-type="string">
            <text:p>27535061087</text:p>
          </table:table-cell>
          <table:table-cell table:style-name="ce35" office:value-type="string" calcext:value-type="string">
            <text:p>conjugue, esposa tem contrato em dia 2022 ,esposo não cpmpra desde 2016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445777028, 27535061087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];&quot;'&quot;)" office:value-type="string" office:string-value="'27535061087'" calcext:value-type="string">
            <text:p>'27535061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];&quot;'&quot;)" office:value-type="string" office:string-value="'996968920'" calcext:value-type="string">
            <text:p>'9969689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];&quot;'&quot;)" office:value-type="string" office:string-value="'27535061087'" calcext:value-type="string">
            <text:p>'2753506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];&quot;'&quot;)" office:value-type="string" office:string-value="'996968920'" calcext:value-type="string">
            <text:p>'9969689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10968</text:p>
          </table:table-cell>
          <table:table-cell table:number-columns-repeated="2" table:style-name="ce17" office:value-type="string" calcext:value-type="string">
            <text:p>96663189034</text:p>
          </table:table-cell>
          <table:table-cell table:style-name="ce21" office:value-type="string" calcext:value-type="string">
            <text:p>22679200004</text:p>
          </table:table-cell>
          <table:table-cell table:style-name="ce35" office:value-type="string" calcext:value-type="string">
            <text:p>pai e filho , filho com contrato em dia e cadastro atualizado 2022 pai desatualizado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2679200004, 96663189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];&quot;'&quot;)" office:value-type="string" office:string-value="'22679200004'" calcext:value-type="string">
            <text:p>'22679200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];&quot;'&quot;)" office:value-type="string" office:string-value="'996210968'" calcext:value-type="string">
            <text:p>'9962109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];&quot;'&quot;)" office:value-type="string" office:string-value="'22679200004'" calcext:value-type="string">
            <text:p>'22679200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];&quot;'&quot;)" office:value-type="string" office:string-value="'996210968'" calcext:value-type="string">
            <text:p>'9962109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68289</text:p>
          </table:table-cell>
          <table:table-cell table:number-columns-repeated="2" table:style-name="ce17" office:value-type="string" calcext:value-type="string">
            <text:p>70263060063</text:p>
          </table:table-cell>
          <table:table-cell table:style-name="ce21" office:value-type="string" calcext:value-type="string">
            <text:p>02257974026</text:p>
          </table:table-cell>
          <table:table-cell table:style-name="ce35" office:value-type="string" calcext:value-type="string">
            <text:p>mae e filho, conferi whats e cel do filho que tem contrato em aberto 201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57974026, 7026306006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];&quot;'&quot;)" office:value-type="string" office:string-value="'02257974026'" calcext:value-type="string">
            <text:p>'0225797402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];&quot;'&quot;)" office:value-type="string" office:string-value="'999468289'" calcext:value-type="string">
            <text:p>'9994682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];&quot;'&quot;)" office:value-type="string" office:string-value="'02257974026'" calcext:value-type="string">
            <text:p>'0225797402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];&quot;'&quot;)" office:value-type="string" office:string-value="'999468289'" calcext:value-type="string">
            <text:p>'99946828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41973</text:p>
          </table:table-cell>
          <table:table-cell table:number-columns-repeated="2" table:style-name="ce17" office:value-type="string" calcext:value-type="string">
            <text:p>01943689040</text:p>
          </table:table-cell>
          <table:table-cell table:style-name="ce21" office:value-type="string" calcext:value-type="string">
            <text:p>00219898006</text:p>
          </table:table-cell>
          <table:table-cell table:style-name="ce35" office:value-type="string" calcext:value-type="string">
            <text:p>cadastro atualizado e cm carne em dia , outro desatualizado de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219898006, 01943689040</text:p>
          </table:table-cell>
          <table:table-cell office:value-type="string" calcext:value-type="string">
            <text:p>DELTASUL 15 - SANTA ROS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];&quot;'&quot;)" office:value-type="string" office:string-value="'00219898006'" calcext:value-type="string">
            <text:p>'00219898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];&quot;'&quot;)" office:value-type="string" office:string-value="'999741973'" calcext:value-type="string">
            <text:p>'9997419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];&quot;'&quot;)" office:value-type="string" office:string-value="'00219898006'" calcext:value-type="string">
            <text:p>'00219898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];&quot;'&quot;)" office:value-type="string" office:string-value="'999741973'" calcext:value-type="string">
            <text:p>'9997419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32417</text:p>
          </table:table-cell>
          <table:table-cell table:number-columns-repeated="2" table:style-name="ce17" office:value-type="string" calcext:value-type="string">
            <text:p>94481970049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cadastro atualizado 2022 c/contrato em dia , outro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8888888020, 94481970049</text:p>
          </table:table-cell>
          <table:table-cell office:value-type="string" calcext:value-type="string">
            <text:p>DELTASUL 102 - QUARAI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];&quot;'&quot;)" office:value-type="string" office:string-value="'984232417'" calcext:value-type="string">
            <text:p>'9842324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];&quot;'&quot;)" office:value-type="string" office:string-value="'984232417'" calcext:value-type="string">
            <text:p>'9842324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20939</text:p>
          </table:table-cell>
          <table:table-cell table:style-name="ce17" office:value-type="string" calcext:value-type="string">
            <text:p>00455354006</text:p>
          </table:table-cell>
          <table:table-cell table:style-name="ce17"/>
          <table:table-cell table:style-name="ce21" office:value-type="string" calcext:value-type="string">
            <text:p>00455354006/61202320015</text:p>
          </table:table-cell>
          <table:table-cell table:style-name="ce35" office:value-type="string" calcext:value-type="string">
            <text:p>tirar dos 2 cadastros estao desatualizados e n° cel é de empresa e foi comprado a pouc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455354006, 61202320015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];&quot;'&quot;)" office:value-type="string" office:string-value="'00455354006/61202320015'" calcext:value-type="string">
            <text:p>'00455354006/61202320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];&quot;'&quot;)" office:value-type="string" office:string-value="'999520939'" calcext:value-type="string">
            <text:p>'9995209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];&quot;'&quot;)" office:value-type="string" office:string-value="'00455354006/61202320015'" calcext:value-type="string">
            <text:p>'00455354006/61202320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];&quot;'&quot;)" office:value-type="string" office:string-value="'999520939'" calcext:value-type="string">
            <text:p>'99952093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59252</text:p>
          </table:table-cell>
          <table:table-cell table:number-columns-repeated="2" table:style-name="ce17" office:value-type="string" calcext:value-type="string">
            <text:p>02573332071</text:p>
          </table:table-cell>
          <table:table-cell table:style-name="ce21" office:value-type="string" calcext:value-type="string">
            <text:p>02771601036</text:p>
          </table:table-cell>
          <table:table-cell table:style-name="ce35" office:value-type="string" calcext:value-type="string">
            <text:p>cadastro de 2017 confirmado pela chave pix , outro seem cttos e ref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73332071, 02771601036</text:p>
          </table:table-cell>
          <table:table-cell office:value-type="string" calcext:value-type="string">
            <text:p>DELTASUL 10 - SANTO ANGELO, DELTASUL 42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];&quot;'&quot;)" office:value-type="string" office:string-value="'02771601036'" calcext:value-type="string">
            <text:p>'0277160103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];&quot;'&quot;)" office:value-type="string" office:string-value="'997059252'" calcext:value-type="string">
            <text:p>'9970592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];&quot;'&quot;)" office:value-type="string" office:string-value="'02771601036'" calcext:value-type="string">
            <text:p>'0277160103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];&quot;'&quot;)" office:value-type="string" office:string-value="'997059252'" calcext:value-type="string">
            <text:p>'9970592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26425</text:p>
          </table:table-cell>
          <table:table-cell table:number-columns-repeated="2" table:style-name="ce17" office:value-type="string" calcext:value-type="string">
            <text:p>81945442034</text:p>
          </table:table-cell>
          <table:table-cell table:style-name="ce21" office:value-type="string" calcext:value-type="string">
            <text:p>70172706068</text:p>
          </table:table-cell>
          <table:table-cell table:style-name="ce35" office:value-type="string" calcext:value-type="string">
            <text:p>mae e filha, cel cadastro filha atualizado e confirmado no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70172706068, 81945442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];&quot;'&quot;)" office:value-type="string" office:string-value="'70172706068'" calcext:value-type="string">
            <text:p>'70172706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];&quot;'&quot;)" office:value-type="string" office:string-value="'999726425'" calcext:value-type="string">
            <text:p>'9997264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];&quot;'&quot;)" office:value-type="string" office:string-value="'70172706068'" calcext:value-type="string">
            <text:p>'70172706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];&quot;'&quot;)" office:value-type="string" office:string-value="'999726425'" calcext:value-type="string">
            <text:p>'9997264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84808</text:p>
          </table:table-cell>
          <table:table-cell table:style-name="ce17" office:value-type="string" calcext:value-type="string">
            <text:p>82393222049</text:p>
          </table:table-cell>
          <table:table-cell table:style-name="ce17" office:value-type="string" calcext:value-type="string">
            <text:p>02773038002</text:p>
          </table:table-cell>
          <table:table-cell table:style-name="ce21" office:value-type="string" calcext:value-type="string">
            <text:p>02773038002</text:p>
          </table:table-cell>
          <table:table-cell table:style-name="ce35" office:value-type="string" calcext:value-type="string">
            <text:p>cadastro <text:s/>cel confirmado com irma marcia , outro desatualizado e seria cunhad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73038002, 82393222049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];&quot;'&quot;)" office:value-type="string" office:string-value="'02773038002'" calcext:value-type="string">
            <text:p>'0277303800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];&quot;'&quot;)" office:value-type="string" office:string-value="'996084808'" calcext:value-type="string">
            <text:p>'9960848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];&quot;'&quot;)" office:value-type="string" office:string-value="'02773038002'" calcext:value-type="string">
            <text:p>'0277303800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];&quot;'&quot;)" office:value-type="string" office:string-value="'996084808'" calcext:value-type="string">
            <text:p>'9960848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55691</text:p>
          </table:table-cell>
          <table:table-cell table:style-name="ce17" office:value-type="string" calcext:value-type="string">
            <text:p>25809814034</text:p>
          </table:table-cell>
          <table:table-cell table:style-name="ce17" office:value-type="string" calcext:value-type="string">
            <text:p>04386351086</text:p>
          </table:table-cell>
          <table:table-cell table:style-name="ce24" office:value-type="string" calcext:value-type="string">
            <text:p>25809814034</text:p>
          </table:table-cell>
          <table:table-cell table:style-name="ce35" office:value-type="string" calcext:value-type="string">
            <text:p>neta e avo, cadastro s/contrato é o certo, outro c/contrato é do av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386351086, 2580981403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];&quot;'&quot;)" office:value-type="string" office:string-value="'25809814034'" calcext:value-type="string">
            <text:p>'25809814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];&quot;'&quot;)" office:value-type="string" office:string-value="'999055691'" calcext:value-type="string">
            <text:p>'9990556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];&quot;'&quot;)" office:value-type="string" office:string-value="'25809814034'" calcext:value-type="string">
            <text:p>'25809814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];&quot;'&quot;)" office:value-type="string" office:string-value="'999055691'" calcext:value-type="string">
            <text:p>'9990556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22714</text:p>
          </table:table-cell>
          <table:table-cell table:number-columns-repeated="2" table:style-name="ce17" office:value-type="string" calcext:value-type="string">
            <text:p>57437041049</text:p>
          </table:table-cell>
          <table:table-cell table:style-name="ce21" office:value-type="string" calcext:value-type="string">
            <text:p>31443800082</text:p>
          </table:table-cell>
          <table:table-cell table:style-name="ce35" office:value-type="string" calcext:value-type="string">
            <text:p>cadastro <text:s/>atualizado e com contrato em aberto em dia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1443800082, 57437041049</text:p>
          </table:table-cell>
          <table:table-cell office:value-type="string" calcext:value-type="string">
            <text:p>DELTASUL 100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];&quot;'&quot;)" office:value-type="string" office:string-value="'31443800082'" calcext:value-type="string">
            <text:p>'3144380008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];&quot;'&quot;)" office:value-type="string" office:string-value="'999722714'" calcext:value-type="string">
            <text:p>'9997227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];&quot;'&quot;)" office:value-type="string" office:string-value="'31443800082'" calcext:value-type="string">
            <text:p>'3144380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];&quot;'&quot;)" office:value-type="string" office:string-value="'999722714'" calcext:value-type="string">
            <text:p>'9997227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80732</text:p>
          </table:table-cell>
          <table:table-cell table:style-name="ce17" office:value-type="string" calcext:value-type="string">
            <text:p>96247495072</text:p>
          </table:table-cell>
          <table:table-cell table:style-name="ce17" office:value-type="string" calcext:value-type="string">
            <text:p>02272422039</text:p>
          </table:table-cell>
          <table:table-cell table:style-name="ce22" office:value-type="string" calcext:value-type="string">
            <text:p>96247495072</text:p>
          </table:table-cell>
          <table:table-cell table:style-name="ce35" office:value-type="string" calcext:value-type="string">
            <text:p>Cadastro 2021 o correto s/contrato , outro desatualizado e co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72422039, 96247495072</text:p>
          </table:table-cell>
          <table:table-cell office:value-type="string" calcext:value-type="string">
            <text:p>DELTASUL 142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];&quot;'&quot;)" office:value-type="string" office:string-value="'96247495072'" calcext:value-type="string">
            <text:p>'96247495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];&quot;'&quot;)" office:value-type="string" office:string-value="'984280732'" calcext:value-type="string">
            <text:p>'9842807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];&quot;'&quot;)" office:value-type="string" office:string-value="'96247495072'" calcext:value-type="string">
            <text:p>'96247495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];&quot;'&quot;)" office:value-type="string" office:string-value="'984280732'" calcext:value-type="string">
            <text:p>'9842807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23737</text:p>
          </table:table-cell>
          <table:table-cell table:style-name="ce17" office:value-type="string" calcext:value-type="string">
            <text:p>91700752049</text:p>
          </table:table-cell>
          <table:table-cell table:style-name="ce17" office:value-type="string" calcext:value-type="string">
            <text:p>70256870063</text:p>
          </table:table-cell>
          <table:table-cell table:style-name="ce22" office:value-type="string" calcext:value-type="string">
            <text:p>91700752049</text:p>
          </table:table-cell>
          <table:table-cell table:style-name="ce35" office:value-type="string" calcext:value-type="string">
            <text:p>conjugues, cel esposo mas esposa te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70256870063, 91700752049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];&quot;'&quot;)" office:value-type="string" office:string-value="'91700752049'" calcext:value-type="string">
            <text:p>'91700752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];&quot;'&quot;)" office:value-type="string" office:string-value="'996023737'" calcext:value-type="string">
            <text:p>'9960237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];&quot;'&quot;)" office:value-type="string" office:string-value="'91700752049'" calcext:value-type="string">
            <text:p>'91700752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];&quot;'&quot;)" office:value-type="string" office:string-value="'996023737'" calcext:value-type="string">
            <text:p>'9960237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88035</text:p>
          </table:table-cell>
          <table:table-cell table:style-name="ce17" office:value-type="string" calcext:value-type="string">
            <text:p>30961351004</text:p>
          </table:table-cell>
          <table:table-cell table:style-name="ce17" office:value-type="string" calcext:value-type="string">
            <text:p>01421708019</text:p>
          </table:table-cell>
          <table:table-cell table:style-name="ce21" office:value-type="string" calcext:value-type="string">
            <text:p>30961351004</text:p>
          </table:table-cell>
          <table:table-cell table:style-name="ce35" office:value-type="string" calcext:value-type="string">
            <text:p>sogro e genro, ambos sem contrato em aberto mas numero pertence a gen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21708019, 30961351004</text:p>
          </table:table-cell>
          <table:table-cell office:value-type="string" calcext:value-type="string">
            <text:p>DELTASUL 138 - SAO GABRIEL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];&quot;'&quot;)" office:value-type="string" office:string-value="'30961351004'" calcext:value-type="string">
            <text:p>'30961351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];&quot;'&quot;)" office:value-type="string" office:string-value="'996188035'" calcext:value-type="string">
            <text:p>'99618803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];&quot;'&quot;)" office:value-type="string" office:string-value="'30961351004'" calcext:value-type="string">
            <text:p>'30961351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];&quot;'&quot;)" office:value-type="string" office:string-value="'996188035'" calcext:value-type="string">
            <text:p>'99618803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75742</text:p>
          </table:table-cell>
          <table:table-cell table:style-name="ce17" office:value-type="string" calcext:value-type="string">
            <text:p>61785172034</text:p>
          </table:table-cell>
          <table:table-cell table:style-name="ce17" office:value-type="string" calcext:value-type="string">
            <text:p>28231694072</text:p>
          </table:table-cell>
          <table:table-cell table:style-name="ce22" office:value-type="string" calcext:value-type="string">
            <text:p>61785172034</text:p>
          </table:table-cell>
          <table:table-cell table:style-name="ce35" office:value-type="string" calcext:value-type="string">
            <text:p>mae e filho, manter ctt no cadastro filho e tirar da ma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8231694072, 61785172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5];&quot;'&quot;)" office:value-type="string" office:string-value="'61785172034'" calcext:value-type="string">
            <text:p>'61785172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5];&quot;'&quot;)" office:value-type="string" office:string-value="'999475742'" calcext:value-type="string">
            <text:p>'9994757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5];&quot;'&quot;)" office:value-type="string" office:string-value="'61785172034'" calcext:value-type="string">
            <text:p>'61785172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5];&quot;'&quot;)" office:value-type="string" office:string-value="'999475742'" calcext:value-type="string">
            <text:p>'9994757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021360</text:p>
          </table:table-cell>
          <table:table-cell table:number-columns-repeated="2" table:style-name="ce17" office:value-type="string" calcext:value-type="string">
            <text:p>91397286091</text:p>
          </table:table-cell>
          <table:table-cell table:style-name="ce21" office:value-type="string" calcext:value-type="string">
            <text:p>04278836015</text:p>
          </table:table-cell>
          <table:table-cell table:style-name="ce35" office:value-type="string" calcext:value-type="string">
            <text:p>cadastro atualizado 2022 manter , outro tirar , eram cuidadora e idos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278836015, 9139728609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6];&quot;'&quot;)" office:value-type="string" office:string-value="'04278836015'" calcext:value-type="string">
            <text:p>'04278836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6];&quot;'&quot;)" office:value-type="string" office:string-value="'984021360'" calcext:value-type="string">
            <text:p>'9840213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6];&quot;'&quot;)" office:value-type="string" office:string-value="'04278836015'" calcext:value-type="string">
            <text:p>'0427883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6];&quot;'&quot;)" office:value-type="string" office:string-value="'984021360'" calcext:value-type="string">
            <text:p>'9840213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11043</text:p>
          </table:table-cell>
          <table:table-cell table:number-columns-repeated="2" table:style-name="ce17" office:value-type="string" calcext:value-type="string">
            <text:p>37641581072</text:p>
          </table:table-cell>
          <table:table-cell table:style-name="ce21" office:value-type="string" calcext:value-type="string">
            <text:p>27969657087</text:p>
          </table:table-cell>
          <table:table-cell table:style-name="ce35" office:value-type="string" calcext:value-type="string">
            <text:p>cadastro atualizado 2022 mater, outro tirar, são filha e mã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969657087, 37641581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7];&quot;'&quot;)" office:value-type="string" office:string-value="'27969657087'" calcext:value-type="string">
            <text:p>'27969657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7];&quot;'&quot;)" office:value-type="string" office:string-value="'997211043'" calcext:value-type="string">
            <text:p>'9972110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7];&quot;'&quot;)" office:value-type="string" office:string-value="'27969657087'" calcext:value-type="string">
            <text:p>'27969657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7];&quot;'&quot;)" office:value-type="string" office:string-value="'997211043'" calcext:value-type="string">
            <text:p>'99721104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34993</text:p>
          </table:table-cell>
          <table:table-cell table:number-columns-repeated="2" table:style-name="ce17" office:value-type="string" calcext:value-type="string">
            <text:p>97226513072</text:p>
          </table:table-cell>
          <table:table-cell table:style-name="ce21" office:value-type="string" calcext:value-type="string">
            <text:p>04781897029</text:p>
          </table:table-cell>
          <table:table-cell table:style-name="ce35" office:value-type="string" calcext:value-type="string">
            <text:p>cadastro atualizado 2022 manter tem contrato em dia , outro tirar , pai e filh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781897029, 97226513072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8];&quot;'&quot;)" office:value-type="string" office:string-value="'04781897029'" calcext:value-type="string">
            <text:p>'0478189702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8];&quot;'&quot;)" office:value-type="string" office:string-value="'984234993'" calcext:value-type="string">
            <text:p>'9842349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8];&quot;'&quot;)" office:value-type="string" office:string-value="'04781897029'" calcext:value-type="string">
            <text:p>'0478189702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8];&quot;'&quot;)" office:value-type="string" office:string-value="'984234993'" calcext:value-type="string">
            <text:p>'9842349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95048</text:p>
          </table:table-cell>
          <table:table-cell table:style-name="ce17" office:value-type="string" calcext:value-type="string">
            <text:p>28772440082</text:p>
          </table:table-cell>
          <table:table-cell table:style-name="ce17" office:value-type="string" calcext:value-type="string">
            <text:p>95631240068</text:p>
          </table:table-cell>
          <table:table-cell table:style-name="ce22" office:value-type="string" calcext:value-type="string">
            <text:p>28772440082</text:p>
          </table:table-cell>
          <table:table-cell table:style-name="ce35" office:value-type="string" calcext:value-type="string">
            <text:p>cadastro atualizado e com contrato em aberto é do esposo, mas n° é da esposa que cadastro é de 2016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8772440082, 95631240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9];&quot;'&quot;)" office:value-type="string" office:string-value="'28772440082'" calcext:value-type="string">
            <text:p>'2877244008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9];&quot;'&quot;)" office:value-type="string" office:string-value="'999695048'" calcext:value-type="string">
            <text:p>'99969504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9];&quot;'&quot;)" office:value-type="string" office:string-value="'28772440082'" calcext:value-type="string">
            <text:p>'2877244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9];&quot;'&quot;)" office:value-type="string" office:string-value="'999695048'" calcext:value-type="string">
            <text:p>'99969504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89763</text:p>
          </table:table-cell>
          <table:table-cell table:number-columns-repeated="2" table:style-name="ce17" office:value-type="string" calcext:value-type="string">
            <text:p>06451521612</text:p>
          </table:table-cell>
          <table:table-cell table:style-name="ce21" office:value-type="string" calcext:value-type="string">
            <text:p>68290381034</text:p>
          </table:table-cell>
          <table:table-cell table:style-name="ce35" office:value-type="string" calcext:value-type="string">
            <text:p>cadastro atualizado 2022 e c/contrato em dia aberto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6451521612, 68290381034</text:p>
          </table:table-cell>
          <table:table-cell office:value-type="string" calcext:value-type="string">
            <text:p>DELTASUL 10 - SANTO ANGELO, DELTASUL 38 - PANAMB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0];&quot;'&quot;)" office:value-type="string" office:string-value="'68290381034'" calcext:value-type="string">
            <text:p>'6829038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0];&quot;'&quot;)" office:value-type="string" office:string-value="'999389763'" calcext:value-type="string">
            <text:p>'9993897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0];&quot;'&quot;)" office:value-type="string" office:string-value="'68290381034'" calcext:value-type="string">
            <text:p>'6829038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0];&quot;'&quot;)" office:value-type="string" office:string-value="'999389763'" calcext:value-type="string">
            <text:p>'9993897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463066</text:p>
          </table:table-cell>
          <table:table-cell table:number-columns-repeated="2" table:style-name="ce17" office:value-type="string" calcext:value-type="string">
            <text:p>79218741004</text:p>
          </table:table-cell>
          <table:table-cell table:style-name="ce21" office:value-type="string" calcext:value-type="string">
            <text:p>00507143094</text:p>
          </table:table-cell>
          <table:table-cell table:style-name="ce35" office:value-type="string" calcext:value-type="string">
            <text:p>são conjugues e quem tem contrato em aberto é o esposo, esposa sem compra cadastro imcomple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07143094, 7921874100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1];&quot;'&quot;)" office:value-type="string" office:string-value="'00507143094'" calcext:value-type="string">
            <text:p>'0050714309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1];&quot;'&quot;)" office:value-type="string" office:string-value="'984463066'" calcext:value-type="string">
            <text:p>'98446306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1];&quot;'&quot;)" office:value-type="string" office:string-value="'00507143094'" calcext:value-type="string">
            <text:p>'0050714309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1];&quot;'&quot;)" office:value-type="string" office:string-value="'984463066'" calcext:value-type="string">
            <text:p>'98446306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44413</text:p>
          </table:table-cell>
          <table:table-cell table:number-columns-repeated="2" table:style-name="ce17" office:value-type="string" calcext:value-type="string">
            <text:p>70266875068</text:p>
          </table:table-cell>
          <table:table-cell table:style-name="ce21" office:value-type="string" calcext:value-type="string">
            <text:p>39699900091</text:p>
          </table:table-cell>
          <table:table-cell table:style-name="ce35" office:value-type="string" calcext:value-type="string">
            <text:p>cadastro atualizado e com carne em aberto em dia e confirmei por lig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9699900091, 70266875068</text:p>
          </table:table-cell>
          <table:table-cell office:value-type="string" calcext:value-type="string">
            <text:p>DELTASUL 100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2];&quot;'&quot;)" office:value-type="string" office:string-value="'39699900091'" calcext:value-type="string">
            <text:p>'39699900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2];&quot;'&quot;)" office:value-type="string" office:string-value="'996044413'" calcext:value-type="string">
            <text:p>'9960444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2];&quot;'&quot;)" office:value-type="string" office:string-value="'39699900091'" calcext:value-type="string">
            <text:p>'39699900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2];&quot;'&quot;)" office:value-type="string" office:string-value="'996044413'" calcext:value-type="string">
            <text:p>'9960444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033311</text:p>
          </table:table-cell>
          <table:table-cell table:number-columns-repeated="2" table:style-name="ce17" office:value-type="string" calcext:value-type="string">
            <text:p>01631151096</text:p>
          </table:table-cell>
          <table:table-cell table:style-name="ce21" office:value-type="string" calcext:value-type="string">
            <text:p>00593562003</text:p>
          </table:table-cell>
          <table:table-cell table:style-name="ce35" office:value-type="string" calcext:value-type="string">
            <text:p>cadastro atualizado 2022 c/contrato em dia 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93562003, 01631151096</text:p>
          </table:table-cell>
          <table:table-cell office:value-type="string" calcext:value-type="string">
            <text:p>DELTASUL 14 - IJUI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3];&quot;'&quot;)" office:value-type="string" office:string-value="'00593562003'" calcext:value-type="string">
            <text:p>'0059356200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3];&quot;'&quot;)" office:value-type="string" office:string-value="'991033311'" calcext:value-type="string">
            <text:p>'9910333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3];&quot;'&quot;)" office:value-type="string" office:string-value="'00593562003'" calcext:value-type="string">
            <text:p>'005935620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3];&quot;'&quot;)" office:value-type="string" office:string-value="'991033311'" calcext:value-type="string">
            <text:p>'9910333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579314</text:p>
          </table:table-cell>
          <table:table-cell table:number-columns-repeated="2" table:style-name="ce17" office:value-type="string" calcext:value-type="string">
            <text:p>38804654953</text:p>
          </table:table-cell>
          <table:table-cell table:style-name="ce21" office:value-type="string" calcext:value-type="string">
            <text:p>03222028095</text:p>
          </table:table-cell>
          <table:table-cell table:style-name="ce35" office:value-type="string" calcext:value-type="string">
            <text:p>cadastro atualizado 2022 c/contrato em dia, outro desatualizado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222028095, 3880465495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4];&quot;'&quot;)" office:value-type="string" office:string-value="'03222028095'" calcext:value-type="string">
            <text:p>'0322202809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4];&quot;'&quot;)" office:value-type="string" office:string-value="'991579314'" calcext:value-type="string">
            <text:p>'9915793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4];&quot;'&quot;)" office:value-type="string" office:string-value="'03222028095'" calcext:value-type="string">
            <text:p>'0322202809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4];&quot;'&quot;)" office:value-type="string" office:string-value="'991579314'" calcext:value-type="string">
            <text:p>'9915793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76409</text:p>
          </table:table-cell>
          <table:table-cell table:style-name="ce17" office:value-type="string" calcext:value-type="string">
            <text:p>06355447091</text:p>
          </table:table-cell>
          <table:table-cell table:style-name="ce17" office:value-type="string" calcext:value-type="string">
            <text:p>02985038081</text:p>
          </table:table-cell>
          <table:table-cell table:style-name="ce22" office:value-type="string" calcext:value-type="string">
            <text:p>06355447091</text:p>
          </table:table-cell>
          <table:table-cell table:style-name="ce35" office:value-type="string" calcext:value-type="string">
            <text:p>Cadastro <text:s/>2021 confirmado pela chave pix, outro tem contrato em aberto 2017 mas é faleci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985038081, 06355447091</text:p>
          </table:table-cell>
          <table:table-cell office:value-type="string" calcext:value-type="string">
            <text:p>DELTASUL 92 - CACAPAV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5];&quot;'&quot;)" office:value-type="string" office:string-value="'06355447091'" calcext:value-type="string">
            <text:p>'06355447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5];&quot;'&quot;)" office:value-type="string" office:string-value="'999576409'" calcext:value-type="string">
            <text:p>'9995764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5];&quot;'&quot;)" office:value-type="string" office:string-value="'06355447091'" calcext:value-type="string">
            <text:p>'06355447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5];&quot;'&quot;)" office:value-type="string" office:string-value="'999576409'" calcext:value-type="string">
            <text:p>'9995764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1 <text:s text:c="2"/></text:p>
          </table:table-cell>
          <table:table-cell table:style-name="ce1" office:value-type="string" calcext:value-type="string">
            <text:p>997197434</text:p>
          </table:table-cell>
          <table:table-cell table:number-columns-repeated="2" table:style-name="ce17" office:value-type="string" calcext:value-type="string">
            <text:p>00979714052</text:p>
          </table:table-cell>
          <table:table-cell table:style-name="ce18" office:value-type="string" calcext:value-type="string">
            <text:p>41865141860</text:p>
          </table:table-cell>
          <table:table-cell table:style-name="ce35" office:value-type="string" calcext:value-type="string">
            <text:p>cadastro atualizado 2022, outro desatualizad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979714052, 41865141860</text:p>
          </table:table-cell>
          <table:table-cell office:value-type="string" calcext:value-type="string">
            <text:p>DELTASUL 10 - SANTO ANGELO, DELTASUL 153 - TAQUAR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6];&quot;'&quot;)" office:value-type="string" office:string-value="'41865141860'" calcext:value-type="string">
            <text:p>'4186514186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6];&quot;'&quot;)" office:value-type="string" office:string-value="'997197434'" calcext:value-type="string">
            <text:p>'9971974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6];&quot;'&quot;)" office:value-type="string" office:string-value="'41865141860'" calcext:value-type="string">
            <text:p>'418651418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6];&quot;'&quot;)" office:value-type="string" office:string-value="'997197434'" calcext:value-type="string">
            <text:p>'9971974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92737</text:p>
          </table:table-cell>
          <table:table-cell table:number-columns-repeated="2" table:style-name="ce17" office:value-type="string" calcext:value-type="string">
            <text:p>61569356068</text:p>
          </table:table-cell>
          <table:table-cell table:style-name="ce22" office:value-type="string" calcext:value-type="string">
            <text:p>02504836023</text:p>
          </table:table-cell>
          <table:table-cell table:style-name="ce35" office:value-type="string" calcext:value-type="string">
            <text:p>Cadastro 2020 confirmado via ligação, outro desatualizado mas com contrato tbm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04836023, 61569356068</text:p>
          </table:table-cell>
          <table:table-cell office:value-type="string" calcext:value-type="string">
            <text:p>DELTASUL 66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7];&quot;'&quot;)" office:value-type="string" office:string-value="'02504836023'" calcext:value-type="string">
            <text:p>'0250483602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7];&quot;'&quot;)" office:value-type="string" office:string-value="'999392737'" calcext:value-type="string">
            <text:p>'9993927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7];&quot;'&quot;)" office:value-type="string" office:string-value="'02504836023'" calcext:value-type="string">
            <text:p>'0250483602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7];&quot;'&quot;)" office:value-type="string" office:string-value="'999392737'" calcext:value-type="string">
            <text:p>'9993927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97066</text:p>
          </table:table-cell>
          <table:table-cell table:number-columns-repeated="2" table:style-name="ce17" office:value-type="string" calcext:value-type="string">
            <text:p>36428329034</text:p>
          </table:table-cell>
          <table:table-cell table:style-name="ce21" office:value-type="string" calcext:value-type="string">
            <text:p>01569965021</text:p>
          </table:table-cell>
          <table:table-cell table:style-name="ce35" office:value-type="string" calcext:value-type="string">
            <text:p>Cadastro 2022 manter clt falecida, outro desatualizado desde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569965021, 36428329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8];&quot;'&quot;)" office:value-type="string" office:string-value="'01569965021'" calcext:value-type="string">
            <text:p>'0156996502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8];&quot;'&quot;)" office:value-type="string" office:string-value="'999997066'" calcext:value-type="string">
            <text:p>'99999706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8];&quot;'&quot;)" office:value-type="string" office:string-value="'01569965021'" calcext:value-type="string">
            <text:p>'0156996502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8];&quot;'&quot;)" office:value-type="string" office:string-value="'999997066'" calcext:value-type="string">
            <text:p>'99999706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998970</text:p>
          </table:table-cell>
          <table:table-cell table:style-name="ce17" office:value-type="string" calcext:value-type="string">
            <text:p>61788392000</text:p>
          </table:table-cell>
          <table:table-cell table:style-name="ce17"/>
          <table:table-cell table:style-name="ce22" office:value-type="string" calcext:value-type="string">
            <text:p>55153518000,61788392000</text:p>
          </table:table-cell>
          <table:table-cell table:style-name="ce35" office:value-type="string" calcext:value-type="string">
            <text:p>ambos cadastros tem carne me aberto 2014 e 2020 cadastros bem desatualizados, não ser de nenhum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5153518000, 61788392000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9];&quot;'&quot;)" office:value-type="string" office:string-value="'55153518000,61788392000'" calcext:value-type="string">
            <text:p>'55153518000,61788392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9];&quot;'&quot;)" office:value-type="string" office:string-value="'991998970'" calcext:value-type="string">
            <text:p>'9919989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9];&quot;'&quot;)" office:value-type="string" office:string-value="'55153518000,61788392000'" calcext:value-type="string">
            <text:p>'55153518000,61788392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9];&quot;'&quot;)" office:value-type="string" office:string-value="'991998970'" calcext:value-type="string">
            <text:p>'9919989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63530</text:p>
          </table:table-cell>
          <table:table-cell table:number-columns-repeated="2" table:style-name="ce17" office:value-type="string" calcext:value-type="string">
            <text:p>33133662015</text:p>
          </table:table-cell>
          <table:table-cell table:style-name="ce21" office:value-type="string" calcext:value-type="string">
            <text:p>82493979087</text:p>
          </table:table-cell>
          <table:table-cell table:style-name="ce35" office:value-type="string" calcext:value-type="string">
            <text:p>não consegui comfirmar nem por whats, ligação, mantive o mais atual 2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133662015, 82493979087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0];&quot;'&quot;)" office:value-type="string" office:string-value="'82493979087'" calcext:value-type="string">
            <text:p>'82493979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0];&quot;'&quot;)" office:value-type="string" office:string-value="'996063530'" calcext:value-type="string">
            <text:p>'9960635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0];&quot;'&quot;)" office:value-type="string" office:string-value="'82493979087'" calcext:value-type="string">
            <text:p>'8249397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0];&quot;'&quot;)" office:value-type="string" office:string-value="'996063530'" calcext:value-type="string">
            <text:p>'9960635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82367</text:p>
          </table:table-cell>
          <table:table-cell table:number-columns-repeated="2" table:style-name="ce17" office:value-type="string" calcext:value-type="string">
            <text:p>03188555008</text:p>
          </table:table-cell>
          <table:table-cell table:style-name="ce21" office:value-type="string" calcext:value-type="string">
            <text:p>04804211020</text:p>
          </table:table-cell>
          <table:table-cell table:style-name="ce35" office:value-type="string" calcext:value-type="string">
            <text:p>ambos cadastros desatualizado 2018, s/ctt lig, n tem whats, pele cadastro ser do c/contrato em aberto, eram cjg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188555008, 04804211020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1];&quot;'&quot;)" office:value-type="string" office:string-value="'04804211020'" calcext:value-type="string">
            <text:p>'04804211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1];&quot;'&quot;)" office:value-type="string" office:string-value="'996082367'" calcext:value-type="string">
            <text:p>'9960823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1];&quot;'&quot;)" office:value-type="string" office:string-value="'04804211020'" calcext:value-type="string">
            <text:p>'04804211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1];&quot;'&quot;)" office:value-type="string" office:string-value="'996082367'" calcext:value-type="string">
            <text:p>'9960823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67507</text:p>
          </table:table-cell>
          <table:table-cell table:number-columns-repeated="2" table:style-name="ce17" office:value-type="string" calcext:value-type="string">
            <text:p>00466292031</text:p>
          </table:table-cell>
          <table:table-cell table:style-name="ce21" office:value-type="string" calcext:value-type="string">
            <text:p>35934042068</text:p>
          </table:table-cell>
          <table:table-cell table:style-name="ce35" office:value-type="string" calcext:value-type="string">
            <text:p>contrato atualizado 2022 confirmei pela chave pix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466292031, 35934042068</text:p>
          </table:table-cell>
          <table:table-cell office:value-type="string" calcext:value-type="string">
            <text:p>DELTASUL 10 - SANTO ANGELO, DELTASUL 139 - SAO BORJ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2];&quot;'&quot;)" office:value-type="string" office:string-value="'35934042068'" calcext:value-type="string">
            <text:p>'35934042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2];&quot;'&quot;)" office:value-type="string" office:string-value="'999367507'" calcext:value-type="string">
            <text:p>'9993675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2];&quot;'&quot;)" office:value-type="string" office:string-value="'35934042068'" calcext:value-type="string">
            <text:p>'35934042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2];&quot;'&quot;)" office:value-type="string" office:string-value="'999367507'" calcext:value-type="string">
            <text:p>'9993675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09950</text:p>
          </table:table-cell>
          <table:table-cell table:number-columns-repeated="2" table:style-name="ce17" office:value-type="string" calcext:value-type="string">
            <text:p>04461025047</text:p>
          </table:table-cell>
          <table:table-cell table:style-name="ce21" office:value-type="string" calcext:value-type="string">
            <text:p>03331581054</text:p>
          </table:table-cell>
          <table:table-cell table:style-name="ce35" office:value-type="string" calcext:value-type="string">
            <text:p>contrato atualizado 2022 c/contrato em aberto e em dia, outro desatualizado e s/contra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331581054, 04461025047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3];&quot;'&quot;)" office:value-type="string" office:string-value="'03331581054'" calcext:value-type="string">
            <text:p>'0333158105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3];&quot;'&quot;)" office:value-type="string" office:string-value="'997209950'" calcext:value-type="string">
            <text:p>'9972099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3];&quot;'&quot;)" office:value-type="string" office:string-value="'03331581054'" calcext:value-type="string">
            <text:p>'033315810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3];&quot;'&quot;)" office:value-type="string" office:string-value="'997209950'" calcext:value-type="string">
            <text:p>'9972099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96797</text:p>
          </table:table-cell>
          <table:table-cell table:number-columns-repeated="2" table:style-name="ce17" office:value-type="string" calcext:value-type="string">
            <text:p>82537380053</text:p>
          </table:table-cell>
          <table:table-cell table:style-name="ce21" office:value-type="string" calcext:value-type="string">
            <text:p>02752304064</text:p>
          </table:table-cell>
          <table:table-cell table:style-name="ce35" office:value-type="string" calcext:value-type="string">
            <text:p>contrato atualizado 2022 c/contrato em aberto e em dia, outro desatualizado e s/contra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52304064, 82537380053</text:p>
          </table:table-cell>
          <table:table-cell office:value-type="string" calcext:value-type="string">
            <text:p>DELTASUL 134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4];&quot;'&quot;)" office:value-type="string" office:string-value="'02752304064'" calcext:value-type="string">
            <text:p>'0275230406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4];&quot;'&quot;)" office:value-type="string" office:string-value="'996396797'" calcext:value-type="string">
            <text:p>'9963967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4];&quot;'&quot;)" office:value-type="string" office:string-value="'02752304064'" calcext:value-type="string">
            <text:p>'0275230406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4];&quot;'&quot;)" office:value-type="string" office:string-value="'996396797'" calcext:value-type="string">
            <text:p>'99639679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33645</text:p>
          </table:table-cell>
          <table:table-cell table:style-name="ce17" office:value-type="string" calcext:value-type="string">
            <text:p>00353636061</text:p>
          </table:table-cell>
          <table:table-cell table:style-name="ce17"/>
          <table:table-cell table:style-name="ce22" office:value-type="string" calcext:value-type="string">
            <text:p>00353636061,23459255072</text:p>
          </table:table-cell>
          <table:table-cell table:style-name="ce35" office:value-type="string" calcext:value-type="string">
            <text:p>são pai e filha, cadastros bem desatualizados, conferi whats e ser de menin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353636061, 23459255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5];&quot;'&quot;)" office:value-type="string" office:string-value="'00353636061,23459255072'" calcext:value-type="string">
            <text:p>'00353636061,23459255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5];&quot;'&quot;)" office:value-type="string" office:string-value="'999433645'" calcext:value-type="string">
            <text:p>'9994336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5];&quot;'&quot;)" office:value-type="string" office:string-value="'00353636061,23459255072'" calcext:value-type="string">
            <text:p>'00353636061,23459255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5];&quot;'&quot;)" office:value-type="string" office:string-value="'999433645'" calcext:value-type="string">
            <text:p>'9994336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85060</text:p>
          </table:table-cell>
          <table:table-cell office:value-type="float" office:value="20853661049" calcext:value-type="float">
            <text:p>20853661049</text:p>
          </table:table-cell>
          <table:table-cell office:value-type="float" office:value="88653340025" calcext:value-type="float">
            <text:p>88653340025</text:p>
          </table:table-cell>
          <table:table-cell table:style-name="ce22" office:value-type="float" office:value="20853661049" calcext:value-type="float">
            <text:p>20853661049</text:p>
          </table:table-cell>
          <table:table-cell table:style-name="ce36" office:value-type="string" calcext:value-type="string">
            <text:p>conjugues, mas cel esposa confirmei por chave pix cadastro 2020, ele tem contrato em dia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0853661049, 88653340025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6];&quot;'&quot;)" office:value-type="string" office:string-value="'20853661049'" calcext:value-type="string">
            <text:p>'20853661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6];&quot;'&quot;)" office:value-type="string" office:string-value="'999885060'" calcext:value-type="string">
            <text:p>'9998850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6];&quot;'&quot;)" office:value-type="string" office:string-value="'20853661049'" calcext:value-type="string">
            <text:p>'2085366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6];&quot;'&quot;)" office:value-type="string" office:string-value="'999885060'" calcext:value-type="string">
            <text:p>'9998850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338227</text:p>
          </table:table-cell>
          <table:table-cell table:style-name="ce17" office:value-type="string" calcext:value-type="string">
            <text:p>42506417087</text:p>
          </table:table-cell>
          <table:table-cell table:style-name="ce17"/>
          <table:table-cell table:style-name="ce22" office:value-type="string" calcext:value-type="string">
            <text:p>42506417087/<text:span text:style-name="T1">02590276001</text:span></text:p>
          </table:table-cell>
          <table:table-cell table:style-name="ce35" office:value-type="string" calcext:value-type="string">
            <text:p>tirar ambos <text:s/>um c/contrato em aberto outro não, pois n tem pix, whats e só chama e ninguém atend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90276001, 42506417087</text:p>
          </table:table-cell>
          <table:table-cell office:value-type="string" calcext:value-type="string">
            <text:p>DELTASUL 160 - SAO BORJ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7];&quot;'&quot;)" office:value-type="string" office:string-value="'42506417087/02590276001'" calcext:value-type="string">
            <text:p>'42506417087/0259027600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7];&quot;'&quot;)" office:value-type="string" office:string-value="'984338227'" calcext:value-type="string">
            <text:p>'9843382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7];&quot;'&quot;)" office:value-type="string" office:string-value="'42506417087/02590276001'" calcext:value-type="string">
            <text:p>'42506417087/02590276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7];&quot;'&quot;)" office:value-type="string" office:string-value="'984338227'" calcext:value-type="string">
            <text:p>'9843382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69673</text:p>
          </table:table-cell>
          <table:table-cell table:number-columns-repeated="2" table:style-name="ce17" office:value-type="string" calcext:value-type="string">
            <text:p>45947732068</text:p>
          </table:table-cell>
          <table:table-cell table:style-name="ce21" office:value-type="string" calcext:value-type="string">
            <text:p>04450279085</text:p>
          </table:table-cell>
          <table:table-cell table:style-name="ce35" office:value-type="string" calcext:value-type="string">
            <text:p>conjugues, cadastro atualizado 2022 esposo, esposa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450279085, 45947732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8];&quot;'&quot;)" office:value-type="string" office:string-value="'04450279085'" calcext:value-type="string">
            <text:p>'0445027908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8];&quot;'&quot;)" office:value-type="string" office:string-value="'996769673'" calcext:value-type="string">
            <text:p>'9967696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8];&quot;'&quot;)" office:value-type="string" office:string-value="'04450279085'" calcext:value-type="string">
            <text:p>'0445027908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8];&quot;'&quot;)" office:value-type="string" office:string-value="'996769673'" calcext:value-type="string">
            <text:p>'9967696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026027</text:p>
          </table:table-cell>
          <table:table-cell table:style-name="ce17" office:value-type="string" calcext:value-type="string">
            <text:p>03976381080</text:p>
          </table:table-cell>
          <table:table-cell table:style-name="ce17" office:value-type="string" calcext:value-type="string">
            <text:p>04014240061</text:p>
          </table:table-cell>
          <table:table-cell table:style-name="ce22" office:value-type="string" calcext:value-type="string">
            <text:p>03976381080</text:p>
          </table:table-cell>
          <table:table-cell table:style-name="ce35" office:value-type="string" calcext:value-type="string">
            <text:p>são conjugues, cadastro dele confirmado por chave pix, dela desatualizado e c/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976381080, 0401424006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9];&quot;'&quot;)" office:value-type="string" office:string-value="'03976381080'" calcext:value-type="string">
            <text:p>'03976381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9];&quot;'&quot;)" office:value-type="string" office:string-value="'984026027'" calcext:value-type="string">
            <text:p>'9840260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9];&quot;'&quot;)" office:value-type="string" office:string-value="'03976381080'" calcext:value-type="string">
            <text:p>'03976381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9];&quot;'&quot;)" office:value-type="string" office:string-value="'984026027'" calcext:value-type="string">
            <text:p>'9840260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58320</text:p>
          </table:table-cell>
          <table:table-cell table:number-columns-repeated="2" table:style-name="ce17" office:value-type="string" calcext:value-type="string">
            <text:p>04015478096</text:p>
          </table:table-cell>
          <table:table-cell table:style-name="ce21" office:value-type="string" calcext:value-type="string">
            <text:p>02734360071</text:p>
          </table:table-cell>
          <table:table-cell table:style-name="ce35" office:value-type="string" calcext:value-type="string">
            <text:p>Cadastro 2020 manter pois tem contrato em aberto, outro 2020 só compra avisa 2019, n consegui lig. n tem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34360071, 04015478096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0];&quot;'&quot;)" office:value-type="string" office:string-value="'02734360071'" calcext:value-type="string">
            <text:p>'0273436007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0];&quot;'&quot;)" office:value-type="string" office:string-value="'984158320'" calcext:value-type="string">
            <text:p>'9841583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0];&quot;'&quot;)" office:value-type="string" office:string-value="'02734360071'" calcext:value-type="string">
            <text:p>'0273436007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0];&quot;'&quot;)" office:value-type="string" office:string-value="'984158320'" calcext:value-type="string">
            <text:p>'9841583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96907</text:p>
          </table:table-cell>
          <table:table-cell table:style-name="ce17" office:value-type="string" calcext:value-type="string">
            <text:p>82809100004</text:p>
          </table:table-cell>
          <table:table-cell table:style-name="ce17" office:value-type="string" calcext:value-type="string">
            <text:p>40665798091</text:p>
          </table:table-cell>
          <table:table-cell table:style-name="ce22" office:value-type="string" calcext:value-type="string">
            <text:p>82809100004</text:p>
          </table:table-cell>
          <table:table-cell table:style-name="ce35" office:value-type="string" calcext:value-type="string">
            <text:p>conjugues, cadastro dele manter, esposa é o outro e tem carne em dia e aberto , confirmado pelo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0665798091, 8280910000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1];&quot;'&quot;)" office:value-type="string" office:string-value="'82809100004'" calcext:value-type="string">
            <text:p>'82809100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1];&quot;'&quot;)" office:value-type="string" office:string-value="'999096907'" calcext:value-type="string">
            <text:p>'9990969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1];&quot;'&quot;)" office:value-type="string" office:string-value="'82809100004'" calcext:value-type="string">
            <text:p>'82809100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1];&quot;'&quot;)" office:value-type="string" office:string-value="'999096907'" calcext:value-type="string">
            <text:p>'9990969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03981</text:p>
          </table:table-cell>
          <table:table-cell table:style-name="ce17" office:value-type="string" calcext:value-type="string">
            <text:p>00596511051</text:p>
          </table:table-cell>
          <table:table-cell table:style-name="ce17"/>
          <table:table-cell table:style-name="ce29" office:value-type="string" calcext:value-type="string">
            <text:p>00596511051/<text:span text:style-name="T2">01650385005</text:span></text:p>
          </table:table-cell>
          <table:table-cell table:style-name="ce35" office:value-type="string" calcext:value-type="string">
            <text:p>cadastros desatualizados, um tem contrato outro não porem cel n ser de nenhum tem só whats e é de sra que atende mas ao me idenf. Não respond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96511051, 01650385005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2];&quot;'&quot;)" office:value-type="string" office:string-value="'00596511051/01650385005'" calcext:value-type="string">
            <text:p>'00596511051/0165038500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2];&quot;'&quot;)" office:value-type="string" office:string-value="'999103981'" calcext:value-type="string">
            <text:p>'99910398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2];&quot;'&quot;)" office:value-type="string" office:string-value="'00596511051/01650385005'" calcext:value-type="string">
            <text:p>'00596511051/01650385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2];&quot;'&quot;)" office:value-type="string" office:string-value="'999103981'" calcext:value-type="string">
            <text:p>'99910398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24815</text:p>
          </table:table-cell>
          <table:table-cell table:style-name="ce17" office:value-type="string" calcext:value-type="string">
            <text:p>63381915053</text:p>
          </table:table-cell>
          <table:table-cell table:style-name="ce17"/>
          <table:table-cell table:style-name="ce22" office:value-type="string" calcext:value-type="string">
            <text:p>63381915053/<text:span text:style-name="T2">01139513028</text:span></text:p>
          </table:table-cell>
          <table:table-cell table:style-name="ce35" office:value-type="string" calcext:value-type="string">
            <text:p>cadastros desatualizados mae e filha, entrei em ctt e não ser de nenhuma, uma tem contrato em aberto, outra na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139513028, 63381915053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3];&quot;'&quot;)" office:value-type="string" office:string-value="'63381915053/01139513028'" calcext:value-type="string">
            <text:p>'63381915053/0113951302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3];&quot;'&quot;)" office:value-type="string" office:string-value="'996424815'" calcext:value-type="string">
            <text:p>'99642481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3];&quot;'&quot;)" office:value-type="string" office:string-value="'63381915053/01139513028'" calcext:value-type="string">
            <text:p>'63381915053/0113951302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3];&quot;'&quot;)" office:value-type="string" office:string-value="'996424815'" calcext:value-type="string">
            <text:p>'99642481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25418</text:p>
          </table:table-cell>
          <table:table-cell table:number-columns-repeated="2" table:style-name="ce17" office:value-type="string" calcext:value-type="string">
            <text:p>27549950059</text:p>
          </table:table-cell>
          <table:table-cell table:style-name="ce21" office:value-type="string" calcext:value-type="string">
            <text:p>90329660063</text:p>
          </table:table-cell>
          <table:table-cell table:style-name="ce35" office:value-type="string" calcext:value-type="string">
            <text:p>conjugues, cadastros desatualizados desde 2020, manter esposa pois tem contrato em aberto, n consegui confirmar whats e nem lig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549950059, 9032966006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4];&quot;'&quot;)" office:value-type="string" office:string-value="'90329660063'" calcext:value-type="string">
            <text:p>'9032966006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4];&quot;'&quot;)" office:value-type="string" office:string-value="'999825418'" calcext:value-type="string">
            <text:p>'9998254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4];&quot;'&quot;)" office:value-type="string" office:string-value="'90329660063'" calcext:value-type="string">
            <text:p>'9032966006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4];&quot;'&quot;)" office:value-type="string" office:string-value="'999825418'" calcext:value-type="string">
            <text:p>'9998254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30871</text:p>
          </table:table-cell>
          <table:table-cell table:style-name="ce17" office:value-type="string" calcext:value-type="string">
            <text:p>23464682072</text:p>
          </table:table-cell>
          <table:table-cell table:style-name="ce17" office:value-type="string" calcext:value-type="string">
            <text:p>02745084003</text:p>
          </table:table-cell>
          <table:table-cell table:style-name="ce22" office:value-type="string" calcext:value-type="string">
            <text:p>23464682072</text:p>
          </table:table-cell>
          <table:table-cell table:style-name="ce35" office:value-type="string" calcext:value-type="string">
            <text:p>Cadastro 2020 manter pois confirmei chave pix, outro tem contrato em aberto mas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45084003, 23464682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5];&quot;'&quot;)" office:value-type="string" office:string-value="'23464682072'" calcext:value-type="string">
            <text:p>'23464682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5];&quot;'&quot;)" office:value-type="string" office:string-value="'999230871'" calcext:value-type="string">
            <text:p>'99923087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5];&quot;'&quot;)" office:value-type="string" office:string-value="'23464682072'" calcext:value-type="string">
            <text:p>'23464682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5];&quot;'&quot;)" office:value-type="string" office:string-value="'999230871'" calcext:value-type="string">
            <text:p>'99923087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611028</text:p>
          </table:table-cell>
          <table:table-cell table:style-name="ce17" office:value-type="string" calcext:value-type="string">
            <text:p>88509885087</text:p>
          </table:table-cell>
          <table:table-cell table:style-name="ce17"/>
          <table:table-cell table:style-name="ce22" office:value-type="string" calcext:value-type="string">
            <text:p>02204771082/88509885087</text:p>
          </table:table-cell>
          <table:table-cell table:style-name="ce37" office:value-type="string" calcext:value-type="string">
            <text:p>cadastros <text:s/>seriam de ex sogra e nora, cel nos cadastro seria de filho e ex esposo, confirmei por ligaçã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04771082, 88509885087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6];&quot;'&quot;)" office:value-type="string" office:string-value="'02204771082/88509885087'" calcext:value-type="string">
            <text:p>'02204771082/88509885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6];&quot;'&quot;)" office:value-type="string" office:string-value="'991611028'" calcext:value-type="string">
            <text:p>'9916110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6];&quot;'&quot;)" office:value-type="string" office:string-value="'02204771082/88509885087'" calcext:value-type="string">
            <text:p>'02204771082/88509885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6];&quot;'&quot;)" office:value-type="string" office:string-value="'991611028'" calcext:value-type="string">
            <text:p>'99161102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549924</text:p>
          </table:table-cell>
          <table:table-cell office:value-type="string" calcext:value-type="string">
            <text:p>00663733014</text:p>
          </table:table-cell>
          <table:table-cell office:value-type="float" office:value="15214087004" calcext:value-type="float">
            <text:p>15214087004</text:p>
          </table:table-cell>
          <table:table-cell table:style-name="ce22" office:value-type="string" calcext:value-type="string">
            <text:p>00663733014</text:p>
          </table:table-cell>
          <table:table-cell table:style-name="ce36" office:value-type="string" calcext:value-type="string">
            <text:p>cadastro atualizado 2022 c/contrato em dia manter , outro desatualizado e c/contrato em aberto 2018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663733014, 15214087004</text:p>
          </table:table-cell>
          <table:table-cell office:value-type="string" calcext:value-type="string">
            <text:p>DELTASUL 10 - SANTO ANGELO, DELTASUL 139 - SAO BORJ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7];&quot;'&quot;)" office:value-type="string" office:string-value="'00663733014'" calcext:value-type="string">
            <text:p>'0066373301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7];&quot;'&quot;)" office:value-type="string" office:string-value="'991549924'" calcext:value-type="string">
            <text:p>'9915499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7];&quot;'&quot;)" office:value-type="string" office:string-value="'00663733014'" calcext:value-type="string">
            <text:p>'0066373301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7];&quot;'&quot;)" office:value-type="string" office:string-value="'991549924'" calcext:value-type="string">
            <text:p>'99154992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11617</text:p>
          </table:table-cell>
          <table:table-cell table:style-name="ce17" office:value-type="string" calcext:value-type="string">
            <text:p>85753238068</text:p>
          </table:table-cell>
          <table:table-cell table:style-name="ce17"/>
          <table:table-cell table:style-name="ce22" office:value-type="string" calcext:value-type="string">
            <text:p>00787189022/85753238068</text:p>
          </table:table-cell>
          <table:table-cell table:style-name="ce35" office:value-type="string" calcext:value-type="string">
            <text:p>ambos cadastros desatualizados tirar dos dois pois confirmei chave pix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787189022, 85753238068</text:p>
          </table:table-cell>
          <table:table-cell office:value-type="string" calcext:value-type="string">
            <text:p>DELTASUL 66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8];&quot;'&quot;)" office:value-type="string" office:string-value="'00787189022/85753238068'" calcext:value-type="string">
            <text:p>'00787189022/85753238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8];&quot;'&quot;)" office:value-type="string" office:string-value="'999511617'" calcext:value-type="string">
            <text:p>'9995116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8];&quot;'&quot;)" office:value-type="string" office:string-value="'00787189022/85753238068'" calcext:value-type="string">
            <text:p>'00787189022/8575323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8];&quot;'&quot;)" office:value-type="string" office:string-value="'999511617'" calcext:value-type="string">
            <text:p>'9995116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3582</text:p>
          </table:table-cell>
          <table:table-cell table:number-columns-repeated="2" table:style-name="ce17" office:value-type="string" calcext:value-type="string">
            <text:p>35542047068</text:p>
          </table:table-cell>
          <table:table-cell table:style-name="ce21" office:value-type="string" calcext:value-type="string">
            <text:p>30962501034</text:p>
          </table:table-cell>
          <table:table-cell table:style-name="ce35" office:value-type="string" calcext:value-type="string">
            <text:p>conjugues, cadastro esposa 2022 c/contrato em dia aberto CONFIRMEI PELA AG CADASTRO, tirar esposo sem contra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0962501034, 35542047068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9];&quot;'&quot;)" office:value-type="string" office:string-value="'30962501034'" calcext:value-type="string">
            <text:p>'3096250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9];&quot;'&quot;)" office:value-type="string" office:string-value="'999963582'" calcext:value-type="string">
            <text:p>'9999635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9];&quot;'&quot;)" office:value-type="string" office:string-value="'30962501034'" calcext:value-type="string">
            <text:p>'3096250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9];&quot;'&quot;)" office:value-type="string" office:string-value="'999963582'" calcext:value-type="string">
            <text:p>'9999635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87414</text:p>
          </table:table-cell>
          <table:table-cell table:number-columns-repeated="2" table:style-name="ce17" office:value-type="string" calcext:value-type="string">
            <text:p>81507488068</text:p>
          </table:table-cell>
          <table:table-cell table:style-name="ce21" office:value-type="string" calcext:value-type="string">
            <text:p>01975747003</text:p>
          </table:table-cell>
          <table:table-cell table:style-name="ce35" office:value-type="string" calcext:value-type="string">
            <text:p>cadastro atualizado 2022 c/contrato em dia , outro desatualizado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975747003, 81507488068</text:p>
          </table:table-cell>
          <table:table-cell office:value-type="string" calcext:value-type="string">
            <text:p>DELTASUL 104 - PALMEIRA DAS MISSOES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0];&quot;'&quot;)" office:value-type="string" office:string-value="'01975747003'" calcext:value-type="string">
            <text:p>'0197574700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0];&quot;'&quot;)" office:value-type="string" office:string-value="'996587414'" calcext:value-type="string">
            <text:p>'996587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0];&quot;'&quot;)" office:value-type="string" office:string-value="'01975747003'" calcext:value-type="string">
            <text:p>'019757470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0];&quot;'&quot;)" office:value-type="string" office:string-value="'996587414'" calcext:value-type="string">
            <text:p>'9965874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032874</text:p>
          </table:table-cell>
          <table:table-cell table:number-columns-repeated="2" table:style-name="ce17" office:value-type="string" calcext:value-type="string">
            <text:p>57433615253</text:p>
          </table:table-cell>
          <table:table-cell table:style-name="ce21" office:value-type="string" calcext:value-type="string">
            <text:p>23305673087</text:p>
          </table:table-cell>
          <table:table-cell table:style-name="ce35" office:value-type="string" calcext:value-type="string">
            <text:p>pai e filho, manter no atualizado que é filho q tem contrato em dia aberto, pai faz só compras avista n atualizado desde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3305673087, 5743361525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1];&quot;'&quot;)" office:value-type="string" office:string-value="'23305673087'" calcext:value-type="string">
            <text:p>'23305673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1];&quot;'&quot;)" office:value-type="string" office:string-value="'991032874'" calcext:value-type="string">
            <text:p>'9910328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1];&quot;'&quot;)" office:value-type="string" office:string-value="'23305673087'" calcext:value-type="string">
            <text:p>'2330567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1];&quot;'&quot;)" office:value-type="string" office:string-value="'991032874'" calcext:value-type="string">
            <text:p>'9910328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61545</text:p>
          </table:table-cell>
          <table:table-cell table:style-name="ce17" office:value-type="string" calcext:value-type="string">
            <text:p>95275550006</text:p>
          </table:table-cell>
          <table:table-cell table:style-name="ce17" office:value-type="string" calcext:value-type="string">
            <text:p>36519510068</text:p>
          </table:table-cell>
          <table:table-cell table:style-name="ce22" office:value-type="string" calcext:value-type="string">
            <text:p>95275550006</text:p>
          </table:table-cell>
          <table:table-cell table:style-name="ce35" office:value-type="string" calcext:value-type="string">
            <text:p>conjugues, tirar do cadastro que tem carne em dia, e deixar no da esposa que não tem contrato , confirmado ag esposo que ela atende sempr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6519510068, 95275550006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2];&quot;'&quot;)" office:value-type="string" office:string-value="'95275550006'" calcext:value-type="string">
            <text:p>'95275550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2];&quot;'&quot;)" office:value-type="string" office:string-value="'996761545'" calcext:value-type="string">
            <text:p>'9967615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2];&quot;'&quot;)" office:value-type="string" office:string-value="'95275550006'" calcext:value-type="string">
            <text:p>'9527555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2];&quot;'&quot;)" office:value-type="string" office:string-value="'996761545'" calcext:value-type="string">
            <text:p>'9967615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42152</text:p>
          </table:table-cell>
          <table:table-cell table:number-columns-repeated="2" table:style-name="ce17" office:value-type="string" calcext:value-type="string">
            <text:p>02368948031</text:p>
          </table:table-cell>
          <table:table-cell table:style-name="ce21" office:value-type="string" calcext:value-type="string">
            <text:p>02289942090</text:p>
          </table:table-cell>
          <table:table-cell table:style-name="ce35" office:value-type="string" calcext:value-type="string">
            <text:p>cadastro atualizado c/contrato em dia aberto manter e outro desatualizado 2014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89942090, 0236894803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3];&quot;'&quot;)" office:value-type="string" office:string-value="'02289942090'" calcext:value-type="string">
            <text:p>'0228994209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3];&quot;'&quot;)" office:value-type="string" office:string-value="'999642152'" calcext:value-type="string">
            <text:p>'9996421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3];&quot;'&quot;)" office:value-type="string" office:string-value="'02289942090'" calcext:value-type="string">
            <text:p>'02289942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3];&quot;'&quot;)" office:value-type="string" office:string-value="'999642152'" calcext:value-type="string">
            <text:p>'9996421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183334</text:p>
          </table:table-cell>
          <table:table-cell table:number-columns-repeated="2" table:style-name="ce17" office:value-type="string" calcext:value-type="string">
            <text:p>64793729053</text:p>
          </table:table-cell>
          <table:table-cell table:style-name="ce21" office:value-type="string" calcext:value-type="string">
            <text:p>'01131886097</text:p>
          </table:table-cell>
          <table:table-cell table:style-name="ce35" office:value-type="string" calcext:value-type="string">
            <text:p>manter cadastro 2022 c/contrato em dia aberto , outro desatualizado desde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131886097, 64793729053</text:p>
          </table:table-cell>
          <table:table-cell office:value-type="string" calcext:value-type="string">
            <text:p>DELTASUL 95 - CAPAO DA CANO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4];&quot;'&quot;)" office:value-type="string" office:string-value="''01131886097'" calcext:value-type="string">
            <text:p>''01131886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4];&quot;'&quot;)" office:value-type="string" office:string-value="'981183334'" calcext:value-type="string">
            <text:p>'9811833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4];&quot;'&quot;)" office:value-type="string" office:string-value="''01131886097'" calcext:value-type="string">
            <text:p>''01131886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4];&quot;'&quot;)" office:value-type="string" office:string-value="'981183334'" calcext:value-type="string">
            <text:p>'9811833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88526</text:p>
          </table:table-cell>
          <table:table-cell table:number-columns-repeated="2" table:style-name="ce17" office:value-type="string" calcext:value-type="string">
            <text:p>91349265004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manter cadastro c/carne em aberto em dia, tirar de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8888888020, 91349265004</text:p>
          </table:table-cell>
          <table:table-cell office:value-type="string" calcext:value-type="string">
            <text:p>DELTASUL 102 - QUARAI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5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5];&quot;'&quot;)" office:value-type="string" office:string-value="'997188526'" calcext:value-type="string">
            <text:p>'9971885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5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5];&quot;'&quot;)" office:value-type="string" office:string-value="'997188526'" calcext:value-type="string">
            <text:p>'9971885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40459</text:p>
          </table:table-cell>
          <table:table-cell table:number-columns-repeated="2" table:style-name="ce17" office:value-type="string" calcext:value-type="string">
            <text:p>33092834020</text:p>
          </table:table-cell>
          <table:table-cell table:style-name="ce21" office:value-type="string" calcext:value-type="string">
            <text:p>32307314091</text:p>
          </table:table-cell>
          <table:table-cell table:style-name="ce35" office:value-type="string" calcext:value-type="string">
            <text:p>manter cadastro que tem carne em dia em aberto, outro desatualizado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2307314091, 33092834020</text:p>
          </table:table-cell>
          <table:table-cell office:value-type="string" calcext:value-type="string">
            <text:p>DELTASUL 56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6];&quot;'&quot;)" office:value-type="string" office:string-value="'32307314091'" calcext:value-type="string">
            <text:p>'32307314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6];&quot;'&quot;)" office:value-type="string" office:string-value="'999540459'" calcext:value-type="string">
            <text:p>'9995404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6];&quot;'&quot;)" office:value-type="string" office:string-value="'32307314091'" calcext:value-type="string">
            <text:p>'32307314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6];&quot;'&quot;)" office:value-type="string" office:string-value="'999540459'" calcext:value-type="string">
            <text:p>'9995404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53472</text:p>
          </table:table-cell>
          <table:table-cell table:number-columns-repeated="2" table:style-name="ce17" office:value-type="string" calcext:value-type="string">
            <text:p>73790826049</text:p>
          </table:table-cell>
          <table:table-cell table:style-name="ce21" office:value-type="string" calcext:value-type="string">
            <text:p>64732673015</text:p>
          </table:table-cell>
          <table:table-cell table:style-name="ce35" office:value-type="string" calcext:value-type="string">
            <text:p>manter cadastro 2022 c/contrato em dia aberto , outro desatualizado desde 2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4732673015, 73790826049</text:p>
          </table:table-cell>
          <table:table-cell office:value-type="string" calcext:value-type="string">
            <text:p>DELTASUL 78 - ROSARIO DO SUL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7];&quot;'&quot;)" office:value-type="string" office:string-value="'64732673015'" calcext:value-type="string">
            <text:p>'64732673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7];&quot;'&quot;)" office:value-type="string" office:string-value="'996553472'" calcext:value-type="string">
            <text:p>'9965534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7];&quot;'&quot;)" office:value-type="string" office:string-value="'64732673015'" calcext:value-type="string">
            <text:p>'64732673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7];&quot;'&quot;)" office:value-type="string" office:string-value="'996553472'" calcext:value-type="string">
            <text:p>'99655347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91635</text:p>
          </table:table-cell>
          <table:table-cell table:number-columns-repeated="2" table:style-name="ce17" office:value-type="string" calcext:value-type="string">
            <text:p>39450627053</text:p>
          </table:table-cell>
          <table:table-cell table:style-name="ce21" office:value-type="string" calcext:value-type="string">
            <text:p>88933849068</text:p>
          </table:table-cell>
          <table:table-cell table:style-name="ce35" office:value-type="string" calcext:value-type="string">
            <text:p>manter cadastro 2022 c/contrato em dia aberto , outro desatualizado desde 200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9450627053, 88933849068</text:p>
          </table:table-cell>
          <table:table-cell office:value-type="string" calcext:value-type="string">
            <text:p>DELTASUL 10 - SANTO ANGELO, DELTASUL 111 - SAO LOURENCO DO SU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8];&quot;'&quot;)" office:value-type="string" office:string-value="'88933849068'" calcext:value-type="string">
            <text:p>'8893384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8];&quot;'&quot;)" office:value-type="string" office:string-value="'999891635'" calcext:value-type="string">
            <text:p>'99989163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8];&quot;'&quot;)" office:value-type="string" office:string-value="'88933849068'" calcext:value-type="string">
            <text:p>'8893384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8];&quot;'&quot;)" office:value-type="string" office:string-value="'999891635'" calcext:value-type="string">
            <text:p>'99989163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661170</text:p>
          </table:table-cell>
          <table:table-cell table:style-name="ce17" office:value-type="string" calcext:value-type="string">
            <text:p>95006524049</text:p>
          </table:table-cell>
          <table:table-cell table:style-name="ce17"/>
          <table:table-cell table:style-name="ce22" office:value-type="string" calcext:value-type="string">
            <text:p>95006524049/<text:span text:style-name="T1">01938123042</text:span></text:p>
          </table:table-cell>
          <table:table-cell table:style-name="ce35" office:value-type="string" calcext:value-type="string">
            <text:p>conjuges, porem ambos desatualizados n tem pix. Whats e nem chama tirar ambo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938123042, 95006524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9];&quot;'&quot;)" office:value-type="string" office:string-value="'95006524049/01938123042'" calcext:value-type="string">
            <text:p>'95006524049/0193812304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9];&quot;'&quot;)" office:value-type="string" office:string-value="'991661170'" calcext:value-type="string">
            <text:p>'9916611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9];&quot;'&quot;)" office:value-type="string" office:string-value="'95006524049/01938123042'" calcext:value-type="string">
            <text:p>'95006524049/0193812304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9];&quot;'&quot;)" office:value-type="string" office:string-value="'991661170'" calcext:value-type="string">
            <text:p>'9916611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012232</text:p>
          </table:table-cell>
          <table:table-cell table:number-columns-repeated="2" table:style-name="ce17" office:value-type="string" calcext:value-type="string">
            <text:p>92668348072</text:p>
          </table:table-cell>
          <table:table-cell table:style-name="ce21" office:value-type="string" calcext:value-type="string">
            <text:p>01642474088</text:p>
          </table:table-cell>
          <table:table-cell table:style-name="ce35" office:value-type="string" calcext:value-type="string">
            <text:p>são irmaos, cadastro 2022 tem contrato em aberto em dia manter , outro desatualizado desde 2020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42474088, 92668348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0];&quot;'&quot;)" office:value-type="string" office:string-value="'01642474088'" calcext:value-type="string">
            <text:p>'0164247408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0];&quot;'&quot;)" office:value-type="string" office:string-value="'981012232'" calcext:value-type="string">
            <text:p>'9810122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0];&quot;'&quot;)" office:value-type="string" office:string-value="'01642474088'" calcext:value-type="string">
            <text:p>'0164247408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0];&quot;'&quot;)" office:value-type="string" office:string-value="'981012232'" calcext:value-type="string">
            <text:p>'9810122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98575</text:p>
          </table:table-cell>
          <table:table-cell table:number-columns-repeated="2" table:style-name="ce17" office:value-type="string" calcext:value-type="string">
            <text:p>03217032004</text:p>
          </table:table-cell>
          <table:table-cell table:style-name="ce21" office:value-type="string" calcext:value-type="string">
            <text:p>03664146077</text:p>
          </table:table-cell>
          <table:table-cell table:style-name="ce35" office:value-type="string" calcext:value-type="string">
            <text:p>não consegui ctt mas clt tem contrato 2018, outro desatualizado 2016 s/contra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217032004, 03664146077</text:p>
          </table:table-cell>
          <table:table-cell office:value-type="string" calcext:value-type="string">
            <text:p>DELTASUL 10 - SANTO ANGELO, DELTASUL 79 - SANTANA DO LIVRAMEN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1];&quot;'&quot;)" office:value-type="string" office:string-value="'03664146077'" calcext:value-type="string">
            <text:p>'0366414607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1];&quot;'&quot;)" office:value-type="string" office:string-value="'999198575'" calcext:value-type="string">
            <text:p>'99919857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1];&quot;'&quot;)" office:value-type="string" office:string-value="'03664146077'" calcext:value-type="string">
            <text:p>'0366414607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1];&quot;'&quot;)" office:value-type="string" office:string-value="'999198575'" calcext:value-type="string">
            <text:p>'99919857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3 <text:s text:c="2"/></text:p>
          </table:table-cell>
          <table:table-cell table:style-name="ce1" office:value-type="string" calcext:value-type="string">
            <text:p>999671502</text:p>
          </table:table-cell>
          <table:table-cell table:number-columns-repeated="2" table:style-name="ce17" office:value-type="string" calcext:value-type="string">
            <text:p>01748850083</text:p>
          </table:table-cell>
          <table:table-cell table:style-name="ce21" office:value-type="string" calcext:value-type="string">
            <text:p>11556773072</text:p>
          </table:table-cell>
          <table:table-cell table:style-name="ce35" office:value-type="string" calcext:value-type="string">
            <text:p>Cadastro atualizado 2022c/contrato em dia manter 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748850083, 11556773072</text:p>
          </table:table-cell>
          <table:table-cell office:value-type="string" calcext:value-type="string">
            <text:p>DELTASUL 10 - SANTO ANGELO, DELTASUL 61 - PELOTA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2];&quot;'&quot;)" office:value-type="string" office:string-value="'11556773072'" calcext:value-type="string">
            <text:p>'11556773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2];&quot;'&quot;)" office:value-type="string" office:string-value="'999671502'" calcext:value-type="string">
            <text:p>'9996715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2];&quot;'&quot;)" office:value-type="string" office:string-value="'11556773072'" calcext:value-type="string">
            <text:p>'11556773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2];&quot;'&quot;)" office:value-type="string" office:string-value="'999671502'" calcext:value-type="string">
            <text:p>'9996715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13247</text:p>
          </table:table-cell>
          <table:table-cell table:number-columns-repeated="2" table:style-name="ce17" office:value-type="string" calcext:value-type="string">
            <text:p>81888740000</text:p>
          </table:table-cell>
          <table:table-cell table:style-name="ce21" office:value-type="string" calcext:value-type="string">
            <text:p>54729726049</text:p>
          </table:table-cell>
          <table:table-cell table:style-name="ce35" office:value-type="string" calcext:value-type="string">
            <text:p>cadastro c/contrato em dia em aberto mater confirmei via chave pix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4729726049, 81888740000</text:p>
          </table:table-cell>
          <table:table-cell office:value-type="string" calcext:value-type="string">
            <text:p>DELTASUL 66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3];&quot;'&quot;)" office:value-type="string" office:string-value="'54729726049'" calcext:value-type="string">
            <text:p>'54729726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3];&quot;'&quot;)" office:value-type="string" office:string-value="'984113247'" calcext:value-type="string">
            <text:p>'9841132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3];&quot;'&quot;)" office:value-type="string" office:string-value="'54729726049'" calcext:value-type="string">
            <text:p>'54729726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3];&quot;'&quot;)" office:value-type="string" office:string-value="'984113247'" calcext:value-type="string">
            <text:p>'9841132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5632</text:p>
          </table:table-cell>
          <table:table-cell table:number-columns-repeated="2" table:style-name="ce17" office:value-type="string" calcext:value-type="string">
            <text:p>51453266020</text:p>
          </table:table-cell>
          <table:table-cell table:style-name="ce21" office:value-type="string" calcext:value-type="string">
            <text:p>00729152006</text:p>
          </table:table-cell>
          <table:table-cell table:style-name="ce35" office:value-type="string" calcext:value-type="string">
            <text:p>cadastro atualizado 2022 c/contrato em dia manter, outro desatualizado 2012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729152006, 51453266020</text:p>
          </table:table-cell>
          <table:table-cell office:value-type="string" calcext:value-type="string">
            <text:p>DELTASUL 79 - SANTANA DO LIVRAMENT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4];&quot;'&quot;)" office:value-type="string" office:string-value="'00729152006'" calcext:value-type="string">
            <text:p>'00729152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4];&quot;'&quot;)" office:value-type="string" office:string-value="'996715632'" calcext:value-type="string">
            <text:p>'9967156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4];&quot;'&quot;)" office:value-type="string" office:string-value="'00729152006'" calcext:value-type="string">
            <text:p>'00729152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4];&quot;'&quot;)" office:value-type="string" office:string-value="'996715632'" calcext:value-type="string">
            <text:p>'9967156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1 <text:s text:c="2"/></text:p>
          </table:table-cell>
          <table:table-cell table:style-name="ce1" office:value-type="string" calcext:value-type="string">
            <text:p>999338608</text:p>
          </table:table-cell>
          <table:table-cell table:style-name="ce17" office:value-type="string" calcext:value-type="string">
            <text:p>92334040053</text:p>
          </table:table-cell>
          <table:table-cell table:style-name="ce17" office:value-type="string" calcext:value-type="string">
            <text:p>89339320034</text:p>
          </table:table-cell>
          <table:table-cell table:style-name="ce22" office:value-type="string" calcext:value-type="string">
            <text:p>92334040053</text:p>
          </table:table-cell>
          <table:table-cell table:style-name="ce35" office:value-type="string" calcext:value-type="string">
            <text:p>conjugues, ambos cadastros desatualizado 2018, mas pelas agendas era de esposo,n consegui confirmar por whats nem lig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9339320034, 9233404005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5];&quot;'&quot;)" office:value-type="string" office:string-value="'92334040053'" calcext:value-type="string">
            <text:p>'92334040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5];&quot;'&quot;)" office:value-type="string" office:string-value="'999338608'" calcext:value-type="string">
            <text:p>'9993386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5];&quot;'&quot;)" office:value-type="string" office:string-value="'92334040053'" calcext:value-type="string">
            <text:p>'92334040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5];&quot;'&quot;)" office:value-type="string" office:string-value="'999338608'" calcext:value-type="string">
            <text:p>'9993386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88502</text:p>
          </table:table-cell>
          <table:table-cell table:style-name="ce17" office:value-type="string" calcext:value-type="string">
            <text:p>75918706020</text:p>
          </table:table-cell>
          <table:table-cell table:style-name="ce17"/>
          <table:table-cell table:style-name="ce22" office:value-type="string" calcext:value-type="string">
            <text:p>75918706020/16223179049</text:p>
          </table:table-cell>
          <table:table-cell table:style-name="ce35" office:value-type="string" calcext:value-type="string">
            <text:p>ambos <text:s/>cadastros desatualizados tirar ambos, n° era de filho clt, n consegui confirmar se ainda é não chama, n tem whats, nem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6223179049, 75918706020</text:p>
          </table:table-cell>
          <table:table-cell office:value-type="string" calcext:value-type="string">
            <text:p>DELTASUL 139 - SAO BORJ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6];&quot;'&quot;)" office:value-type="string" office:string-value="'75918706020/16223179049'" calcext:value-type="string">
            <text:p>'75918706020/16223179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6];&quot;'&quot;)" office:value-type="string" office:string-value="'999188502'" calcext:value-type="string">
            <text:p>'9991885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6];&quot;'&quot;)" office:value-type="string" office:string-value="'75918706020/16223179049'" calcext:value-type="string">
            <text:p>'75918706020/16223179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6];&quot;'&quot;)" office:value-type="string" office:string-value="'999188502'" calcext:value-type="string">
            <text:p>'9991885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76533</text:p>
          </table:table-cell>
          <table:table-cell table:style-name="ce17" office:value-type="string" calcext:value-type="string">
            <text:p>03483386009</text:p>
          </table:table-cell>
          <table:table-cell table:style-name="ce17" office:value-type="string" calcext:value-type="string">
            <text:p>02550228081</text:p>
          </table:table-cell>
          <table:table-cell table:style-name="ce22" office:value-type="string" calcext:value-type="string">
            <text:p>03483386009</text:p>
          </table:table-cell>
          <table:table-cell table:style-name="ce35" office:value-type="string" calcext:value-type="string">
            <text:p>Cadastros 2018 e 2019, pelo whats ser do que não tem contrato, tirar da que te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50228081, 03483386009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7];&quot;'&quot;)" office:value-type="string" office:string-value="'03483386009'" calcext:value-type="string">
            <text:p>'0348338600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7];&quot;'&quot;)" office:value-type="string" office:string-value="'996476533'" calcext:value-type="string">
            <text:p>'9964765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7];&quot;'&quot;)" office:value-type="string" office:string-value="'03483386009'" calcext:value-type="string">
            <text:p>'0348338600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7];&quot;'&quot;)" office:value-type="string" office:string-value="'996476533'" calcext:value-type="string">
            <text:p>'9964765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51394</text:p>
          </table:table-cell>
          <table:table-cell table:style-name="ce17" office:value-type="string" calcext:value-type="string">
            <text:p>88877140020</text:p>
          </table:table-cell>
          <table:table-cell table:style-name="ce17" office:value-type="string" calcext:value-type="string">
            <text:p>00230876099</text:p>
          </table:table-cell>
          <table:table-cell table:style-name="ce22" office:value-type="string" calcext:value-type="string">
            <text:p>88877140020</text:p>
          </table:table-cell>
          <table:table-cell table:style-name="ce35" office:value-type="string" calcext:value-type="string">
            <text:p>filha e mae, manter cadastro filha, confirmei chave pix, mae tem contrato em aberto , tirar cel, coloquei nas ref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230876099, 8887714002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8];&quot;'&quot;)" office:value-type="string" office:string-value="'88877140020'" calcext:value-type="string">
            <text:p>'88877140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8];&quot;'&quot;)" office:value-type="string" office:string-value="'996551394'" calcext:value-type="string">
            <text:p>'9965513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8];&quot;'&quot;)" office:value-type="string" office:string-value="'88877140020'" calcext:value-type="string">
            <text:p>'88877140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8];&quot;'&quot;)" office:value-type="string" office:string-value="'996551394'" calcext:value-type="string">
            <text:p>'9965513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94588</text:p>
          </table:table-cell>
          <table:table-cell table:style-name="ce17" office:value-type="string" calcext:value-type="string">
            <text:p>03783240042</text:p>
          </table:table-cell>
          <table:table-cell table:style-name="ce17" office:value-type="string" calcext:value-type="string">
            <text:p>04668043001</text:p>
          </table:table-cell>
          <table:table-cell table:style-name="ce22" office:value-type="string" calcext:value-type="string">
            <text:p>03783240042</text:p>
          </table:table-cell>
          <table:table-cell table:style-name="ce35" office:value-type="string" calcext:value-type="string">
            <text:p>conjugues, ele tem contrato em aberto 2018, porem n° é dela confirmei pelo whats, eles tem só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783240042, 04668043001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9];&quot;'&quot;)" office:value-type="string" office:string-value="'03783240042'" calcext:value-type="string">
            <text:p>'0378324004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9];&quot;'&quot;)" office:value-type="string" office:string-value="'999294588'" calcext:value-type="string">
            <text:p>'9992945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9];&quot;'&quot;)" office:value-type="string" office:string-value="'03783240042'" calcext:value-type="string">
            <text:p>'0378324004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9];&quot;'&quot;)" office:value-type="string" office:string-value="'999294588'" calcext:value-type="string">
            <text:p>'99929458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319631</text:p>
          </table:table-cell>
          <table:table-cell table:number-columns-repeated="2" table:style-name="ce17" office:value-type="string" calcext:value-type="string">
            <text:p>27532909034</text:p>
          </table:table-cell>
          <table:table-cell table:style-name="ce21" office:value-type="string" calcext:value-type="string">
            <text:p>87561590059</text:p>
          </table:table-cell>
          <table:table-cell table:style-name="ce35" office:value-type="string" calcext:value-type="string">
            <text:p>um cadastro atualizado 2022 e contrato em dia <text:s/>aberto, outro sem contrato e desatualizado,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532909034, 87561590059</text:p>
          </table:table-cell>
          <table:table-cell office:value-type="string" calcext:value-type="string">
            <text:p>DELTASUL 10 - SANTO ANGELO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0];&quot;'&quot;)" office:value-type="string" office:string-value="'87561590059'" calcext:value-type="string">
            <text:p>'8756159005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0];&quot;'&quot;)" office:value-type="string" office:string-value="'997319631'" calcext:value-type="string">
            <text:p>'9973196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0];&quot;'&quot;)" office:value-type="string" office:string-value="'87561590059'" calcext:value-type="string">
            <text:p>'87561590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0];&quot;'&quot;)" office:value-type="string" office:string-value="'997319631'" calcext:value-type="string">
            <text:p>'9973196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29747</text:p>
          </table:table-cell>
          <table:table-cell table:number-columns-repeated="2" table:style-name="ce17" office:value-type="string" calcext:value-type="string">
            <text:p>01382263007</text:p>
          </table:table-cell>
          <table:table-cell table:style-name="ce21" office:value-type="string" calcext:value-type="string">
            <text:p>01767221061</text:p>
          </table:table-cell>
          <table:table-cell table:style-name="ce35" office:value-type="string" calcext:value-type="string">
            <text:p>mae e filha, manter no cadastro filha confirmei pela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382263007, 01767221061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1];&quot;'&quot;)" office:value-type="string" office:string-value="'01767221061'" calcext:value-type="string">
            <text:p>'0176722106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1];&quot;'&quot;)" office:value-type="string" office:string-value="'996729747'" calcext:value-type="string">
            <text:p>'9967297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1];&quot;'&quot;)" office:value-type="string" office:string-value="'01767221061'" calcext:value-type="string">
            <text:p>'01767221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1];&quot;'&quot;)" office:value-type="string" office:string-value="'996729747'" calcext:value-type="string">
            <text:p>'9967297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70012</text:p>
          </table:table-cell>
          <table:table-cell table:number-columns-repeated="2" table:style-name="ce17" office:value-type="string" calcext:value-type="string">
            <text:p>95090096015</text:p>
          </table:table-cell>
          <table:table-cell table:style-name="ce21" office:value-type="string" calcext:value-type="string">
            <text:p>61782599053</text:p>
          </table:table-cell>
          <table:table-cell table:style-name="ce35" office:value-type="string" calcext:value-type="string">
            <text:p>conjugues, manter esposa que tem atualizaçaõ recente e por ag cel ser del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1782599053, 95090096015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2];&quot;'&quot;)" office:value-type="string" office:string-value="'61782599053'" calcext:value-type="string">
            <text:p>'61782599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2];&quot;'&quot;)" office:value-type="string" office:string-value="'996470012'" calcext:value-type="string">
            <text:p>'9964700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2];&quot;'&quot;)" office:value-type="string" office:string-value="'61782599053'" calcext:value-type="string">
            <text:p>'6178259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2];&quot;'&quot;)" office:value-type="string" office:string-value="'996470012'" calcext:value-type="string">
            <text:p>'99647001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16958</text:p>
          </table:table-cell>
          <table:table-cell table:number-columns-repeated="2" table:style-name="ce17" office:value-type="string" calcext:value-type="string">
            <text:p>33097836004</text:p>
          </table:table-cell>
          <table:table-cell table:style-name="ce21" office:value-type="string" calcext:value-type="string">
            <text:p>90467299072</text:p>
          </table:table-cell>
          <table:table-cell table:style-name="ce35" office:value-type="string" calcext:value-type="string">
            <text:p>cadastro atualizado 2022 c/contrato em dia <text:s/>manter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097836004, 90467299072</text:p>
          </table:table-cell>
          <table:table-cell office:value-type="string" calcext:value-type="string">
            <text:p>DELTASUL 10 - SANTO ANGELO, DELTASUL 94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3];&quot;'&quot;)" office:value-type="string" office:string-value="'90467299072'" calcext:value-type="string">
            <text:p>'90467299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3];&quot;'&quot;)" office:value-type="string" office:string-value="'981216958'" calcext:value-type="string">
            <text:p>'9812169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3];&quot;'&quot;)" office:value-type="string" office:string-value="'90467299072'" calcext:value-type="string">
            <text:p>'90467299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3];&quot;'&quot;)" office:value-type="string" office:string-value="'981216958'" calcext:value-type="string">
            <text:p>'9812169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448108</text:p>
          </table:table-cell>
          <table:table-cell table:style-name="ce17" office:value-type="string" calcext:value-type="string">
            <text:p>62740520034</text:p>
          </table:table-cell>
          <table:table-cell table:style-name="ce17" office:value-type="string" calcext:value-type="string">
            <text:p>44366655004</text:p>
          </table:table-cell>
          <table:table-cell table:style-name="ce22" office:value-type="string" calcext:value-type="string">
            <text:p>62740520034/96216098000198</text:p>
          </table:table-cell>
          <table:table-cell table:style-name="ce35" office:value-type="string" calcext:value-type="string">
            <text:p>são conjugues e empresa do esposo, manter cadastro esposo cel é dele, mas esposa tem contrato em aberto <text:s/>em dia e cnpj n tem nad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4366655004, 62740520034, 9621609800019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4];&quot;'&quot;)" office:value-type="string" office:string-value="'62740520034/96216098000198'" calcext:value-type="string">
            <text:p>'62740520034/9621609800019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4];&quot;'&quot;)" office:value-type="string" office:string-value="'981448108'" calcext:value-type="string">
            <text:p>'9814481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4];&quot;'&quot;)" office:value-type="string" office:string-value="'62740520034/96216098000198'" calcext:value-type="string">
            <text:p>'62740520034/9621609800019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4];&quot;'&quot;)" office:value-type="string" office:string-value="'981448108'" calcext:value-type="string">
            <text:p>'9814481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15473</text:p>
          </table:table-cell>
          <table:table-cell table:style-name="ce17" office:value-type="string" calcext:value-type="string">
            <text:p>02142531040</text:p>
          </table:table-cell>
          <table:table-cell table:style-name="ce17" office:value-type="string" calcext:value-type="string">
            <text:p>01562682059</text:p>
          </table:table-cell>
          <table:table-cell table:style-name="ce22" office:value-type="string" calcext:value-type="string">
            <text:p>02142531040</text:p>
          </table:table-cell>
          <table:table-cell table:style-name="ce35" office:value-type="string" calcext:value-type="string">
            <text:p>Cadastro 2021 não tem contrato mas confimei pela chave pix manter , outro cadastro 2018 tem contrat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562682059, 02142531040</text:p>
          </table:table-cell>
          <table:table-cell office:value-type="string" calcext:value-type="string">
            <text:p>DELTASUL 89 - URUGUAIA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5];&quot;'&quot;)" office:value-type="string" office:string-value="'02142531040'" calcext:value-type="string">
            <text:p>'0214253104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5];&quot;'&quot;)" office:value-type="string" office:string-value="'997115473'" calcext:value-type="string">
            <text:p>'9971154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5];&quot;'&quot;)" office:value-type="string" office:string-value="'02142531040'" calcext:value-type="string">
            <text:p>'0214253104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5];&quot;'&quot;)" office:value-type="string" office:string-value="'997115473'" calcext:value-type="string">
            <text:p>'9971154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2279664</text:p>
          </table:table-cell>
          <table:table-cell table:number-columns-repeated="2" table:style-name="ce17" office:value-type="string" calcext:value-type="string">
            <text:p>25702025091</text:p>
          </table:table-cell>
          <table:table-cell table:style-name="ce21" office:value-type="string" calcext:value-type="string">
            <text:p>95939326072</text:p>
          </table:table-cell>
          <table:table-cell table:style-name="ce35" office:value-type="string" calcext:value-type="string">
            <text:p>Conjugues, esposo tem contrato em dia em aberto 2022, esposa cadastro antig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5702025091, 95939326072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6];&quot;'&quot;)" office:value-type="string" office:string-value="'95939326072'" calcext:value-type="string">
            <text:p>'95939326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6];&quot;'&quot;)" office:value-type="string" office:string-value="'992279664'" calcext:value-type="string">
            <text:p>'99227966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6];&quot;'&quot;)" office:value-type="string" office:string-value="'95939326072'" calcext:value-type="string">
            <text:p>'9593932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6];&quot;'&quot;)" office:value-type="string" office:string-value="'992279664'" calcext:value-type="string">
            <text:p>'99227966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13260</text:p>
          </table:table-cell>
          <table:table-cell table:number-columns-repeated="2" table:style-name="ce17" office:value-type="string" calcext:value-type="string">
            <text:p>28226577004</text:p>
          </table:table-cell>
          <table:table-cell table:style-name="ce22" office:value-type="string" calcext:value-type="string">
            <text:p>33127581068</text:p>
          </table:table-cell>
          <table:table-cell table:style-name="ce35" office:value-type="string" calcext:value-type="string">
            <text:p>conjugues, manter esposo cadastro atual 2022 carne em aberto em dia , tirar esposa cadastro desatualizado com carne em aberto 2009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8226577004, 33127581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7];&quot;'&quot;)" office:value-type="string" office:string-value="'33127581068'" calcext:value-type="string">
            <text:p>'33127581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7];&quot;'&quot;)" office:value-type="string" office:string-value="'996013260'" calcext:value-type="string">
            <text:p>'9960132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7];&quot;'&quot;)" office:value-type="string" office:string-value="'33127581068'" calcext:value-type="string">
            <text:p>'33127581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7];&quot;'&quot;)" office:value-type="string" office:string-value="'996013260'" calcext:value-type="string">
            <text:p>'9960132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54526</text:p>
          </table:table-cell>
          <table:table-cell table:number-columns-repeated="2" table:style-name="ce17" office:value-type="string" calcext:value-type="string">
            <text:p>41636767087</text:p>
          </table:table-cell>
          <table:table-cell table:style-name="ce21" office:value-type="string" calcext:value-type="string">
            <text:p>27535266053</text:p>
          </table:table-cell>
          <table:table-cell table:style-name="ce35" office:value-type="string" calcext:value-type="string">
            <text:p>conjugues, manter esposa tem contrato em aberto e mais atual confirmei whats, tirar ele cadastro antig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535266053, 41636767087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8];&quot;'&quot;)" office:value-type="string" office:string-value="'27535266053'" calcext:value-type="string">
            <text:p>'27535266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8];&quot;'&quot;)" office:value-type="string" office:string-value="'999654526'" calcext:value-type="string">
            <text:p>'9996545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8];&quot;'&quot;)" office:value-type="string" office:string-value="'27535266053'" calcext:value-type="string">
            <text:p>'27535266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8];&quot;'&quot;)" office:value-type="string" office:string-value="'999654526'" calcext:value-type="string">
            <text:p>'9996545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147917</text:p>
          </table:table-cell>
          <table:table-cell table:style-name="ce17" office:value-type="string" calcext:value-type="string">
            <text:p>90349121087</text:p>
          </table:table-cell>
          <table:table-cell table:style-name="ce17" office:value-type="string" calcext:value-type="string">
            <text:p>55150608068</text:p>
          </table:table-cell>
          <table:table-cell table:style-name="ce21" office:value-type="string" calcext:value-type="string">
            <text:p>55150608068</text:p>
          </table:table-cell>
          <table:table-cell table:style-name="ce35" office:value-type="string" calcext:value-type="string">
            <text:p>mae e filha, mater cadastro filha <text:s/>tem contrato em aberto 2022 em dia , tirar mae pois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5150608068, 90349121087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9];&quot;'&quot;)" office:value-type="string" office:string-value="'55150608068'" calcext:value-type="string">
            <text:p>'55150608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9];&quot;'&quot;)" office:value-type="string" office:string-value="'991147917'" calcext:value-type="string">
            <text:p>'9911479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9];&quot;'&quot;)" office:value-type="string" office:string-value="'55150608068'" calcext:value-type="string">
            <text:p>'5515060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9];&quot;'&quot;)" office:value-type="string" office:string-value="'991147917'" calcext:value-type="string">
            <text:p>'9911479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49089</text:p>
          </table:table-cell>
          <table:table-cell table:number-columns-repeated="2" table:style-name="ce17" office:value-type="string" calcext:value-type="string">
            <text:p>40177084049</text:p>
          </table:table-cell>
          <table:table-cell table:style-name="ce21" office:value-type="string" calcext:value-type="string">
            <text:p>01907568026</text:p>
          </table:table-cell>
          <table:table-cell table:style-name="ce35" office:value-type="string" calcext:value-type="string">
            <text:p>conjugues, manter cadastro esposo atualizado 2022 e com contrato em aberto em dia, tirar espo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907568026, 40177084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0];&quot;'&quot;)" office:value-type="string" office:string-value="'01907568026'" calcext:value-type="string">
            <text:p>'0190756802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0];&quot;'&quot;)" office:value-type="string" office:string-value="'999649089'" calcext:value-type="string">
            <text:p>'9996490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0];&quot;'&quot;)" office:value-type="string" office:string-value="'01907568026'" calcext:value-type="string">
            <text:p>'0190756802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0];&quot;'&quot;)" office:value-type="string" office:string-value="'999649089'" calcext:value-type="string">
            <text:p>'99964908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67354</text:p>
          </table:table-cell>
          <table:table-cell table:number-columns-repeated="2" table:style-name="ce17" office:value-type="string" calcext:value-type="string">
            <text:p>00838430007</text:p>
          </table:table-cell>
          <table:table-cell table:style-name="ce21" office:value-type="string" calcext:value-type="string">
            <text:p>02259453040</text:p>
          </table:table-cell>
          <table:table-cell table:style-name="ce35" office:value-type="string" calcext:value-type="string">
            <text:p>mae e filho, manter cadastro mae tem carne em dia em aberto 2022, e tirar filh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838430007, 0225945304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1];&quot;'&quot;)" office:value-type="string" office:string-value="'02259453040'" calcext:value-type="string">
            <text:p>'0225945304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1];&quot;'&quot;)" office:value-type="string" office:string-value="'997267354'" calcext:value-type="string">
            <text:p>'9972673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1];&quot;'&quot;)" office:value-type="string" office:string-value="'02259453040'" calcext:value-type="string">
            <text:p>'0225945304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1];&quot;'&quot;)" office:value-type="string" office:string-value="'997267354'" calcext:value-type="string">
            <text:p>'9972673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004501</text:p>
          </table:table-cell>
          <table:table-cell table:number-columns-repeated="2" table:style-name="ce17" office:value-type="string" calcext:value-type="string">
            <text:p>00677815000</text:p>
          </table:table-cell>
          <table:table-cell table:style-name="ce22" office:value-type="string" calcext:value-type="string">
            <text:p>00751882011</text:p>
          </table:table-cell>
          <table:table-cell table:style-name="ce35" office:value-type="string" calcext:value-type="string">
            <text:p>cadastro 2022c/carne em aberto em dia manter, tirar cadastro desatualizado 2010 c/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677815000, 00751882011</text:p>
          </table:table-cell>
          <table:table-cell office:value-type="string" calcext:value-type="string">
            <text:p>DELTASUL 10 - SANTO ANGELO, DELTASUL 5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2];&quot;'&quot;)" office:value-type="string" office:string-value="'00751882011'" calcext:value-type="string">
            <text:p>'0075188201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2];&quot;'&quot;)" office:value-type="string" office:string-value="'991004501'" calcext:value-type="string">
            <text:p>'99100450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2];&quot;'&quot;)" office:value-type="string" office:string-value="'00751882011'" calcext:value-type="string">
            <text:p>'0075188201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2];&quot;'&quot;)" office:value-type="string" office:string-value="'991004501'" calcext:value-type="string">
            <text:p>'99100450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617040</text:p>
          </table:table-cell>
          <table:table-cell table:style-name="ce17" office:value-type="string" calcext:value-type="string">
            <text:p>05190962075</text:p>
          </table:table-cell>
          <table:table-cell table:style-name="ce17" office:value-type="string" calcext:value-type="string">
            <text:p>06289765930</text:p>
          </table:table-cell>
          <table:table-cell table:style-name="ce22" office:value-type="string" calcext:value-type="string">
            <text:p>05190962075</text:p>
          </table:table-cell>
          <table:table-cell table:style-name="ce35" office:value-type="string" calcext:value-type="string">
            <text:p>eram conjugues, cel ser do esposo, tirar cadastro dela , tem contrato em aberto 2019, n confirmei lig, n tem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5190962075, 0628976593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3];&quot;'&quot;)" office:value-type="string" office:string-value="'05190962075'" calcext:value-type="string">
            <text:p>'0519096207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3];&quot;'&quot;)" office:value-type="string" office:string-value="'996617040'" calcext:value-type="string">
            <text:p>'9966170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3];&quot;'&quot;)" office:value-type="string" office:string-value="'05190962075'" calcext:value-type="string">
            <text:p>'0519096207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3];&quot;'&quot;)" office:value-type="string" office:string-value="'996617040'" calcext:value-type="string">
            <text:p>'9966170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31899</text:p>
          </table:table-cell>
          <table:table-cell table:style-name="ce17" office:value-type="string" calcext:value-type="string">
            <text:p>01221319086</text:p>
          </table:table-cell>
          <table:table-cell table:style-name="ce17" office:value-type="string" calcext:value-type="string">
            <text:p>99643731049</text:p>
          </table:table-cell>
          <table:table-cell table:style-name="ce22" office:value-type="string" calcext:value-type="string">
            <text:p>01221319086</text:p>
          </table:table-cell>
          <table:table-cell table:style-name="ce35" office:value-type="string" calcext:value-type="string">
            <text:p>um dos cadastros é 2020 manter, outro é 2019 tem contratos em abert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221319086, 99643731049</text:p>
          </table:table-cell>
          <table:table-cell office:value-type="string" calcext:value-type="string">
            <text:p>DELTASUL 10 - SANTO ANGELO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4];&quot;'&quot;)" office:value-type="string" office:string-value="'01221319086'" calcext:value-type="string">
            <text:p>'0122131908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4];&quot;'&quot;)" office:value-type="string" office:string-value="'996031899'" calcext:value-type="string">
            <text:p>'9960318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4];&quot;'&quot;)" office:value-type="string" office:string-value="'01221319086'" calcext:value-type="string">
            <text:p>'0122131908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4];&quot;'&quot;)" office:value-type="string" office:string-value="'996031899'" calcext:value-type="string">
            <text:p>'9960318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76181</text:p>
          </table:table-cell>
          <table:table-cell table:style-name="ce17" office:value-type="string" calcext:value-type="string">
            <text:p>00888285060</text:p>
          </table:table-cell>
          <table:table-cell table:style-name="ce17" office:value-type="string" calcext:value-type="string">
            <text:p>35623624049</text:p>
          </table:table-cell>
          <table:table-cell table:style-name="ce22" office:value-type="string" calcext:value-type="string">
            <text:p>00888285060</text:p>
          </table:table-cell>
          <table:table-cell table:style-name="ce35" office:value-type="string" calcext:value-type="string">
            <text:p>conjugues, esposa tem contrato em aberto em dia mascel ser de esposo confirmei via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888285060, 35623624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5];&quot;'&quot;)" office:value-type="string" office:string-value="'00888285060'" calcext:value-type="string">
            <text:p>'0088828506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5];&quot;'&quot;)" office:value-type="string" office:string-value="'999276181'" calcext:value-type="string">
            <text:p>'99927618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5];&quot;'&quot;)" office:value-type="string" office:string-value="'00888285060'" calcext:value-type="string">
            <text:p>'00888285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5];&quot;'&quot;)" office:value-type="string" office:string-value="'999276181'" calcext:value-type="string">
            <text:p>'99927618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463757</text:p>
          </table:table-cell>
          <table:table-cell table:style-name="ce17" office:value-type="string" calcext:value-type="string">
            <text:p>00547534060</text:p>
          </table:table-cell>
          <table:table-cell table:style-name="ce17" office:value-type="string" calcext:value-type="string">
            <text:p>01788046064</text:p>
          </table:table-cell>
          <table:table-cell table:style-name="ce22" office:value-type="string" calcext:value-type="string">
            <text:p>00547534060</text:p>
          </table:table-cell>
          <table:table-cell table:style-name="ce35" office:value-type="string" calcext:value-type="string">
            <text:p>conjugues, cel esposa q não tem contrato em aberto confirmei chave pix, esposo tem contrato em dia <text:s/>em aberto ,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47534060, 0178804606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6];&quot;'&quot;)" office:value-type="string" office:string-value="'00547534060'" calcext:value-type="string">
            <text:p>'0054753406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6];&quot;'&quot;)" office:value-type="string" office:string-value="'991463757'" calcext:value-type="string">
            <text:p>'9914637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6];&quot;'&quot;)" office:value-type="string" office:string-value="'00547534060'" calcext:value-type="string">
            <text:p>'00547534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6];&quot;'&quot;)" office:value-type="string" office:string-value="'991463757'" calcext:value-type="string">
            <text:p>'9914637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1336</text:p>
          </table:table-cell>
          <table:table-cell table:number-columns-repeated="2" table:style-name="ce17" office:value-type="string" calcext:value-type="string">
            <text:p>01605142077</text:p>
          </table:table-cell>
          <table:table-cell table:style-name="ce21" office:value-type="string" calcext:value-type="string">
            <text:p>02391701055</text:p>
          </table:table-cell>
          <table:table-cell table:style-name="ce35" office:value-type="string" calcext:value-type="string">
            <text:p>cadastro c/contrato em aberto 2017, outro desatualizado 2015 n consegui confirmar por lig,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05142077, 02391701055</text:p>
          </table:table-cell>
          <table:table-cell office:value-type="string" calcext:value-type="string">
            <text:p>DELTASUL 10 - SANTO ANGELO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7];&quot;'&quot;)" office:value-type="string" office:string-value="'02391701055'" calcext:value-type="string">
            <text:p>'0239170105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7];&quot;'&quot;)" office:value-type="string" office:string-value="'999961336'" calcext:value-type="string">
            <text:p>'9999613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7];&quot;'&quot;)" office:value-type="string" office:string-value="'02391701055'" calcext:value-type="string">
            <text:p>'0239170105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7];&quot;'&quot;)" office:value-type="string" office:string-value="'999961336'" calcext:value-type="string">
            <text:p>'9999613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61327</text:p>
          </table:table-cell>
          <table:table-cell table:number-columns-repeated="2" table:style-name="ce17" office:value-type="string" calcext:value-type="string">
            <text:p>03473760021</text:p>
          </table:table-cell>
          <table:table-cell table:style-name="ce21" office:value-type="string" calcext:value-type="string">
            <text:p>03053096099</text:p>
          </table:table-cell>
          <table:table-cell table:style-name="ce35" office:value-type="string" calcext:value-type="string">
            <text:p>cadastro 2021c/contrato em aberto manter , outro desatualizado 2016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053096099, 03473760021</text:p>
          </table:table-cell>
          <table:table-cell office:value-type="string" calcext:value-type="string">
            <text:p>DELTASUL 66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8];&quot;'&quot;)" office:value-type="string" office:string-value="'03053096099'" calcext:value-type="string">
            <text:p>'0305309609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8];&quot;'&quot;)" office:value-type="string" office:string-value="'996961327'" calcext:value-type="string">
            <text:p>'9969613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8];&quot;'&quot;)" office:value-type="string" office:string-value="'03053096099'" calcext:value-type="string">
            <text:p>'0305309609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8];&quot;'&quot;)" office:value-type="string" office:string-value="'996961327'" calcext:value-type="string">
            <text:p>'9969613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73843</text:p>
          </table:table-cell>
          <table:table-cell table:number-columns-repeated="2" office:value-type="float" office:value="4424919056" calcext:value-type="float">
            <text:p>4424919056</text:p>
          </table:table-cell>
          <table:table-cell table:style-name="ce22" office:value-type="float" office:value="23291109015" calcext:value-type="float">
            <text:p>23291109015</text:p>
          </table:table-cell>
          <table:table-cell table:style-name="ce36" office:value-type="string" calcext:value-type="string">
            <text:p>Pai e filha ambos tem carne em aberto <text:s/>em dia mas cel ser da filha confirmei pelas agend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424919056, 23291109015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9];&quot;'&quot;)" office:value-type="string" office:string-value="'23291109015'" calcext:value-type="string">
            <text:p>'23291109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9];&quot;'&quot;)" office:value-type="string" office:string-value="'996573843'" calcext:value-type="string">
            <text:p>'9965738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9];&quot;'&quot;)" office:value-type="string" office:string-value="'23291109015'" calcext:value-type="string">
            <text:p>'23291109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9];&quot;'&quot;)" office:value-type="string" office:string-value="'996573843'" calcext:value-type="string">
            <text:p>'99657384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2158699</text:p>
          </table:table-cell>
          <table:table-cell table:number-columns-repeated="2" table:style-name="ce17" office:value-type="string" calcext:value-type="string">
            <text:p>02286399050</text:p>
          </table:table-cell>
          <table:table-cell table:style-name="ce21" office:value-type="string" calcext:value-type="string">
            <text:p>02270298012</text:p>
          </table:table-cell>
          <table:table-cell table:style-name="ce35" office:value-type="string" calcext:value-type="string">
            <text:p>conjugues, esposa tem cadastro 2022 em dia aberto confirmei chave pix dela, tirar el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70298012, 02286399050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0];&quot;'&quot;)" office:value-type="string" office:string-value="'02270298012'" calcext:value-type="string">
            <text:p>'0227029801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0];&quot;'&quot;)" office:value-type="string" office:string-value="'992158699'" calcext:value-type="string">
            <text:p>'9921586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0];&quot;'&quot;)" office:value-type="string" office:string-value="'02270298012'" calcext:value-type="string">
            <text:p>'0227029801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0];&quot;'&quot;)" office:value-type="string" office:string-value="'992158699'" calcext:value-type="string">
            <text:p>'9921586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37249</text:p>
          </table:table-cell>
          <table:table-cell table:number-columns-repeated="2" table:style-name="ce17" office:value-type="string" calcext:value-type="string">
            <text:p>02034599039</text:p>
          </table:table-cell>
          <table:table-cell table:style-name="ce21" office:value-type="string" calcext:value-type="string">
            <text:p>03321968010</text:p>
          </table:table-cell>
          <table:table-cell table:style-name="ce35" office:value-type="string" calcext:value-type="string">
            <text:p>Conjugues, cadastros de 2017 esposo tem contrato em aberto, ela não , não consegui confirmar, s/lig, s/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034599039, 0332196801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1];&quot;'&quot;)" office:value-type="string" office:string-value="'03321968010'" calcext:value-type="string">
            <text:p>'0332196801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1];&quot;'&quot;)" office:value-type="string" office:string-value="'997137249'" calcext:value-type="string">
            <text:p>'9971372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1];&quot;'&quot;)" office:value-type="string" office:string-value="'03321968010'" calcext:value-type="string">
            <text:p>'03321968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1];&quot;'&quot;)" office:value-type="string" office:string-value="'997137249'" calcext:value-type="string">
            <text:p>'9971372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546356</text:p>
          </table:table-cell>
          <table:table-cell table:number-columns-repeated="2" table:style-name="ce17" office:value-type="string" calcext:value-type="string">
            <text:p>37635360000</text:p>
          </table:table-cell>
          <table:table-cell table:style-name="ce21" office:value-type="string" calcext:value-type="string">
            <text:p>21222665034</text:p>
          </table:table-cell>
          <table:table-cell table:style-name="ce35" office:value-type="string" calcext:value-type="string">
            <text:p>pai e filho, filho c/cadastro 2022 c/contrato em dia em aberto manter , <text:s/>pai cadastro desatualizad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1222665034, 37635360000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2];&quot;'&quot;)" office:value-type="string" office:string-value="'21222665034'" calcext:value-type="string">
            <text:p>'21222665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2];&quot;'&quot;)" office:value-type="string" office:string-value="'981546356'" calcext:value-type="string">
            <text:p>'9815463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2];&quot;'&quot;)" office:value-type="string" office:string-value="'21222665034'" calcext:value-type="string">
            <text:p>'21222665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2];&quot;'&quot;)" office:value-type="string" office:string-value="'981546356'" calcext:value-type="string">
            <text:p>'9815463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68006</text:p>
          </table:table-cell>
          <table:table-cell table:style-name="ce17" office:value-type="string" calcext:value-type="string">
            <text:p>57439826000</text:p>
          </table:table-cell>
          <table:table-cell table:style-name="ce17" office:value-type="string" calcext:value-type="string">
            <text:p>00124120075</text:p>
          </table:table-cell>
          <table:table-cell table:style-name="ce22" office:value-type="string" calcext:value-type="string">
            <text:p>57439826000</text:p>
          </table:table-cell>
          <table:table-cell table:style-name="ce35" office:value-type="string" calcext:value-type="string">
            <text:p>Mae e filha, cadastro clt falecida com contrato em aberto tirar, manter filha confirmei via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124120075, 57439826000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3];&quot;'&quot;)" office:value-type="string" office:string-value="'57439826000'" calcext:value-type="string">
            <text:p>'57439826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3];&quot;'&quot;)" office:value-type="string" office:string-value="'981268006'" calcext:value-type="string">
            <text:p>'9812680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3];&quot;'&quot;)" office:value-type="string" office:string-value="'57439826000'" calcext:value-type="string">
            <text:p>'5743982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3];&quot;'&quot;)" office:value-type="string" office:string-value="'981268006'" calcext:value-type="string">
            <text:p>'9812680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98885</text:p>
          </table:table-cell>
          <table:table-cell table:number-columns-repeated="2" table:style-name="ce17" office:value-type="string" calcext:value-type="string">
            <text:p>47940808087</text:p>
          </table:table-cell>
          <table:table-cell table:style-name="ce21" office:value-type="string" calcext:value-type="string">
            <text:p>99501180000</text:p>
          </table:table-cell>
          <table:table-cell table:style-name="ce35" office:value-type="string" calcext:value-type="string">
            <text:p>manter cadastro que quitou carne , outro foi somente compra avista,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7940808087, 99501180000</text:p>
          </table:table-cell>
          <table:table-cell office:value-type="string" calcext:value-type="string">
            <text:p>DELTASUL 10 - SANTO ANGELO, DELTASUL 94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4];&quot;'&quot;)" office:value-type="string" office:string-value="'99501180000'" calcext:value-type="string">
            <text:p>'9950118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4];&quot;'&quot;)" office:value-type="string" office:string-value="'996898885'" calcext:value-type="string">
            <text:p>'9968988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4];&quot;'&quot;)" office:value-type="string" office:string-value="'99501180000'" calcext:value-type="string">
            <text:p>'9950118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4];&quot;'&quot;)" office:value-type="string" office:string-value="'996898885'" calcext:value-type="string">
            <text:p>'9968988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87802</text:p>
          </table:table-cell>
          <table:table-cell table:number-columns-repeated="2" office:value-type="float" office:value="56177437087" calcext:value-type="float">
            <text:p>56177437087</text:p>
          </table:table-cell>
          <table:table-cell table:style-name="ce22" office:value-type="float" office:value="70274770091" calcext:value-type="float">
            <text:p>70274770091</text:p>
          </table:table-cell>
          <table:table-cell table:style-name="ce36" office:value-type="string" calcext:value-type="string">
            <text:p>conjugues, manter esposo tem contrato em aberto em dia, esposa tem contrato em aberto 2018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6177437087, 70274770091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5];&quot;'&quot;)" office:value-type="string" office:string-value="'70274770091'" calcext:value-type="string">
            <text:p>'70274770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5];&quot;'&quot;)" office:value-type="string" office:string-value="'996087802'" calcext:value-type="string">
            <text:p>'9960878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5];&quot;'&quot;)" office:value-type="string" office:string-value="'70274770091'" calcext:value-type="string">
            <text:p>'70274770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5];&quot;'&quot;)" office:value-type="string" office:string-value="'996087802'" calcext:value-type="string">
            <text:p>'9960878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52126</text:p>
          </table:table-cell>
          <table:table-cell table:number-columns-repeated="2" table:style-name="ce17" office:value-type="string" calcext:value-type="string">
            <text:p>92878920082</text:p>
          </table:table-cell>
          <table:table-cell table:style-name="ce21" office:value-type="string" calcext:value-type="string">
            <text:p>00072032413</text:p>
          </table:table-cell>
          <table:table-cell table:style-name="ce35" office:value-type="string" calcext:value-type="string">
            <text:p>manter cadastro c/contrato em aberto em dia, tirar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072032413, 92878920082</text:p>
          </table:table-cell>
          <table:table-cell office:value-type="string" calcext:value-type="string">
            <text:p>DELTASUL 139 - SAO BORJ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6];&quot;'&quot;)" office:value-type="string" office:string-value="'00072032413'" calcext:value-type="string">
            <text:p>'0007203241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6];&quot;'&quot;)" office:value-type="string" office:string-value="'999252126'" calcext:value-type="string">
            <text:p>'9992521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6];&quot;'&quot;)" office:value-type="string" office:string-value="'00072032413'" calcext:value-type="string">
            <text:p>'0007203241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6];&quot;'&quot;)" office:value-type="string" office:string-value="'999252126'" calcext:value-type="string">
            <text:p>'9992521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78436</text:p>
          </table:table-cell>
          <table:table-cell table:number-columns-repeated="2" office:value-type="float" office:value="17808154091" calcext:value-type="float">
            <text:p>17808154091</text:p>
          </table:table-cell>
          <table:table-cell table:style-name="ce22" office:value-type="float" office:value="81464975000" calcext:value-type="float">
            <text:p>81464975000</text:p>
          </table:table-cell>
          <table:table-cell table:style-name="ce36" office:value-type="string" calcext:value-type="string">
            <text:p>são conjugues e usam mesmo cel ambos tem contratos em aberto atual, mas manter esposo pois whats é del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7808154091, 81464975000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7];&quot;'&quot;)" office:value-type="string" office:string-value="'81464975000'" calcext:value-type="string">
            <text:p>'81464975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7];&quot;'&quot;)" office:value-type="string" office:string-value="'999878436'" calcext:value-type="string">
            <text:p>'9998784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7];&quot;'&quot;)" office:value-type="string" office:string-value="'81464975000'" calcext:value-type="string">
            <text:p>'8146497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7];&quot;'&quot;)" office:value-type="string" office:string-value="'999878436'" calcext:value-type="string">
            <text:p>'9998784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07404</text:p>
          </table:table-cell>
          <table:table-cell table:number-columns-repeated="2" table:style-name="ce17" office:value-type="string" calcext:value-type="string">
            <text:p>02185896032</text:p>
          </table:table-cell>
          <table:table-cell table:style-name="ce21" office:value-type="string" calcext:value-type="string">
            <text:p>99313685000</text:p>
          </table:table-cell>
          <table:table-cell table:style-name="ce35" office:value-type="string" calcext:value-type="string">
            <text:p>Cadastro 2022 c/contrato em aberto em dia manter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185896032, 99313685000</text:p>
          </table:table-cell>
          <table:table-cell office:value-type="string" calcext:value-type="string">
            <text:p>DELTASUL 10 - SANTO ANGELO, DELTASUL 15 - SANTA ROS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8];&quot;'&quot;)" office:value-type="string" office:string-value="'99313685000'" calcext:value-type="string">
            <text:p>'99313685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8];&quot;'&quot;)" office:value-type="string" office:string-value="'996007404'" calcext:value-type="string">
            <text:p>'9960074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8];&quot;'&quot;)" office:value-type="string" office:string-value="'99313685000'" calcext:value-type="string">
            <text:p>'9931368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8];&quot;'&quot;)" office:value-type="string" office:string-value="'996007404'" calcext:value-type="string">
            <text:p>'99600740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41509</text:p>
          </table:table-cell>
          <table:table-cell table:style-name="ce17" office:value-type="string" calcext:value-type="string">
            <text:p>42073901034</text:p>
          </table:table-cell>
          <table:table-cell table:style-name="ce17"/>
          <table:table-cell table:style-name="ce22" office:value-type="string" calcext:value-type="string">
            <text:p>33135169049/42073901034</text:p>
          </table:table-cell>
          <table:table-cell table:style-name="ce35" office:value-type="string" calcext:value-type="string">
            <text:p>cadastros desatualizados 2007 e 2019, tirar os dois conferi chave pix e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135169049, 42073901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9];&quot;'&quot;)" office:value-type="string" office:string-value="'33135169049/42073901034'" calcext:value-type="string">
            <text:p>'33135169049/4207390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9];&quot;'&quot;)" office:value-type="string" office:string-value="'999541509'" calcext:value-type="string">
            <text:p>'9995415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9];&quot;'&quot;)" office:value-type="string" office:string-value="'33135169049/42073901034'" calcext:value-type="string">
            <text:p>'33135169049/4207390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9];&quot;'&quot;)" office:value-type="string" office:string-value="'999541509'" calcext:value-type="string">
            <text:p>'9995415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41118</text:p>
          </table:table-cell>
          <table:table-cell table:number-columns-repeated="2" table:style-name="ce17" office:value-type="string" calcext:value-type="string">
            <text:p>03046691050</text:p>
          </table:table-cell>
          <table:table-cell table:style-name="ce21" office:value-type="string" calcext:value-type="string">
            <text:p>02492170071</text:p>
          </table:table-cell>
          <table:table-cell table:style-name="ce35" office:value-type="string" calcext:value-type="string">
            <text:p>eram conjugues, cel era esposo que tem contrato em aberto 2018 manter , esposa nunca comprou, n consegui confirmar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492170071, 03046691050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0];&quot;'&quot;)" office:value-type="string" office:string-value="'02492170071'" calcext:value-type="string">
            <text:p>'0249217007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0];&quot;'&quot;)" office:value-type="string" office:string-value="'981241118'" calcext:value-type="string">
            <text:p>'9812411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0];&quot;'&quot;)" office:value-type="string" office:string-value="'02492170071'" calcext:value-type="string">
            <text:p>'0249217007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0];&quot;'&quot;)" office:value-type="string" office:string-value="'981241118'" calcext:value-type="string">
            <text:p>'9812411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99562</text:p>
          </table:table-cell>
          <table:table-cell table:number-columns-repeated="2" table:style-name="ce17" office:value-type="string" calcext:value-type="string">
            <text:p>03354891092</text:p>
          </table:table-cell>
          <table:table-cell table:style-name="ce21" office:value-type="string" calcext:value-type="string">
            <text:p>04051727025</text:p>
          </table:table-cell>
          <table:table-cell table:style-name="ce35" office:value-type="string" calcext:value-type="string">
            <text:p>manter cadastro 2019 que tem contrato em aberto confirmei pela chave pix ,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354891092, 04051727025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1];&quot;'&quot;)" office:value-type="string" office:string-value="'04051727025'" calcext:value-type="string">
            <text:p>'0405172702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1];&quot;'&quot;)" office:value-type="string" office:string-value="'996199562'" calcext:value-type="string">
            <text:p>'9961995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1];&quot;'&quot;)" office:value-type="string" office:string-value="'04051727025'" calcext:value-type="string">
            <text:p>'0405172702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1];&quot;'&quot;)" office:value-type="string" office:string-value="'996199562'" calcext:value-type="string">
            <text:p>'9961995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637389</text:p>
          </table:table-cell>
          <table:table-cell table:number-columns-repeated="2" office:value-type="float" office:value="23458054049" calcext:value-type="float">
            <text:p>23458054049</text:p>
          </table:table-cell>
          <table:table-cell table:style-name="ce22" office:value-type="float" office:value="94351171049" calcext:value-type="float">
            <text:p>94351171049</text:p>
          </table:table-cell>
          <table:table-cell table:style-name="ce36" office:value-type="string" calcext:value-type="string">
            <text:p>conjugues, ambos atualizados e /contratos em aberto em dia, manter dele pois tem ag que ele atend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3458054049, 94351171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2];&quot;'&quot;)" office:value-type="string" office:string-value="'94351171049'" calcext:value-type="string">
            <text:p>'94351171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2];&quot;'&quot;)" office:value-type="string" office:string-value="'984637389'" calcext:value-type="string">
            <text:p>'9846373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2];&quot;'&quot;)" office:value-type="string" office:string-value="'94351171049'" calcext:value-type="string">
            <text:p>'9435117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2];&quot;'&quot;)" office:value-type="string" office:string-value="'984637389'" calcext:value-type="string">
            <text:p>'98463738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73111</text:p>
          </table:table-cell>
          <table:table-cell table:number-columns-repeated="2" table:style-name="ce17" office:value-type="string" calcext:value-type="string">
            <text:p>37618830053</text:p>
          </table:table-cell>
          <table:table-cell table:style-name="ce21" office:value-type="string" calcext:value-type="string">
            <text:p>28910486015</text:p>
          </table:table-cell>
          <table:table-cell table:style-name="ce35" office:value-type="string" calcext:value-type="string">
            <text:p>manter cadastro c/contrato em aberto em dia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8910486015, 37618830053</text:p>
          </table:table-cell>
          <table:table-cell office:value-type="string" calcext:value-type="string">
            <text:p>DELTASUL 85 - ITAQUI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3];&quot;'&quot;)" office:value-type="string" office:string-value="'28910486015'" calcext:value-type="string">
            <text:p>'28910486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3];&quot;'&quot;)" office:value-type="string" office:string-value="'999873111'" calcext:value-type="string">
            <text:p>'9998731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3];&quot;'&quot;)" office:value-type="string" office:string-value="'28910486015'" calcext:value-type="string">
            <text:p>'2891048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3];&quot;'&quot;)" office:value-type="string" office:string-value="'999873111'" calcext:value-type="string">
            <text:p>'9998731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2115392</text:p>
          </table:table-cell>
          <table:table-cell table:number-columns-repeated="2" office:value-type="float" office:value="70501498290" calcext:value-type="float">
            <text:p>70501498290</text:p>
          </table:table-cell>
          <table:table-cell table:style-name="ce22" office:value-type="float" office:value="87122138020" calcext:value-type="float">
            <text:p>87122138020</text:p>
          </table:table-cell>
          <table:table-cell table:style-name="ce36" office:value-type="string" calcext:value-type="string">
            <text:p>manter cadastro c/contrato em aberto em dia, outro tem contrato 2019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70501498290, 87122138020</text:p>
          </table:table-cell>
          <table:table-cell office:value-type="string" calcext:value-type="string">
            <text:p>DELTASUL 10 - SANTO ANGELO, DELTASUL 5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4];&quot;'&quot;)" office:value-type="string" office:string-value="'87122138020'" calcext:value-type="string">
            <text:p>'8712213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4];&quot;'&quot;)" office:value-type="string" office:string-value="'992115392'" calcext:value-type="string">
            <text:p>'9921153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4];&quot;'&quot;)" office:value-type="string" office:string-value="'87122138020'" calcext:value-type="string">
            <text:p>'8712213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4];&quot;'&quot;)" office:value-type="string" office:string-value="'992115392'" calcext:value-type="string">
            <text:p>'9921153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90534</text:p>
          </table:table-cell>
          <table:table-cell table:style-name="ce17" office:value-type="string" calcext:value-type="string">
            <text:p>14553074087</text:p>
          </table:table-cell>
          <table:table-cell table:style-name="ce17" office:value-type="string" calcext:value-type="string">
            <text:p>33098352000</text:p>
          </table:table-cell>
          <table:table-cell table:style-name="ce22" office:value-type="string" calcext:value-type="string">
            <text:p>14553074087</text:p>
          </table:table-cell>
          <table:table-cell table:style-name="ce35" office:value-type="string" calcext:value-type="string">
            <text:p>Pai e filha, manter cadastro dela confirmei por chave pix, pai tem contrato em aberto 2017 tirar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4553074087, 33098352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5];&quot;'&quot;)" office:value-type="string" office:string-value="'14553074087'" calcext:value-type="string">
            <text:p>'14553074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5];&quot;'&quot;)" office:value-type="string" office:string-value="'999590534'" calcext:value-type="string">
            <text:p>'9995905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5];&quot;'&quot;)" office:value-type="string" office:string-value="'14553074087'" calcext:value-type="string">
            <text:p>'14553074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5];&quot;'&quot;)" office:value-type="string" office:string-value="'999590534'" calcext:value-type="string">
            <text:p>'9995905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32654</text:p>
          </table:table-cell>
          <table:table-cell table:number-columns-repeated="2" table:style-name="ce17" office:value-type="string" calcext:value-type="string">
            <text:p>96682116004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manter cadastro c/contrato em aberto em dia , outro ser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8888888020, 96682116004</text:p>
          </table:table-cell>
          <table:table-cell office:value-type="string" calcext:value-type="string">
            <text:p>DELTASUL 145 - URUGUAIA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6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6];&quot;'&quot;)" office:value-type="string" office:string-value="'999632654'" calcext:value-type="string">
            <text:p>'9996326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6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6];&quot;'&quot;)" office:value-type="string" office:string-value="'999632654'" calcext:value-type="string">
            <text:p>'9996326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73668</text:p>
          </table:table-cell>
          <table:table-cell table:style-name="ce17" office:value-type="string" calcext:value-type="string">
            <text:p>01495927016</text:p>
          </table:table-cell>
          <table:table-cell table:style-name="ce17"/>
          <table:table-cell table:style-name="ce22" office:value-type="string" calcext:value-type="string">
            <text:p>56828608020/01495927016</text:p>
          </table:table-cell>
          <table:table-cell table:style-name="ce35" office:value-type="string" calcext:value-type="string">
            <text:p>tirar dos 2 cadastros estao desatualizados e um tem contrato 2019 mas confirmei chave pix 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95927016, 56828608020</text:p>
          </table:table-cell>
          <table:table-cell office:value-type="string" calcext:value-type="string">
            <text:p>DELTASUL 10 - SANTO ANGEL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7];&quot;'&quot;)" office:value-type="string" office:string-value="'56828608020/01495927016'" calcext:value-type="string">
            <text:p>'56828608020/0149592701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7];&quot;'&quot;)" office:value-type="string" office:string-value="'999673668'" calcext:value-type="string">
            <text:p>'9996736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7];&quot;'&quot;)" office:value-type="string" office:string-value="'56828608020/01495927016'" calcext:value-type="string">
            <text:p>'56828608020/0149592701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7];&quot;'&quot;)" office:value-type="string" office:string-value="'999673668'" calcext:value-type="string">
            <text:p>'9996736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14557</text:p>
          </table:table-cell>
          <table:table-cell table:style-name="ce17" office:value-type="string" calcext:value-type="string">
            <text:p>03472626003</text:p>
          </table:table-cell>
          <table:table-cell table:style-name="ce17" office:value-type="string" calcext:value-type="string">
            <text:p>02275818065</text:p>
          </table:table-cell>
          <table:table-cell table:style-name="ce22" office:value-type="string" calcext:value-type="string">
            <text:p>03472626003</text:p>
          </table:table-cell>
          <table:table-cell table:style-name="ce35" office:value-type="string" calcext:value-type="string">
            <text:p>manter cadastro 2022 confirmei chave pix, outro desatualizado 2019 e co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75818065, 03472626003</text:p>
          </table:table-cell>
          <table:table-cell office:value-type="string" calcext:value-type="string">
            <text:p>DELTASUL 126 - NAO ME TOQU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8];&quot;'&quot;)" office:value-type="string" office:string-value="'03472626003'" calcext:value-type="string">
            <text:p>'0347262600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8];&quot;'&quot;)" office:value-type="string" office:string-value="'984114557'" calcext:value-type="string">
            <text:p>'9841145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8];&quot;'&quot;)" office:value-type="string" office:string-value="'03472626003'" calcext:value-type="string">
            <text:p>'034726260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8];&quot;'&quot;)" office:value-type="string" office:string-value="'984114557'" calcext:value-type="string">
            <text:p>'9841145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48225</text:p>
          </table:table-cell>
          <table:table-cell table:style-name="ce17" office:value-type="string" calcext:value-type="string">
            <text:p>93826184068</text:p>
          </table:table-cell>
          <table:table-cell table:style-name="ce17" office:value-type="string" calcext:value-type="string">
            <text:p>00517101025</text:p>
          </table:table-cell>
          <table:table-cell table:style-name="ce22" office:value-type="string" calcext:value-type="string">
            <text:p>93826184068</text:p>
          </table:table-cell>
          <table:table-cell table:style-name="ce35" office:value-type="string" calcext:value-type="string">
            <text:p>maee filha, mater filha confirmei whats , mae tem contrato em aberto 2020 tirar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17101025, 93826184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9];&quot;'&quot;)" office:value-type="string" office:string-value="'93826184068'" calcext:value-type="string">
            <text:p>'93826184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9];&quot;'&quot;)" office:value-type="string" office:string-value="'999248225'" calcext:value-type="string">
            <text:p>'9992482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9];&quot;'&quot;)" office:value-type="string" office:string-value="'93826184068'" calcext:value-type="string">
            <text:p>'93826184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9];&quot;'&quot;)" office:value-type="string" office:string-value="'999248225'" calcext:value-type="string">
            <text:p>'9992482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19120</text:p>
          </table:table-cell>
          <table:table-cell table:number-columns-repeated="2" table:style-name="ce17" office:value-type="string" calcext:value-type="string">
            <text:p>97764213004</text:p>
          </table:table-cell>
          <table:table-cell table:style-name="ce21" office:value-type="string" calcext:value-type="string">
            <text:p>57435561053</text:p>
          </table:table-cell>
          <table:table-cell table:style-name="ce35" office:value-type="string" calcext:value-type="string">
            <text:p>manter cadastro que tem contrato em aberto em dia , tirar cadastro desatualizado 2016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7435561053, 9776421300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0];&quot;'&quot;)" office:value-type="string" office:string-value="'57435561053'" calcext:value-type="string">
            <text:p>'57435561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0];&quot;'&quot;)" office:value-type="string" office:string-value="'999119120'" calcext:value-type="string">
            <text:p>'9991191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0];&quot;'&quot;)" office:value-type="string" office:string-value="'57435561053'" calcext:value-type="string">
            <text:p>'57435561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0];&quot;'&quot;)" office:value-type="string" office:string-value="'999119120'" calcext:value-type="string">
            <text:p>'9991191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65880</text:p>
          </table:table-cell>
          <table:table-cell table:style-name="ce17" office:value-type="string" calcext:value-type="string">
            <text:p>40541223020</text:p>
          </table:table-cell>
          <table:table-cell table:style-name="ce17" office:value-type="string" calcext:value-type="string">
            <text:p>00025336002</text:p>
          </table:table-cell>
          <table:table-cell table:style-name="ce21" office:value-type="string" calcext:value-type="string">
            <text:p>40541223020</text:p>
          </table:table-cell>
          <table:table-cell table:style-name="ce35" office:value-type="string" calcext:value-type="string">
            <text:p>manter cadastro pois confirmei chave pix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025336002, 4054122302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1];&quot;'&quot;)" office:value-type="string" office:string-value="'40541223020'" calcext:value-type="string">
            <text:p>'40541223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1];&quot;'&quot;)" office:value-type="string" office:string-value="'996465880'" calcext:value-type="string">
            <text:p>'99646588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1];&quot;'&quot;)" office:value-type="string" office:string-value="'40541223020'" calcext:value-type="string">
            <text:p>'40541223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1];&quot;'&quot;)" office:value-type="string" office:string-value="'996465880'" calcext:value-type="string">
            <text:p>'99646588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90024</text:p>
          </table:table-cell>
          <table:table-cell table:number-columns-repeated="2" table:style-name="ce17" office:value-type="string" calcext:value-type="string">
            <text:p>96831820034</text:p>
          </table:table-cell>
          <table:table-cell table:style-name="ce21" office:value-type="string" calcext:value-type="string">
            <text:p>19402317015</text:p>
          </table:table-cell>
          <table:table-cell table:style-name="ce35" office:value-type="string" calcext:value-type="string">
            <text:p>manter cadastro com contrato em aberto em dia, tirar cadastro 201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9402317015, 96831820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2];&quot;'&quot;)" office:value-type="string" office:string-value="'19402317015'" calcext:value-type="string">
            <text:p>'19402317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2];&quot;'&quot;)" office:value-type="string" office:string-value="'999990024'" calcext:value-type="string">
            <text:p>'9999900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2];&quot;'&quot;)" office:value-type="string" office:string-value="'19402317015'" calcext:value-type="string">
            <text:p>'19402317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2];&quot;'&quot;)" office:value-type="string" office:string-value="'999990024'" calcext:value-type="string">
            <text:p>'99999002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36606</text:p>
          </table:table-cell>
          <table:table-cell office:value-type="float" office:value="1405482974" calcext:value-type="float">
            <text:p>1405482974</text:p>
          </table:table-cell>
          <table:table-cell/>
          <table:table-cell table:style-name="ce24" office:value-type="string" calcext:value-type="string">
            <text:p>01405482974/23954365855</text:p>
          </table:table-cell>
          <table:table-cell table:style-name="ce36" office:value-type="string" calcext:value-type="string">
            <text:p>tirar dos 2 cadastros ambos desatualizados, eram amigos, n chama, n tem whats e nem chave pix sem confirm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05482974, 23954365855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3];&quot;'&quot;)" office:value-type="string" office:string-value="'01405482974/23954365855'" calcext:value-type="string">
            <text:p>'01405482974/2395436585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3];&quot;'&quot;)" office:value-type="string" office:string-value="'981236606'" calcext:value-type="string">
            <text:p>'9812366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3];&quot;'&quot;)" office:value-type="string" office:string-value="'01405482974/23954365855'" calcext:value-type="string">
            <text:p>'01405482974/2395436585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3];&quot;'&quot;)" office:value-type="string" office:string-value="'981236606'" calcext:value-type="string">
            <text:p>'9812366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11246</text:p>
          </table:table-cell>
          <table:table-cell table:number-columns-repeated="2" table:style-name="ce17" office:value-type="string" calcext:value-type="string">
            <text:p>81739443004</text:p>
          </table:table-cell>
          <table:table-cell table:style-name="ce21" office:value-type="string" calcext:value-type="string">
            <text:p>88872521068</text:p>
          </table:table-cell>
          <table:table-cell table:style-name="ce35" office:value-type="string" calcext:value-type="string">
            <text:p>mae e filha, cadastro filha tem contrato em aberto em dia , mae esta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1739443004, 88872521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4];&quot;'&quot;)" office:value-type="string" office:string-value="'88872521068'" calcext:value-type="string">
            <text:p>'88872521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4];&quot;'&quot;)" office:value-type="string" office:string-value="'999511246'" calcext:value-type="string">
            <text:p>'99951124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4];&quot;'&quot;)" office:value-type="string" office:string-value="'88872521068'" calcext:value-type="string">
            <text:p>'88872521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4];&quot;'&quot;)" office:value-type="string" office:string-value="'999511246'" calcext:value-type="string">
            <text:p>'99951124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46414</text:p>
          </table:table-cell>
          <table:table-cell office:value-type="float" office:value="2170023070" calcext:value-type="float">
            <text:p>2170023070</text:p>
          </table:table-cell>
          <table:table-cell/>
          <table:table-cell table:style-name="ce22" office:value-type="string" calcext:value-type="string">
            <text:p>60105818003/02170023070</text:p>
          </table:table-cell>
          <table:table-cell table:style-name="ce36" office:value-type="string" calcext:value-type="string">
            <text:p>são irmaos por parte mae , tirar ambos não consegui confirmar nem lig, whats, chave pix, ambos tem contrato e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170023070, 6010581800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5];&quot;'&quot;)" office:value-type="string" office:string-value="'60105818003/02170023070'" calcext:value-type="string">
            <text:p>'60105818003/0217002307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5];&quot;'&quot;)" office:value-type="string" office:string-value="'999346414'" calcext:value-type="string">
            <text:p>'999346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5];&quot;'&quot;)" office:value-type="string" office:string-value="'60105818003/02170023070'" calcext:value-type="string">
            <text:p>'60105818003/02170023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5];&quot;'&quot;)" office:value-type="string" office:string-value="'999346414'" calcext:value-type="string">
            <text:p>'9993464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14337</text:p>
          </table:table-cell>
          <table:table-cell table:number-columns-repeated="2" table:style-name="ce17" office:value-type="string" calcext:value-type="string">
            <text:p>89122879072</text:p>
          </table:table-cell>
          <table:table-cell table:style-name="ce21" office:value-type="string" calcext:value-type="string">
            <text:p>89122879072</text:p>
          </table:table-cell>
          <table:table-cell table:style-name="ce35" office:value-type="string" calcext:value-type="string">
            <text:p>conjugues, manter esposa tem contrato em aberto em dia, esposo desatualizado 2015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2404074091, 89122879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6];&quot;'&quot;)" office:value-type="string" office:string-value="'89122879072'" calcext:value-type="string">
            <text:p>'89122879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6];&quot;'&quot;)" office:value-type="string" office:string-value="'996114337'" calcext:value-type="string">
            <text:p>'9961143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6];&quot;'&quot;)" office:value-type="string" office:string-value="'89122879072'" calcext:value-type="string">
            <text:p>'89122879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6];&quot;'&quot;)" office:value-type="string" office:string-value="'996114337'" calcext:value-type="string">
            <text:p>'9961143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19489</text:p>
          </table:table-cell>
          <table:table-cell table:number-columns-repeated="2" table:style-name="ce17" office:value-type="string" calcext:value-type="string">
            <text:p>04559888035</text:p>
          </table:table-cell>
          <table:table-cell table:style-name="ce21" office:value-type="string" calcext:value-type="string">
            <text:p>67094244053</text:p>
          </table:table-cell>
          <table:table-cell table:style-name="ce35" office:value-type="string" calcext:value-type="string">
            <text:p>manter cadastro que em contrato em dia aberto e tirar cadastro desatualizado 2015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559888035, 67094244053</text:p>
          </table:table-cell>
          <table:table-cell office:value-type="string" calcext:value-type="string">
            <text:p>DELTASUL 10 - SANTO ANGELO, DELTASUL 14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7];&quot;'&quot;)" office:value-type="string" office:string-value="'67094244053'" calcext:value-type="string">
            <text:p>'67094244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7];&quot;'&quot;)" office:value-type="string" office:string-value="'999019489'" calcext:value-type="string">
            <text:p>'9990194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7];&quot;'&quot;)" office:value-type="string" office:string-value="'67094244053'" calcext:value-type="string">
            <text:p>'67094244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7];&quot;'&quot;)" office:value-type="string" office:string-value="'999019489'" calcext:value-type="string">
            <text:p>'99901948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17148</text:p>
          </table:table-cell>
          <table:table-cell table:number-columns-repeated="2" table:style-name="ce17" office:value-type="string" calcext:value-type="string">
            <text:p>01639416021</text:p>
          </table:table-cell>
          <table:table-cell table:style-name="ce21" office:value-type="string" calcext:value-type="string">
            <text:p>34910409068</text:p>
          </table:table-cell>
          <table:table-cell table:style-name="ce35" office:value-type="string" calcext:value-type="string">
            <text:p>são familiares , manter cadastro c/contrato em aberto pois confirmei chave pix nome del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39416021, 34910409068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8];&quot;'&quot;)" office:value-type="string" office:string-value="'34910409068'" calcext:value-type="string">
            <text:p>'3491040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8];&quot;'&quot;)" office:value-type="string" office:string-value="'997217148'" calcext:value-type="string">
            <text:p>'99721714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8];&quot;'&quot;)" office:value-type="string" office:string-value="'34910409068'" calcext:value-type="string">
            <text:p>'3491040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8];&quot;'&quot;)" office:value-type="string" office:string-value="'997217148'" calcext:value-type="string">
            <text:p>'99721714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14445</text:p>
          </table:table-cell>
          <table:table-cell table:number-columns-repeated="2" table:style-name="ce17" office:value-type="string" calcext:value-type="string">
            <text:p>03008433057</text:p>
          </table:table-cell>
          <table:table-cell table:style-name="ce21" office:value-type="string" calcext:value-type="string">
            <text:p>82542872015</text:p>
          </table:table-cell>
          <table:table-cell table:style-name="ce35" office:value-type="string" calcext:value-type="string">
            <text:p>mae e filho, manter cadastro dele tem contrato em aberto e confirmei chave pix, tirar del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008433057, 82542872015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9];&quot;'&quot;)" office:value-type="string" office:string-value="'82542872015'" calcext:value-type="string">
            <text:p>'82542872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9];&quot;'&quot;)" office:value-type="string" office:string-value="'996814445'" calcext:value-type="string">
            <text:p>'9968144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9];&quot;'&quot;)" office:value-type="string" office:string-value="'82542872015'" calcext:value-type="string">
            <text:p>'82542872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9];&quot;'&quot;)" office:value-type="string" office:string-value="'996814445'" calcext:value-type="string">
            <text:p>'9968144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692294</text:p>
          </table:table-cell>
          <table:table-cell office:value-type="float" office:value="711032017" calcext:value-type="float">
            <text:p>711032017</text:p>
          </table:table-cell>
          <table:table-cell office:value-type="string" calcext:value-type="string">
            <text:p>00711032017</text:p>
          </table:table-cell>
          <table:table-cell table:style-name="ce22" office:value-type="string" calcext:value-type="string">
            <text:p>01415771006</text:p>
          </table:table-cell>
          <table:table-cell table:style-name="ce36" office:value-type="string" calcext:value-type="string">
            <text:p>mae e filha, manter cadastro mae pois pelo whats acredito ser dela, tirar filha tem contrato em aberto 2019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711032017, 01415771006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0];&quot;'&quot;)" office:value-type="string" office:string-value="'01415771006'" calcext:value-type="string">
            <text:p>'01415771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0];&quot;'&quot;)" office:value-type="string" office:string-value="'996692294'" calcext:value-type="string">
            <text:p>'9966922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0];&quot;'&quot;)" office:value-type="string" office:string-value="'01415771006'" calcext:value-type="string">
            <text:p>'01415771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0];&quot;'&quot;)" office:value-type="string" office:string-value="'996692294'" calcext:value-type="string">
            <text:p>'9966922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96619</text:p>
          </table:table-cell>
          <table:table-cell table:number-columns-repeated="2" table:style-name="ce17" office:value-type="string" calcext:value-type="string">
            <text:p>45383928049</text:p>
          </table:table-cell>
          <table:table-cell table:style-name="ce21" office:value-type="string" calcext:value-type="string">
            <text:p>81741502004</text:p>
          </table:table-cell>
          <table:table-cell table:style-name="ce35" office:value-type="string" calcext:value-type="string">
            <text:p>MANTER CADASTRO C/CONTRATO EM ABERTO PELO WHATS <text:s/>CEL PERTENCE <text:s/>NETA MARCI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5383928049, 81741502004</text:p>
          </table:table-cell>
          <table:table-cell office:value-type="string" calcext:value-type="string">
            <text:p>DELTASUL 10 - SANTO ANGELO, DELTASUL 62 - BAG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1];&quot;'&quot;)" office:value-type="string" office:string-value="'81741502004'" calcext:value-type="string">
            <text:p>'81741502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1];&quot;'&quot;)" office:value-type="string" office:string-value="'999696619'" calcext:value-type="string">
            <text:p>'9996966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1];&quot;'&quot;)" office:value-type="string" office:string-value="'81741502004'" calcext:value-type="string">
            <text:p>'81741502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1];&quot;'&quot;)" office:value-type="string" office:string-value="'999696619'" calcext:value-type="string">
            <text:p>'9996966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71024</text:p>
          </table:table-cell>
          <table:table-cell table:number-columns-repeated="2" table:style-name="ce17" office:value-type="string" calcext:value-type="string">
            <text:p>19743777091</text:p>
          </table:table-cell>
          <table:table-cell table:style-name="ce21" office:value-type="string" calcext:value-type="string">
            <text:p>01596651083</text:p>
          </table:table-cell>
          <table:table-cell table:style-name="ce35" office:value-type="string" calcext:value-type="string">
            <text:p>manter cadastro atualizado e c/contrato aberto em dia, tirar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596651083, 19743777091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2];&quot;'&quot;)" office:value-type="string" office:string-value="'01596651083'" calcext:value-type="string">
            <text:p>'0159665108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2];&quot;'&quot;)" office:value-type="string" office:string-value="'999671024'" calcext:value-type="string">
            <text:p>'9996710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2];&quot;'&quot;)" office:value-type="string" office:string-value="'01596651083'" calcext:value-type="string">
            <text:p>'0159665108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2];&quot;'&quot;)" office:value-type="string" office:string-value="'999671024'" calcext:value-type="string">
            <text:p>'99967102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85679</text:p>
          </table:table-cell>
          <table:table-cell table:number-columns-repeated="2" table:style-name="ce17" office:value-type="string" calcext:value-type="string">
            <text:p>61751634000</text:p>
          </table:table-cell>
          <table:table-cell table:style-name="ce21" office:value-type="string" calcext:value-type="string">
            <text:p>84296640097</text:p>
          </table:table-cell>
          <table:table-cell table:style-name="ce35" office:value-type="string" calcext:value-type="string">
            <text:p>manter no que tem contrato em aberto e tirar outro, n consegui confirmar nem lig, whats ou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1751634000, 84296640097</text:p>
          </table:table-cell>
          <table:table-cell office:value-type="string" calcext:value-type="string">
            <text:p>DELTASUL 10 - SANTO ANGELO, DELTASUL 86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3];&quot;'&quot;)" office:value-type="string" office:string-value="'84296640097'" calcext:value-type="string">
            <text:p>'84296640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3];&quot;'&quot;)" office:value-type="string" office:string-value="'999985679'" calcext:value-type="string">
            <text:p>'99998567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3];&quot;'&quot;)" office:value-type="string" office:string-value="'84296640097'" calcext:value-type="string">
            <text:p>'84296640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3];&quot;'&quot;)" office:value-type="string" office:string-value="'999985679'" calcext:value-type="string">
            <text:p>'99998567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440258</text:p>
          </table:table-cell>
          <table:table-cell table:number-columns-repeated="2" table:style-name="ce17" office:value-type="string" calcext:value-type="string">
            <text:p>46228519034</text:p>
          </table:table-cell>
          <table:table-cell table:style-name="ce21" office:value-type="string" calcext:value-type="string">
            <text:p>21228760004</text:p>
          </table:table-cell>
          <table:table-cell table:style-name="ce35" office:value-type="string" calcext:value-type="string">
            <text:p>Conjuges <text:s/>, cadastro esposa falecida manter pois tem contrato em aberto, esposo n tem contra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1228760004, 4622851903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4];&quot;'&quot;)" office:value-type="string" office:string-value="'21228760004'" calcext:value-type="string">
            <text:p>'21228760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4];&quot;'&quot;)" office:value-type="string" office:string-value="'981440258'" calcext:value-type="string">
            <text:p>'9814402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4];&quot;'&quot;)" office:value-type="string" office:string-value="'21228760004'" calcext:value-type="string">
            <text:p>'21228760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4];&quot;'&quot;)" office:value-type="string" office:string-value="'981440258'" calcext:value-type="string">
            <text:p>'9814402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89585</text:p>
          </table:table-cell>
          <table:table-cell table:number-columns-repeated="2" table:style-name="ce17" office:value-type="string" calcext:value-type="string">
            <text:p>27550184020</text:p>
          </table:table-cell>
          <table:table-cell table:style-name="ce21" office:value-type="string" calcext:value-type="string">
            <text:p>03890853080</text:p>
          </table:table-cell>
          <table:table-cell table:style-name="ce35" office:value-type="string" calcext:value-type="string">
            <text:p>manter cadastro c/contrato em aberto em dia, outro tirar desatualizado 201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890853080, 27550184020</text:p>
          </table:table-cell>
          <table:table-cell office:value-type="string" calcext:value-type="string">
            <text:p>DELTASUL 07 - TRES PASSOS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5];&quot;'&quot;)" office:value-type="string" office:string-value="'03890853080'" calcext:value-type="string">
            <text:p>'03890853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5];&quot;'&quot;)" office:value-type="string" office:string-value="'991789585'" calcext:value-type="string">
            <text:p>'9917895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5];&quot;'&quot;)" office:value-type="string" office:string-value="'03890853080'" calcext:value-type="string">
            <text:p>'03890853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5];&quot;'&quot;)" office:value-type="string" office:string-value="'991789585'" calcext:value-type="string">
            <text:p>'9917895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59907</text:p>
          </table:table-cell>
          <table:table-cell table:number-columns-repeated="2" table:style-name="ce17" office:value-type="string" calcext:value-type="string">
            <text:p>03456361041</text:p>
          </table:table-cell>
          <table:table-cell table:style-name="ce21" office:value-type="string" calcext:value-type="string">
            <text:p>79148603015</text:p>
          </table:table-cell>
          <table:table-cell table:style-name="ce35" office:value-type="string" calcext:value-type="string">
            <text:p>manter cadstro c/contato em aberto, tirar cadastro 2015, n consegui confirmar lig, whats nem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456361041, 79148603015</text:p>
          </table:table-cell>
          <table:table-cell office:value-type="string" calcext:value-type="string">
            <text:p>DELTASUL 10 - SANTO ANGELO, DELTASUL 85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6];&quot;'&quot;)" office:value-type="string" office:string-value="'79148603015'" calcext:value-type="string">
            <text:p>'79148603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6];&quot;'&quot;)" office:value-type="string" office:string-value="'996059907'" calcext:value-type="string">
            <text:p>'9960599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6];&quot;'&quot;)" office:value-type="string" office:string-value="'79148603015'" calcext:value-type="string">
            <text:p>'79148603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6];&quot;'&quot;)" office:value-type="string" office:string-value="'996059907'" calcext:value-type="string">
            <text:p>'9960599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66562</text:p>
          </table:table-cell>
          <table:table-cell table:number-columns-repeated="2" table:style-name="ce17" office:value-type="string" calcext:value-type="string">
            <text:p>86355473068</text:p>
          </table:table-cell>
          <table:table-cell table:style-name="ce21" office:value-type="string" calcext:value-type="string">
            <text:p>01613852061</text:p>
          </table:table-cell>
          <table:table-cell table:style-name="ce35" office:value-type="string" calcext:value-type="string">
            <text:p>manter cadastro atualizado 12/2022 c/contrato aberto em dia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13852061, 86355473068</text:p>
          </table:table-cell>
          <table:table-cell office:value-type="string" calcext:value-type="string">
            <text:p>DELTASUL 56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7];&quot;'&quot;)" office:value-type="string" office:string-value="'01613852061'" calcext:value-type="string">
            <text:p>'0161385206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7];&quot;'&quot;)" office:value-type="string" office:string-value="'996166562'" calcext:value-type="string">
            <text:p>'9961665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7];&quot;'&quot;)" office:value-type="string" office:string-value="'01613852061'" calcext:value-type="string">
            <text:p>'01613852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7];&quot;'&quot;)" office:value-type="string" office:string-value="'996166562'" calcext:value-type="string">
            <text:p>'9961665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73407</text:p>
          </table:table-cell>
          <table:table-cell table:style-name="ce17" office:value-type="string" calcext:value-type="string">
            <text:p>01008600016</text:p>
          </table:table-cell>
          <table:table-cell table:style-name="ce28" office:value-type="string" calcext:value-type="string">
            <text:p>02610393008</text:p>
          </table:table-cell>
          <table:table-cell table:style-name="ce22" office:value-type="string" calcext:value-type="string">
            <text:p>01008600016</text:p>
          </table:table-cell>
          <table:table-cell table:style-name="ce35" office:value-type="string" calcext:value-type="string">
            <text:p>sobrinha e tia, manter sobrinha confirmei chave pix dela, tirar tia tem contrato em aberto 2021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008600016, 0261039300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8];&quot;'&quot;)" office:value-type="string" office:string-value="'01008600016'" calcext:value-type="string">
            <text:p>'0100860001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8];&quot;'&quot;)" office:value-type="string" office:string-value="'997073407'" calcext:value-type="string">
            <text:p>'9970734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8];&quot;'&quot;)" office:value-type="string" office:string-value="'01008600016'" calcext:value-type="string">
            <text:p>'0100860001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8];&quot;'&quot;)" office:value-type="string" office:string-value="'997073407'" calcext:value-type="string">
            <text:p>'9970734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11187</text:p>
          </table:table-cell>
          <table:table-cell table:number-columns-repeated="2" table:style-name="ce17" office:value-type="string" calcext:value-type="string">
            <text:p>41439058091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manter cadastro c/contrato em aberto em dia, outro estrangei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1439058091, 88888888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9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9];&quot;'&quot;)" office:value-type="string" office:string-value="'999411187'" calcext:value-type="string">
            <text:p>'9994111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9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9];&quot;'&quot;)" office:value-type="string" office:string-value="'999411187'" calcext:value-type="string">
            <text:p>'9994111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64230</text:p>
          </table:table-cell>
          <table:table-cell table:number-columns-repeated="2" table:style-name="ce17" office:value-type="string" calcext:value-type="string">
            <text:p>98229834091</text:p>
          </table:table-cell>
          <table:table-cell table:style-name="ce22" office:value-type="string" calcext:value-type="string">
            <text:p>01192937066</text:p>
          </table:table-cell>
          <table:table-cell table:style-name="ce35" office:value-type="string" calcext:value-type="string">
            <text:p>manter cadastro c/contrato em aberto em dia , outro desatualizado 2015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192937066, 98229834091</text:p>
          </table:table-cell>
          <table:table-cell office:value-type="string" calcext:value-type="string">
            <text:p>DELTASUL 88 - TUPANCIRET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0];&quot;'&quot;)" office:value-type="string" office:string-value="'01192937066'" calcext:value-type="string">
            <text:p>'0119293706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0];&quot;'&quot;)" office:value-type="string" office:string-value="'999464230'" calcext:value-type="string">
            <text:p>'9994642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0];&quot;'&quot;)" office:value-type="string" office:string-value="'01192937066'" calcext:value-type="string">
            <text:p>'0119293706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0];&quot;'&quot;)" office:value-type="string" office:string-value="'999464230'" calcext:value-type="string">
            <text:p>'9994642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02480</text:p>
          </table:table-cell>
          <table:table-cell table:style-name="ce17" office:value-type="string" calcext:value-type="string">
            <text:p>01444176005</text:p>
          </table:table-cell>
          <table:table-cell table:style-name="ce17" office:value-type="string" calcext:value-type="string">
            <text:p>04311923082</text:p>
          </table:table-cell>
          <table:table-cell table:style-name="ce22" office:value-type="string" calcext:value-type="string">
            <text:p>01444176005</text:p>
          </table:table-cell>
          <table:table-cell table:style-name="ce35" office:value-type="string" calcext:value-type="string">
            <text:p>neta e avó, manter neta confirmei via ligaçaõ whats , vo tem contrato 2020,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44176005, 04311923082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1];&quot;'&quot;)" office:value-type="string" office:string-value="'01444176005'" calcext:value-type="string">
            <text:p>'0144417600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1];&quot;'&quot;)" office:value-type="string" office:string-value="'996002480'" calcext:value-type="string">
            <text:p>'99600248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1];&quot;'&quot;)" office:value-type="string" office:string-value="'01444176005'" calcext:value-type="string">
            <text:p>'01444176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1];&quot;'&quot;)" office:value-type="string" office:string-value="'996002480'" calcext:value-type="string">
            <text:p>'99600248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16087</text:p>
          </table:table-cell>
          <table:table-cell table:number-columns-repeated="2" table:style-name="ce17" office:value-type="string" calcext:value-type="string">
            <text:p>05790667031</text:p>
          </table:table-cell>
          <table:table-cell table:style-name="ce21" office:value-type="string" calcext:value-type="string">
            <text:p>96554096000</text:p>
          </table:table-cell>
          <table:table-cell table:style-name="ce35" office:value-type="string" calcext:value-type="string">
            <text:p>manter cadastro que tem contrato em aberto 2020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5790667031, 96554096000</text:p>
          </table:table-cell>
          <table:table-cell office:value-type="string" calcext:value-type="string">
            <text:p>DELTASUL 10 - SANTO ANGELO, DELTASUL 110 - JULIO DE CASTILH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2];&quot;'&quot;)" office:value-type="string" office:string-value="'96554096000'" calcext:value-type="string">
            <text:p>'96554096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2];&quot;'&quot;)" office:value-type="string" office:string-value="'996916087'" calcext:value-type="string">
            <text:p>'9969160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2];&quot;'&quot;)" office:value-type="string" office:string-value="'96554096000'" calcext:value-type="string">
            <text:p>'9655409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2];&quot;'&quot;)" office:value-type="string" office:string-value="'996916087'" calcext:value-type="string">
            <text:p>'9969160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60819</text:p>
          </table:table-cell>
          <table:table-cell table:number-columns-repeated="2" table:style-name="ce17" office:value-type="string" calcext:value-type="string">
            <text:p>41437462049</text:p>
          </table:table-cell>
          <table:table-cell table:style-name="ce21" office:value-type="string" calcext:value-type="string">
            <text:p>00567764036</text:p>
          </table:table-cell>
          <table:table-cell table:style-name="ce35" office:value-type="string" calcext:value-type="string">
            <text:p>manter cadastro c/contrato em aberto, tirar do cadastro 2015, n consegui confirmar lig, whats ou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567764036, 41437462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3];&quot;'&quot;)" office:value-type="string" office:string-value="'00567764036'" calcext:value-type="string">
            <text:p>'0056776403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3];&quot;'&quot;)" office:value-type="string" office:string-value="'991760819'" calcext:value-type="string">
            <text:p>'9917608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3];&quot;'&quot;)" office:value-type="string" office:string-value="'00567764036'" calcext:value-type="string">
            <text:p>'0056776403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3];&quot;'&quot;)" office:value-type="string" office:string-value="'991760819'" calcext:value-type="string">
            <text:p>'9917608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364052</text:p>
          </table:table-cell>
          <table:table-cell table:number-columns-repeated="2" table:style-name="ce17" office:value-type="string" calcext:value-type="string">
            <text:p>97230146020</text:p>
          </table:table-cell>
          <table:table-cell table:style-name="ce21" office:value-type="string" calcext:value-type="string">
            <text:p>23121025015</text:p>
          </table:table-cell>
          <table:table-cell table:style-name="ce35" office:value-type="string" calcext:value-type="string">
            <text:p>mae e filha, manter filha cadastro atualizado 2022, tirar ma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3121025015, 9723014602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4];&quot;'&quot;)" office:value-type="string" office:string-value="'23121025015'" calcext:value-type="string">
            <text:p>'23121025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4];&quot;'&quot;)" office:value-type="string" office:string-value="'984364052'" calcext:value-type="string">
            <text:p>'9843640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4];&quot;'&quot;)" office:value-type="string" office:string-value="'23121025015'" calcext:value-type="string">
            <text:p>'23121025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4];&quot;'&quot;)" office:value-type="string" office:string-value="'984364052'" calcext:value-type="string">
            <text:p>'9843640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41467</text:p>
          </table:table-cell>
          <table:table-cell table:number-columns-repeated="2" table:style-name="ce17" office:value-type="string" calcext:value-type="string">
            <text:p>30927072068</text:p>
          </table:table-cell>
          <table:table-cell table:style-name="ce21" office:value-type="string" calcext:value-type="string">
            <text:p>98178199068</text:p>
          </table:table-cell>
          <table:table-cell table:style-name="ce35" office:value-type="string" calcext:value-type="string">
            <text:p>manter cadasto c/contrato 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0927072068, 98178199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5];&quot;'&quot;)" office:value-type="string" office:string-value="'98178199068'" calcext:value-type="string">
            <text:p>'9817819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5];&quot;'&quot;)" office:value-type="string" office:string-value="'984141467'" calcext:value-type="string">
            <text:p>'9841414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5];&quot;'&quot;)" office:value-type="string" office:string-value="'98178199068'" calcext:value-type="string">
            <text:p>'9817819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5];&quot;'&quot;)" office:value-type="string" office:string-value="'984141467'" calcext:value-type="string">
            <text:p>'9841414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75208</text:p>
          </table:table-cell>
          <table:table-cell table:number-columns-repeated="2" table:style-name="ce17" office:value-type="string" calcext:value-type="string">
            <text:p>00389755052</text:p>
          </table:table-cell>
          <table:table-cell table:style-name="ce21" office:value-type="string" calcext:value-type="string">
            <text:p>54629748091</text:p>
          </table:table-cell>
          <table:table-cell table:style-name="ce35" office:value-type="string" calcext:value-type="string">
            <text:p>ex conjuges, manter cadastro dela tem contrato em dia aberto, inf ser separada e n tem ctt c/ele, tirar cadastro del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389755052, 5462974809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6];&quot;'&quot;)" office:value-type="string" office:string-value="'54629748091'" calcext:value-type="string">
            <text:p>'54629748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6];&quot;'&quot;)" office:value-type="string" office:string-value="'999375208'" calcext:value-type="string">
            <text:p>'9993752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6];&quot;'&quot;)" office:value-type="string" office:string-value="'54629748091'" calcext:value-type="string">
            <text:p>'54629748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6];&quot;'&quot;)" office:value-type="string" office:string-value="'999375208'" calcext:value-type="string">
            <text:p>'9993752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91521</text:p>
          </table:table-cell>
          <table:table-cell table:number-columns-repeated="2" table:style-name="ce17" office:value-type="string" calcext:value-type="string">
            <text:p>97172847091</text:p>
          </table:table-cell>
          <table:table-cell table:style-name="ce21" office:value-type="string" calcext:value-type="string">
            <text:p>03604247080</text:p>
          </table:table-cell>
          <table:table-cell table:style-name="ce35" office:value-type="string" calcext:value-type="string">
            <text:p>mae e filha, manter cadastro mae pois tem contrato em aberto em dia, filha desatualizad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604247080, 9717284709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7];&quot;'&quot;)" office:value-type="string" office:string-value="'03604247080'" calcext:value-type="string">
            <text:p>'03604247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7];&quot;'&quot;)" office:value-type="string" office:string-value="'999491521'" calcext:value-type="string">
            <text:p>'9994915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7];&quot;'&quot;)" office:value-type="string" office:string-value="'03604247080'" calcext:value-type="string">
            <text:p>'03604247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7];&quot;'&quot;)" office:value-type="string" office:string-value="'999491521'" calcext:value-type="string">
            <text:p>'99949152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95094</text:p>
          </table:table-cell>
          <table:table-cell table:number-columns-repeated="2" table:style-name="ce17" office:value-type="string" calcext:value-type="string">
            <text:p>36121142049</text:p>
          </table:table-cell>
          <table:table-cell table:style-name="ce21" office:value-type="string" calcext:value-type="string">
            <text:p>25809598072</text:p>
          </table:table-cell>
          <table:table-cell table:style-name="ce35" office:value-type="string" calcext:value-type="string">
            <text:p>conjuges, cadastro dela c/conatro em aberto 2020 manter, tirar ele sem comprar, n consegui confirma nem lig, whats ,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5809598072, 36121142049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8];&quot;'&quot;)" office:value-type="string" office:string-value="'25809598072'" calcext:value-type="string">
            <text:p>'25809598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8];&quot;'&quot;)" office:value-type="string" office:string-value="'999395094'" calcext:value-type="string">
            <text:p>'9993950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8];&quot;'&quot;)" office:value-type="string" office:string-value="'25809598072'" calcext:value-type="string">
            <text:p>'25809598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8];&quot;'&quot;)" office:value-type="string" office:string-value="'999395094'" calcext:value-type="string">
            <text:p>'9993950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20752</text:p>
          </table:table-cell>
          <table:table-cell table:style-name="ce17" office:value-type="string" calcext:value-type="string">
            <text:p>00917695070</text:p>
          </table:table-cell>
          <table:table-cell table:style-name="ce17" office:value-type="string" calcext:value-type="string">
            <text:p>91180953053</text:p>
          </table:table-cell>
          <table:table-cell table:style-name="ce22" office:value-type="string" calcext:value-type="string">
            <text:p>00917695070</text:p>
          </table:table-cell>
          <table:table-cell table:style-name="ce35" office:value-type="string" calcext:value-type="string">
            <text:p>conjuges, manter cadastro dele confirmei via ligação, tirar cadastro del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917695070, 91180953053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9];&quot;'&quot;)" office:value-type="string" office:string-value="'00917695070'" calcext:value-type="string">
            <text:p>'0091769507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9];&quot;'&quot;)" office:value-type="string" office:string-value="'996420752'" calcext:value-type="string">
            <text:p>'9964207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9];&quot;'&quot;)" office:value-type="string" office:string-value="'00917695070'" calcext:value-type="string">
            <text:p>'00917695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9];&quot;'&quot;)" office:value-type="string" office:string-value="'996420752'" calcext:value-type="string">
            <text:p>'9964207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29508</text:p>
          </table:table-cell>
          <table:table-cell office:value-type="float" office:value="2306208093" calcext:value-type="float">
            <text:p>2306208093</text:p>
          </table:table-cell>
          <table:table-cell office:value-type="string" calcext:value-type="string">
            <text:p>02306208093</text:p>
          </table:table-cell>
          <table:table-cell table:style-name="ce22" office:value-type="string" calcext:value-type="string">
            <text:p>04009760052</text:p>
          </table:table-cell>
          <table:table-cell table:style-name="ce36" office:value-type="string" calcext:value-type="string">
            <text:p>manter cadastro c/contrato com mais parcelas em atraso e tirar do outro, <text:s/>confirmei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306208093, 0400976005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0];&quot;'&quot;)" office:value-type="string" office:string-value="'04009760052'" calcext:value-type="string">
            <text:p>'0400976005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0];&quot;'&quot;)" office:value-type="string" office:string-value="'996929508'" calcext:value-type="string">
            <text:p>'9969295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0];&quot;'&quot;)" office:value-type="string" office:string-value="'04009760052'" calcext:value-type="string">
            <text:p>'0400976005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0];&quot;'&quot;)" office:value-type="string" office:string-value="'996929508'" calcext:value-type="string">
            <text:p>'9969295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35582</text:p>
          </table:table-cell>
          <table:table-cell table:number-columns-repeated="2" table:style-name="ce17" office:value-type="string" calcext:value-type="string">
            <text:p>91643120034</text:p>
          </table:table-cell>
          <table:table-cell table:style-name="ce21" office:value-type="string" calcext:value-type="string">
            <text:p>82626006068</text:p>
          </table:table-cell>
          <table:table-cell table:style-name="ce35" office:value-type="string" calcext:value-type="string">
            <text:p>manter cadastro c/contrato em aberto em dia 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2626006068, 91643120034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1];&quot;'&quot;)" office:value-type="string" office:string-value="'82626006068'" calcext:value-type="string">
            <text:p>'82626006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1];&quot;'&quot;)" office:value-type="string" office:string-value="'999735582'" calcext:value-type="string">
            <text:p>'9997355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1];&quot;'&quot;)" office:value-type="string" office:string-value="'82626006068'" calcext:value-type="string">
            <text:p>'82626006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1];&quot;'&quot;)" office:value-type="string" office:string-value="'999735582'" calcext:value-type="string">
            <text:p>'9997355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21851</text:p>
          </table:table-cell>
          <table:table-cell table:number-columns-repeated="2" table:style-name="ce17" office:value-type="string" calcext:value-type="string">
            <text:p>04262931005</text:p>
          </table:table-cell>
          <table:table-cell table:style-name="ce21" office:value-type="string" calcext:value-type="string">
            <text:p>03723861059</text:p>
          </table:table-cell>
          <table:table-cell table:style-name="ce35" office:value-type="string" calcext:value-type="string">
            <text:p>irmãos, manter cadastro da irma tem contrato em aberto em dia, tirar cadastro dele desatualizad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723861059, 04262931005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2];&quot;'&quot;)" office:value-type="string" office:string-value="'03723861059'" calcext:value-type="string">
            <text:p>'0372386105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2];&quot;'&quot;)" office:value-type="string" office:string-value="'996721851'" calcext:value-type="string">
            <text:p>'99672185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2];&quot;'&quot;)" office:value-type="string" office:string-value="'03723861059'" calcext:value-type="string">
            <text:p>'03723861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2];&quot;'&quot;)" office:value-type="string" office:string-value="'996721851'" calcext:value-type="string">
            <text:p>'99672185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087317</text:p>
          </table:table-cell>
          <table:table-cell table:number-columns-repeated="2" table:style-name="ce17" office:value-type="string" calcext:value-type="string">
            <text:p>65468333015</text:p>
          </table:table-cell>
          <table:table-cell table:style-name="ce21" office:value-type="string" calcext:value-type="string">
            <text:p>63781409015</text:p>
          </table:table-cell>
          <table:table-cell table:style-name="ce35" office:value-type="string" calcext:value-type="string">
            <text:p>manter cadastro c/contrato em dia aberto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3781409015, 65468333015</text:p>
          </table:table-cell>
          <table:table-cell office:value-type="string" calcext:value-type="string">
            <text:p>DELTASUL 85 - ITAQUI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3];&quot;'&quot;)" office:value-type="string" office:string-value="'63781409015'" calcext:value-type="string">
            <text:p>'63781409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3];&quot;'&quot;)" office:value-type="string" office:string-value="'984087317'" calcext:value-type="string">
            <text:p>'9840873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3];&quot;'&quot;)" office:value-type="string" office:string-value="'63781409015'" calcext:value-type="string">
            <text:p>'63781409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3];&quot;'&quot;)" office:value-type="string" office:string-value="'984087317'" calcext:value-type="string">
            <text:p>'9840873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85433</text:p>
          </table:table-cell>
          <table:table-cell office:value-type="float" office:value="900101083" calcext:value-type="float">
            <text:p>900101083</text:p>
          </table:table-cell>
          <table:table-cell office:value-type="string" calcext:value-type="string">
            <text:p>00900101083</text:p>
          </table:table-cell>
          <table:table-cell table:style-name="ce22" office:value-type="string" calcext:value-type="string">
            <text:p>02293060047</text:p>
          </table:table-cell>
          <table:table-cell table:style-name="ce36" office:value-type="string" calcext:value-type="string">
            <text:p>manter mais atual tem whats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900101083, 02293060047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4];&quot;'&quot;)" office:value-type="string" office:string-value="'02293060047'" calcext:value-type="string">
            <text:p>'0229306004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4];&quot;'&quot;)" office:value-type="string" office:string-value="'991785433'" calcext:value-type="string">
            <text:p>'9917854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4];&quot;'&quot;)" office:value-type="string" office:string-value="'02293060047'" calcext:value-type="string">
            <text:p>'0229306004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4];&quot;'&quot;)" office:value-type="string" office:string-value="'991785433'" calcext:value-type="string">
            <text:p>'9917854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882891</text:p>
          </table:table-cell>
          <table:table-cell table:number-columns-repeated="2" table:style-name="ce17" office:value-type="string" calcext:value-type="string">
            <text:p>92073085091</text:p>
          </table:table-cell>
          <table:table-cell table:style-name="ce21" office:value-type="string" calcext:value-type="string">
            <text:p>04070078061</text:p>
          </table:table-cell>
          <table:table-cell table:style-name="ce35" office:value-type="string" calcext:value-type="string">
            <text:p>manter cadastro recente confirmei pix, são conjuges, tirar del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070078061, 9207308509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5];&quot;'&quot;)" office:value-type="string" office:string-value="'04070078061'" calcext:value-type="string">
            <text:p>'0407007806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5];&quot;'&quot;)" office:value-type="string" office:string-value="'991882891'" calcext:value-type="string">
            <text:p>'9918828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5];&quot;'&quot;)" office:value-type="string" office:string-value="'04070078061'" calcext:value-type="string">
            <text:p>'04070078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5];&quot;'&quot;)" office:value-type="string" office:string-value="'991882891'" calcext:value-type="string">
            <text:p>'9918828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67453</text:p>
          </table:table-cell>
          <table:table-cell table:style-name="ce17" office:value-type="string" calcext:value-type="string">
            <text:p>33122830000</text:p>
          </table:table-cell>
          <table:table-cell table:style-name="ce17"/>
          <table:table-cell table:style-name="ce22" office:value-type="string" calcext:value-type="string">
            <text:p>33122830000/<text:span text:style-name="T2">02805733088</text:span></text:p>
          </table:table-cell>
          <table:table-cell table:style-name="ce35" office:value-type="string" calcext:value-type="string">
            <text:p>tirar ambos <text:s/>um c/contrato em aberto outro não pois confirmei pelo pix qu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805733088, 3312283000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6];&quot;'&quot;)" office:value-type="string" office:string-value="'33122830000/02805733088'" calcext:value-type="string">
            <text:p>'33122830000/0280573308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6];&quot;'&quot;)" office:value-type="string" office:string-value="'999167453'" calcext:value-type="string">
            <text:p>'99916745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6];&quot;'&quot;)" office:value-type="string" office:string-value="'33122830000/02805733088'" calcext:value-type="string">
            <text:p>'33122830000/0280573308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6];&quot;'&quot;)" office:value-type="string" office:string-value="'999167453'" calcext:value-type="string">
            <text:p>'99916745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27408</text:p>
          </table:table-cell>
          <table:table-cell table:number-columns-repeated="2" table:style-name="ce17" office:value-type="string" calcext:value-type="string">
            <text:p>70274797020</text:p>
          </table:table-cell>
          <table:table-cell table:style-name="ce21" office:value-type="string" calcext:value-type="string">
            <text:p>59570130059</text:p>
          </table:table-cell>
          <table:table-cell table:style-name="ce35" office:value-type="string" calcext:value-type="string">
            <text:p>conjuges, manter cadastro esposa c/contrato em dia aberto, tirar dele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9570130059, 70274797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7];&quot;'&quot;)" office:value-type="string" office:string-value="'59570130059'" calcext:value-type="string">
            <text:p>'5957013005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7];&quot;'&quot;)" office:value-type="string" office:string-value="'996127408'" calcext:value-type="string">
            <text:p>'9961274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7];&quot;'&quot;)" office:value-type="string" office:string-value="'59570130059'" calcext:value-type="string">
            <text:p>'59570130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7];&quot;'&quot;)" office:value-type="string" office:string-value="'996127408'" calcext:value-type="string">
            <text:p>'9961274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58592</text:p>
          </table:table-cell>
          <table:table-cell table:number-columns-repeated="2" table:style-name="ce17" office:value-type="string" calcext:value-type="string">
            <text:p>91702313034</text:p>
          </table:table-cell>
          <table:table-cell table:style-name="ce21" office:value-type="string" calcext:value-type="string">
            <text:p>03552507051</text:p>
          </table:table-cell>
          <table:table-cell table:style-name="ce35" office:value-type="string" calcext:value-type="string">
            <text:p>mae e filho manter cadastro mae tem contrato em aberto em dia, cadastro dele desatualizado 201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552507051, 91702313034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8];&quot;'&quot;)" office:value-type="string" office:string-value="'03552507051'" calcext:value-type="string">
            <text:p>'0355250705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8];&quot;'&quot;)" office:value-type="string" office:string-value="'999858592'" calcext:value-type="string">
            <text:p>'9998585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8];&quot;'&quot;)" office:value-type="string" office:string-value="'03552507051'" calcext:value-type="string">
            <text:p>'0355250705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8];&quot;'&quot;)" office:value-type="string" office:string-value="'999858592'" calcext:value-type="string">
            <text:p>'9998585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50769</text:p>
          </table:table-cell>
          <table:table-cell table:style-name="ce17" office:value-type="string" calcext:value-type="string">
            <text:p>02770994042</text:p>
          </table:table-cell>
          <table:table-cell table:style-name="ce17"/>
          <table:table-cell table:style-name="ce22" office:value-type="string" calcext:value-type="string">
            <text:p>02770994042/<text:span text:style-name="T1">04417346003</text:span></text:p>
          </table:table-cell>
          <table:table-cell table:style-name="ce35" office:value-type="string" calcext:value-type="string">
            <text:p>tirar ambos <text:s/>um c/contrato em aberto outro não pois confirmei pelo pix qu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70994042, 0441734600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9];&quot;'&quot;)" office:value-type="string" office:string-value="'02770994042/04417346003'" calcext:value-type="string">
            <text:p>'02770994042/0441734600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9];&quot;'&quot;)" office:value-type="string" office:string-value="'997050769'" calcext:value-type="string">
            <text:p>'9970507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9];&quot;'&quot;)" office:value-type="string" office:string-value="'02770994042/04417346003'" calcext:value-type="string">
            <text:p>'02770994042/044173460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9];&quot;'&quot;)" office:value-type="string" office:string-value="'997050769'" calcext:value-type="string">
            <text:p>'99705076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48209</text:p>
          </table:table-cell>
          <table:table-cell table:number-columns-repeated="2" table:style-name="ce17" office:value-type="string" calcext:value-type="string">
            <text:p>02028775076</text:p>
          </table:table-cell>
          <table:table-cell table:style-name="ce21" office:value-type="string" calcext:value-type="string">
            <text:p>23275936034</text:p>
          </table:table-cell>
          <table:table-cell table:style-name="ce35" office:value-type="string" calcext:value-type="string">
            <text:p>conjugues, ambos c/contrato em aberto, manter esposa c/contrato em dia aberto, tirar esposo c/contrato em aberto 2012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028775076, 23275936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0];&quot;'&quot;)" office:value-type="string" office:string-value="'23275936034'" calcext:value-type="string">
            <text:p>'23275936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0];&quot;'&quot;)" office:value-type="string" office:string-value="'999548209'" calcext:value-type="string">
            <text:p>'9995482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0];&quot;'&quot;)" office:value-type="string" office:string-value="'23275936034'" calcext:value-type="string">
            <text:p>'2327593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0];&quot;'&quot;)" office:value-type="string" office:string-value="'999548209'" calcext:value-type="string">
            <text:p>'9995482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68789</text:p>
          </table:table-cell>
          <table:table-cell table:style-name="ce17" office:value-type="string" calcext:value-type="string">
            <text:p>01160510008</text:p>
          </table:table-cell>
          <table:table-cell table:style-name="ce17"/>
          <table:table-cell table:style-name="ce22" office:value-type="string" calcext:value-type="string">
            <text:p>01160510008/<text:span text:style-name="T1">02223008097</text:span></text:p>
          </table:table-cell>
          <table:table-cell table:style-name="ce35" office:value-type="string" calcext:value-type="string">
            <text:p>Tirar ambos, um c/contrato em aberto, outro não tem, cel ser pai de um confirmei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160510008, 02223008097</text:p>
          </table:table-cell>
          <table:table-cell office:value-type="string" calcext:value-type="string">
            <text:p>DELTASUL 10 - SANTO ANGELO, DELTASUL 15 - SANTA ROS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1];&quot;'&quot;)" office:value-type="string" office:string-value="'01160510008/02223008097'" calcext:value-type="string">
            <text:p>'01160510008/02223008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1];&quot;'&quot;)" office:value-type="string" office:string-value="'981268789'" calcext:value-type="string">
            <text:p>'9812687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1];&quot;'&quot;)" office:value-type="string" office:string-value="'01160510008/02223008097'" calcext:value-type="string">
            <text:p>'01160510008/02223008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1];&quot;'&quot;)" office:value-type="string" office:string-value="'981268789'" calcext:value-type="string">
            <text:p>'98126878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75694</text:p>
          </table:table-cell>
          <table:table-cell table:number-columns-repeated="2" table:style-name="ce17" office:value-type="string" calcext:value-type="string">
            <text:p>03341794085</text:p>
          </table:table-cell>
          <table:table-cell table:style-name="ce21" office:value-type="string" calcext:value-type="string">
            <text:p>02850162027</text:p>
          </table:table-cell>
          <table:table-cell table:style-name="ce35" office:value-type="string" calcext:value-type="string">
            <text:p>manter cadastro c/contrato e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850162027, 03341794085</text:p>
          </table:table-cell>
          <table:table-cell office:value-type="string" calcext:value-type="string">
            <text:p>DELTASUL 88 - TUPANCIRET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2];&quot;'&quot;)" office:value-type="string" office:string-value="'02850162027'" calcext:value-type="string">
            <text:p>'0285016202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2];&quot;'&quot;)" office:value-type="string" office:string-value="'999275694'" calcext:value-type="string">
            <text:p>'9992756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2];&quot;'&quot;)" office:value-type="string" office:string-value="'02850162027'" calcext:value-type="string">
            <text:p>'02850162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2];&quot;'&quot;)" office:value-type="string" office:string-value="'999275694'" calcext:value-type="string">
            <text:p>'9992756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21514</text:p>
          </table:table-cell>
          <table:table-cell table:number-columns-repeated="2" table:style-name="ce17" office:value-type="string" calcext:value-type="string">
            <text:p>42506743049</text:p>
          </table:table-cell>
          <table:table-cell table:style-name="ce21" office:value-type="string" calcext:value-type="string">
            <text:p>20779852087</text:p>
          </table:table-cell>
          <table:table-cell table:style-name="ce35" office:value-type="string" calcext:value-type="string">
            <text:p>manter cadastro c/contrato em aberto em dia , outro desatualizado <text:s/>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0779852087, 42506743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3];&quot;'&quot;)" office:value-type="string" office:string-value="'20779852087'" calcext:value-type="string">
            <text:p>'20779852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3];&quot;'&quot;)" office:value-type="string" office:string-value="'996321514'" calcext:value-type="string">
            <text:p>'9963215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3];&quot;'&quot;)" office:value-type="string" office:string-value="'20779852087'" calcext:value-type="string">
            <text:p>'2077985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3];&quot;'&quot;)" office:value-type="string" office:string-value="'996321514'" calcext:value-type="string">
            <text:p>'9963215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53513</text:p>
          </table:table-cell>
          <table:table-cell table:number-columns-repeated="2" table:style-name="ce17" office:value-type="string" calcext:value-type="string">
            <text:p>70269785000</text:p>
          </table:table-cell>
          <table:table-cell table:style-name="ce21" office:value-type="string" calcext:value-type="string">
            <text:p>00846776006</text:p>
          </table:table-cell>
          <table:table-cell table:style-name="ce35" office:value-type="string" calcext:value-type="string">
            <text:p>manter cadastro c/contrato em aberto , confirmei chave pix, out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846776006, 70269785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4];&quot;'&quot;)" office:value-type="string" office:string-value="'00846776006'" calcext:value-type="string">
            <text:p>'00846776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4];&quot;'&quot;)" office:value-type="string" office:string-value="'999353513'" calcext:value-type="string">
            <text:p>'9993535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4];&quot;'&quot;)" office:value-type="string" office:string-value="'00846776006'" calcext:value-type="string">
            <text:p>'00846776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4];&quot;'&quot;)" office:value-type="string" office:string-value="'999353513'" calcext:value-type="string">
            <text:p>'9993535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50814</text:p>
          </table:table-cell>
          <table:table-cell table:style-name="ce17" office:value-type="string" calcext:value-type="string">
            <text:p>39099156049</text:p>
          </table:table-cell>
          <table:table-cell table:style-name="ce17"/>
          <table:table-cell table:style-name="ce22" office:value-type="string" calcext:value-type="string">
            <text:p><text:span text:style-name="T1">91528550072</text:span>/39099156049</text:p>
          </table:table-cell>
          <table:table-cell table:style-name="ce35" office:value-type="string" calcext:value-type="string">
            <text:p>conjuges, tirar ambos pois confirmei chave pix de 3°, um c/contrato em aberto, outro nã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9099156049, 91528550072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5];&quot;'&quot;)" office:value-type="string" office:string-value="'91528550072/39099156049'" calcext:value-type="string">
            <text:p>'91528550072/39099156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5];&quot;'&quot;)" office:value-type="string" office:string-value="'999450814'" calcext:value-type="string">
            <text:p>'9994508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5];&quot;'&quot;)" office:value-type="string" office:string-value="'91528550072/39099156049'" calcext:value-type="string">
            <text:p>'91528550072/39099156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5];&quot;'&quot;)" office:value-type="string" office:string-value="'999450814'" calcext:value-type="string">
            <text:p>'9994508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19410</text:p>
          </table:table-cell>
          <table:table-cell table:number-columns-repeated="2" table:style-name="ce17" office:value-type="string" calcext:value-type="string">
            <text:p>69781338091</text:p>
          </table:table-cell>
          <table:table-cell table:style-name="ce21" office:value-type="string" calcext:value-type="string">
            <text:p>61558567020</text:p>
          </table:table-cell>
          <table:table-cell table:style-name="ce35" office:value-type="string" calcext:value-type="string">
            <text:p>Manter cadastro c/contrato em dia em aberto, outro c/contrato em aberto 2005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1558567020, 69781338091</text:p>
          </table:table-cell>
          <table:table-cell office:value-type="string" calcext:value-type="string">
            <text:p>DELTASUL 56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6];&quot;'&quot;)" office:value-type="string" office:string-value="'61558567020'" calcext:value-type="string">
            <text:p>'61558567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6];&quot;'&quot;)" office:value-type="string" office:string-value="'984119410'" calcext:value-type="string">
            <text:p>'9841194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6];&quot;'&quot;)" office:value-type="string" office:string-value="'61558567020'" calcext:value-type="string">
            <text:p>'61558567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6];&quot;'&quot;)" office:value-type="string" office:string-value="'984119410'" calcext:value-type="string">
            <text:p>'9841194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341741</text:p>
          </table:table-cell>
          <table:table-cell table:number-columns-repeated="2" table:style-name="ce17" office:value-type="string" calcext:value-type="string">
            <text:p>64809978087</text:p>
          </table:table-cell>
          <table:table-cell table:style-name="ce21" office:value-type="string" calcext:value-type="string">
            <text:p>72169753087</text:p>
          </table:table-cell>
          <table:table-cell table:style-name="ce35" office:value-type="string" calcext:value-type="string">
            <text:p>manter cadasto c/contrato 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4809978087, 72169753087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7];&quot;'&quot;)" office:value-type="string" office:string-value="'72169753087'" calcext:value-type="string">
            <text:p>'72169753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7];&quot;'&quot;)" office:value-type="string" office:string-value="'984341741'" calcext:value-type="string">
            <text:p>'9843417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7];&quot;'&quot;)" office:value-type="string" office:string-value="'72169753087'" calcext:value-type="string">
            <text:p>'7216975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7];&quot;'&quot;)" office:value-type="string" office:string-value="'984341741'" calcext:value-type="string">
            <text:p>'9843417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581511</text:p>
          </table:table-cell>
          <table:table-cell table:style-name="ce17" office:value-type="string" calcext:value-type="string">
            <text:p>64798500097</text:p>
          </table:table-cell>
          <table:table-cell table:style-name="ce17" office:value-type="string" calcext:value-type="string">
            <text:p>40441954049</text:p>
          </table:table-cell>
          <table:table-cell table:style-name="ce22" office:value-type="string" calcext:value-type="string">
            <text:p>64798500097</text:p>
          </table:table-cell>
          <table:table-cell table:style-name="ce35" office:value-type="string" calcext:value-type="string">
            <text:p>são conjuges, manter cadastro esposa, tirar dele tem contrato em aberto 2017 porem whats pertence a senhora acredito ser espo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0441954049, 64798500097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8];&quot;'&quot;)" office:value-type="string" office:string-value="'64798500097'" calcext:value-type="string">
            <text:p>'64798500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8];&quot;'&quot;)" office:value-type="string" office:string-value="'984581511'" calcext:value-type="string">
            <text:p>'9845815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8];&quot;'&quot;)" office:value-type="string" office:string-value="'64798500097'" calcext:value-type="string">
            <text:p>'64798500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8];&quot;'&quot;)" office:value-type="string" office:string-value="'984581511'" calcext:value-type="string">
            <text:p>'9845815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560347</text:p>
          </table:table-cell>
          <table:table-cell table:style-name="ce17" office:value-type="string" calcext:value-type="string">
            <text:p>02381048006</text:p>
          </table:table-cell>
          <table:table-cell table:style-name="ce17"/>
          <table:table-cell table:style-name="ce24" office:value-type="string" calcext:value-type="string">
            <text:p>02381048006/<text:span text:style-name="T1">03040839098</text:span></text:p>
          </table:table-cell>
          <table:table-cell table:style-name="ce35" office:value-type="string" calcext:value-type="string">
            <text:p>eram conjuges, ambos estão desatualizados, um tem contrato em aberto outro não, não consegui ligar, n tem whats nem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381048006, 0304083909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9];&quot;'&quot;)" office:value-type="string" office:string-value="'02381048006/03040839098'" calcext:value-type="string">
            <text:p>'02381048006/0304083909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9];&quot;'&quot;)" office:value-type="string" office:string-value="'984560347'" calcext:value-type="string">
            <text:p>'9845603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9];&quot;'&quot;)" office:value-type="string" office:string-value="'02381048006/03040839098'" calcext:value-type="string">
            <text:p>'02381048006/0304083909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9];&quot;'&quot;)" office:value-type="string" office:string-value="'984560347'" calcext:value-type="string">
            <text:p>'9845603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73300</text:p>
          </table:table-cell>
          <table:table-cell table:style-name="ce17" office:value-type="string" calcext:value-type="string">
            <text:p>23472456000</text:p>
          </table:table-cell>
          <table:table-cell table:style-name="ce17" office:value-type="string" calcext:value-type="string">
            <text:p>90665228015</text:p>
          </table:table-cell>
          <table:table-cell table:style-name="ce24" office:value-type="string" calcext:value-type="string">
            <text:p>23472456000</text:p>
          </table:table-cell>
          <table:table-cell table:style-name="ce35" office:value-type="string" calcext:value-type="string">
            <text:p>Conjuges , mater cadastro dela liguei e confirmei sendo dela, tirar cadastro dele mais antig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3472456000, 90665228015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0];&quot;'&quot;)" office:value-type="string" office:string-value="'23472456000'" calcext:value-type="string">
            <text:p>'23472456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0];&quot;'&quot;)" office:value-type="string" office:string-value="'999073300'" calcext:value-type="string">
            <text:p>'9990733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0];&quot;'&quot;)" office:value-type="string" office:string-value="'23472456000'" calcext:value-type="string">
            <text:p>'2347245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0];&quot;'&quot;)" office:value-type="string" office:string-value="'999073300'" calcext:value-type="string">
            <text:p>'99907330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02123</text:p>
          </table:table-cell>
          <table:table-cell table:number-columns-repeated="2" table:style-name="ce17" office:value-type="string" calcext:value-type="string">
            <text:p>68559453091</text:p>
          </table:table-cell>
          <table:table-cell table:style-name="ce21" office:value-type="string" calcext:value-type="string">
            <text:p>51459825004</text:p>
          </table:table-cell>
          <table:table-cell table:style-name="ce35" office:value-type="string" calcext:value-type="string">
            <text:p>MAE E FILHA,manter cadastro filha <text:s/>confirmei whats, tirar cadastro ma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1459825004, 6855945309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1];&quot;'&quot;)" office:value-type="string" office:string-value="'51459825004'" calcext:value-type="string">
            <text:p>'51459825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1];&quot;'&quot;)" office:value-type="string" office:string-value="'999702123'" calcext:value-type="string">
            <text:p>'9997021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1];&quot;'&quot;)" office:value-type="string" office:string-value="'51459825004'" calcext:value-type="string">
            <text:p>'5145982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1];&quot;'&quot;)" office:value-type="string" office:string-value="'999702123'" calcext:value-type="string">
            <text:p>'9997021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670666</text:p>
          </table:table-cell>
          <table:table-cell table:number-columns-repeated="2" table:style-name="ce17" office:value-type="string" calcext:value-type="string">
            <text:p>02727391030</text:p>
          </table:table-cell>
          <table:table-cell table:style-name="ce21" office:value-type="string" calcext:value-type="string">
            <text:p>62497871000</text:p>
          </table:table-cell>
          <table:table-cell table:style-name="ce35" office:value-type="string" calcext:value-type="string">
            <text:p>manter cadastro c/contrato em aberto 2022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727391030, 62497871000</text:p>
          </table:table-cell>
          <table:table-cell office:value-type="string" calcext:value-type="string">
            <text:p>DELTASUL 10 - SANTO ANGELO, DELTASUL 71 - CANDEL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2];&quot;'&quot;)" office:value-type="string" office:string-value="'62497871000'" calcext:value-type="string">
            <text:p>'62497871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2];&quot;'&quot;)" office:value-type="string" office:string-value="'996670666'" calcext:value-type="string">
            <text:p>'99667066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2];&quot;'&quot;)" office:value-type="string" office:string-value="'62497871000'" calcext:value-type="string">
            <text:p>'6249787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2];&quot;'&quot;)" office:value-type="string" office:string-value="'996670666'" calcext:value-type="string">
            <text:p>'99667066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63114</text:p>
          </table:table-cell>
          <table:table-cell table:number-columns-repeated="2" table:style-name="ce17" office:value-type="string" calcext:value-type="string">
            <text:p>40802337015</text:p>
          </table:table-cell>
          <table:table-cell table:style-name="ce21" office:value-type="string" calcext:value-type="string">
            <text:p>27552578068</text:p>
          </table:table-cell>
          <table:table-cell table:style-name="ce35" office:value-type="string" calcext:value-type="string">
            <text:p>conjuges, manter cadastro esposa c/contrato em dia aberto, tirar dele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552578068, 40802337015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3];&quot;'&quot;)" office:value-type="string" office:string-value="'27552578068'" calcext:value-type="string">
            <text:p>'27552578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3];&quot;'&quot;)" office:value-type="string" office:string-value="'999163114'" calcext:value-type="string">
            <text:p>'9991631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3];&quot;'&quot;)" office:value-type="string" office:string-value="'27552578068'" calcext:value-type="string">
            <text:p>'2755257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3];&quot;'&quot;)" office:value-type="string" office:string-value="'999163114'" calcext:value-type="string">
            <text:p>'9991631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347138</text:p>
          </table:table-cell>
          <table:table-cell table:style-name="ce17" office:value-type="string" calcext:value-type="string">
            <text:p>83988432091</text:p>
          </table:table-cell>
          <table:table-cell table:style-name="ce17"/>
          <table:table-cell table:style-name="ce22" office:value-type="string" calcext:value-type="string">
            <text:p>83988432091/<text:span text:style-name="T1">01214572065</text:span></text:p>
          </table:table-cell>
          <table:table-cell table:style-name="ce35" office:value-type="string" calcext:value-type="string">
            <text:p>Conjuges , tirar ambos liguei e n é de nenhum dos dois , um tem contrato em aberto outro nã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214572065, 83988432091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4];&quot;'&quot;)" office:value-type="string" office:string-value="'83988432091/01214572065'" calcext:value-type="string">
            <text:p>'83988432091/0121457206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4];&quot;'&quot;)" office:value-type="string" office:string-value="'984347138'" calcext:value-type="string">
            <text:p>'9843471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4];&quot;'&quot;)" office:value-type="string" office:string-value="'83988432091/01214572065'" calcext:value-type="string">
            <text:p>'83988432091/0121457206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4];&quot;'&quot;)" office:value-type="string" office:string-value="'984347138'" calcext:value-type="string">
            <text:p>'9843471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71414</text:p>
          </table:table-cell>
          <table:table-cell table:number-columns-repeated="2" table:style-name="ce17" office:value-type="string" calcext:value-type="string">
            <text:p>02356342044</text:p>
          </table:table-cell>
          <table:table-cell table:style-name="ce21" office:value-type="string" calcext:value-type="string">
            <text:p>62887726072</text:p>
          </table:table-cell>
          <table:table-cell table:style-name="ce35" office:value-type="string" calcext:value-type="string">
            <text:p>manter cadastro c/contraot em aberto confirmei chave pix, outro tirar desatualizado 200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356342044, 62887726072</text:p>
          </table:table-cell>
          <table:table-cell office:value-type="string" calcext:value-type="string">
            <text:p>DELTASUL 10 - SANTO ANGELO, DELTASUL 71 - CANDEL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5];&quot;'&quot;)" office:value-type="string" office:string-value="'62887726072'" calcext:value-type="string">
            <text:p>'62887726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5];&quot;'&quot;)" office:value-type="string" office:string-value="'996171414'" calcext:value-type="string">
            <text:p>'996171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5];&quot;'&quot;)" office:value-type="string" office:string-value="'62887726072'" calcext:value-type="string">
            <text:p>'6288772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5];&quot;'&quot;)" office:value-type="string" office:string-value="'996171414'" calcext:value-type="string">
            <text:p>'9961714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00886</text:p>
          </table:table-cell>
          <table:table-cell table:number-columns-repeated="2" table:style-name="ce17" office:value-type="string" calcext:value-type="string">
            <text:p>03171984083</text:p>
          </table:table-cell>
          <table:table-cell table:style-name="ce21" office:value-type="string" calcext:value-type="string">
            <text:p>03485438081</text:p>
          </table:table-cell>
          <table:table-cell table:style-name="ce35" office:value-type="string" calcext:value-type="string">
            <text:p>connjuges, manter cadastro esposo que tem contrato em aberto em dia, confirmei whats , tirar dela <text:s/>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171984083, 0348543808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6];&quot;'&quot;)" office:value-type="string" office:string-value="'03485438081'" calcext:value-type="string">
            <text:p>'0348543808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6];&quot;'&quot;)" office:value-type="string" office:string-value="'996400886'" calcext:value-type="string">
            <text:p>'9964008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6];&quot;'&quot;)" office:value-type="string" office:string-value="'03485438081'" calcext:value-type="string">
            <text:p>'0348543808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6];&quot;'&quot;)" office:value-type="string" office:string-value="'996400886'" calcext:value-type="string">
            <text:p>'9964008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651172</text:p>
          </table:table-cell>
          <table:table-cell table:number-columns-repeated="2" table:style-name="ce17" office:value-type="string" calcext:value-type="string">
            <text:p>89082001004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manter cadastro c/contrato em aberto em dia , tirar outro pois é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8888888020, 89082001004</text:p>
          </table:table-cell>
          <table:table-cell office:value-type="string" calcext:value-type="string">
            <text:p>DELTASUL 145 - URUGUAIA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7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7];&quot;'&quot;)" office:value-type="string" office:string-value="'984651172'" calcext:value-type="string">
            <text:p>'9846511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7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7];&quot;'&quot;)" office:value-type="string" office:string-value="'984651172'" calcext:value-type="string">
            <text:p>'98465117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007593</text:p>
          </table:table-cell>
          <table:table-cell table:style-name="ce17" office:value-type="string" calcext:value-type="string">
            <text:p>91144213053</text:p>
          </table:table-cell>
          <table:table-cell table:style-name="ce17"/>
          <table:table-cell table:style-name="ce22" office:value-type="string" calcext:value-type="string">
            <text:p><text:span text:style-name="T1">51253852049</text:span>/91144213053</text:p>
          </table:table-cell>
          <table:table-cell table:style-name="ce35" office:value-type="string" calcext:value-type="string">
            <text:p>tirar ambos <text:s/>um c/contrato em aberto outro não pois confirmei pelo pix que cel é de empre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1253852049, 9114421305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8];&quot;'&quot;)" office:value-type="string" office:string-value="'51253852049/91144213053'" calcext:value-type="string">
            <text:p>'51253852049/91144213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8];&quot;'&quot;)" office:value-type="string" office:string-value="'981007593'" calcext:value-type="string">
            <text:p>'9810075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8];&quot;'&quot;)" office:value-type="string" office:string-value="'51253852049/91144213053'" calcext:value-type="string">
            <text:p>'51253852049/91144213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8];&quot;'&quot;)" office:value-type="string" office:string-value="'981007593'" calcext:value-type="string">
            <text:p>'9810075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46603</text:p>
          </table:table-cell>
          <table:table-cell table:number-columns-repeated="2" table:style-name="ce17" office:value-type="string" calcext:value-type="string">
            <text:p>47839759068</text:p>
          </table:table-cell>
          <table:table-cell table:style-name="ce21" office:value-type="string" calcext:value-type="string">
            <text:p>02600295054</text:p>
          </table:table-cell>
          <table:table-cell table:style-name="ce35" office:value-type="string" calcext:value-type="string">
            <text:p>manter cadastro que tem carne em dia em aberto, outro desatualizad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600295054, 47839759068</text:p>
          </table:table-cell>
          <table:table-cell office:value-type="string" calcext:value-type="string">
            <text:p>DELTASUL 100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9];&quot;'&quot;)" office:value-type="string" office:string-value="'02600295054'" calcext:value-type="string">
            <text:p>'0260029505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9];&quot;'&quot;)" office:value-type="string" office:string-value="'996346603'" calcext:value-type="string">
            <text:p>'9963466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9];&quot;'&quot;)" office:value-type="string" office:string-value="'02600295054'" calcext:value-type="string">
            <text:p>'026002950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9];&quot;'&quot;)" office:value-type="string" office:string-value="'996346603'" calcext:value-type="string">
            <text:p>'9963466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47658</text:p>
          </table:table-cell>
          <table:table-cell table:number-columns-repeated="2" table:style-name="ce17" office:value-type="string" calcext:value-type="string">
            <text:p>63138093000</text:p>
          </table:table-cell>
          <table:table-cell table:style-name="ce21" office:value-type="string" calcext:value-type="string">
            <text:p>61785040049</text:p>
          </table:table-cell>
          <table:table-cell table:style-name="ce35" office:value-type="string" calcext:value-type="string">
            <text:p>conjuges, manter cadastro esposa c/contrato em aberto em dia, tirar del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1785040049, 63138093000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0];&quot;'&quot;)" office:value-type="string" office:string-value="'61785040049'" calcext:value-type="string">
            <text:p>'61785040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0];&quot;'&quot;)" office:value-type="string" office:string-value="'997047658'" calcext:value-type="string">
            <text:p>'9970476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0];&quot;'&quot;)" office:value-type="string" office:string-value="'61785040049'" calcext:value-type="string">
            <text:p>'61785040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0];&quot;'&quot;)" office:value-type="string" office:string-value="'997047658'" calcext:value-type="string">
            <text:p>'9970476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45281</text:p>
          </table:table-cell>
          <table:table-cell table:style-name="ce17" office:value-type="string" calcext:value-type="string">
            <text:p>60117152064</text:p>
          </table:table-cell>
          <table:table-cell table:style-name="ce17"/>
          <table:table-cell table:style-name="ce24" office:value-type="string" calcext:value-type="string">
            <text:p>60117152064/<text:span text:style-name="T1">51457121034</text:span></text:p>
          </table:table-cell>
          <table:table-cell table:style-name="ce35" office:value-type="string" calcext:value-type="string">
            <text:p>tirar ambos um c/contrato em aberto outro não, n tem whats, chave pix e nem cham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1457121034, 60117152064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1];&quot;'&quot;)" office:value-type="string" office:string-value="'60117152064/51457121034'" calcext:value-type="string">
            <text:p>'60117152064/5145712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1];&quot;'&quot;)" office:value-type="string" office:string-value="'999045281'" calcext:value-type="string">
            <text:p>'99904528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1];&quot;'&quot;)" office:value-type="string" office:string-value="'60117152064/51457121034'" calcext:value-type="string">
            <text:p>'60117152064/5145712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1];&quot;'&quot;)" office:value-type="string" office:string-value="'999045281'" calcext:value-type="string">
            <text:p>'99904528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195156</text:p>
          </table:table-cell>
          <table:table-cell table:style-name="ce17" office:value-type="string" calcext:value-type="string">
            <text:p>00715056018</text:p>
          </table:table-cell>
          <table:table-cell table:style-name="ce17"/>
          <table:table-cell table:style-name="ce24" office:value-type="string" calcext:value-type="string">
            <text:p>00715056018/<text:span text:style-name="T1">01267688033</text:span></text:p>
          </table:table-cell>
          <table:table-cell table:style-name="ce35" office:value-type="string" calcext:value-type="string">
            <text:p>tirar ambos um c/contrato em aberto outro não, n tem whats, chave pix e nem cham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715056018, 01267688033</text:p>
          </table:table-cell>
          <table:table-cell office:value-type="string" calcext:value-type="string">
            <text:p>DELTASUL 10 - SANTO ANGELO, DELTASUL 50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2];&quot;'&quot;)" office:value-type="string" office:string-value="'00715056018/01267688033'" calcext:value-type="string">
            <text:p>'00715056018/0126768803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2];&quot;'&quot;)" office:value-type="string" office:string-value="'991195156'" calcext:value-type="string">
            <text:p>'9911951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2];&quot;'&quot;)" office:value-type="string" office:string-value="'00715056018/01267688033'" calcext:value-type="string">
            <text:p>'00715056018/0126768803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2];&quot;'&quot;)" office:value-type="string" office:string-value="'991195156'" calcext:value-type="string">
            <text:p>'9911951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63052</text:p>
          </table:table-cell>
          <table:table-cell table:number-columns-repeated="2" table:style-name="ce17" office:value-type="string" calcext:value-type="string">
            <text:p>01014834066</text:p>
          </table:table-cell>
          <table:table-cell table:style-name="ce21" office:value-type="string" calcext:value-type="string">
            <text:p>01542270057</text:p>
          </table:table-cell>
          <table:table-cell table:style-name="ce35" office:value-type="string" calcext:value-type="string">
            <text:p>conjugues, manter cadastro esposo atualizado 2022 e com contrato em aberto em dia, tirar espo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014834066, 01542270057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3];&quot;'&quot;)" office:value-type="string" office:string-value="'01542270057'" calcext:value-type="string">
            <text:p>'0154227005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3];&quot;'&quot;)" office:value-type="string" office:string-value="'996063052'" calcext:value-type="string">
            <text:p>'9960630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3];&quot;'&quot;)" office:value-type="string" office:string-value="'01542270057'" calcext:value-type="string">
            <text:p>'0154227005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3];&quot;'&quot;)" office:value-type="string" office:string-value="'996063052'" calcext:value-type="string">
            <text:p>'9960630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313275</text:p>
          </table:table-cell>
          <table:table-cell table:style-name="ce17" office:value-type="string" calcext:value-type="string">
            <text:p>17841569068</text:p>
          </table:table-cell>
          <table:table-cell table:style-name="ce17" office:value-type="string" calcext:value-type="string">
            <text:p>89826876020</text:p>
          </table:table-cell>
          <table:table-cell table:style-name="ce22" office:value-type="string" calcext:value-type="string">
            <text:p>17841569068</text:p>
          </table:table-cell>
          <table:table-cell table:style-name="ce35" office:value-type="string" calcext:value-type="string">
            <text:p>conjugues, manter cadastro esposa confirmei chave pix, tirar cadastro del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7841569068, 8982687602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4];&quot;'&quot;)" office:value-type="string" office:string-value="'17841569068'" calcext:value-type="string">
            <text:p>'1784156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4];&quot;'&quot;)" office:value-type="string" office:string-value="'981313275'" calcext:value-type="string">
            <text:p>'98131327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4];&quot;'&quot;)" office:value-type="string" office:string-value="'17841569068'" calcext:value-type="string">
            <text:p>'1784156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4];&quot;'&quot;)" office:value-type="string" office:string-value="'981313275'" calcext:value-type="string">
            <text:p>'98131327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65468</text:p>
          </table:table-cell>
          <table:table-cell table:number-columns-repeated="2" table:style-name="ce17" office:value-type="string" calcext:value-type="string">
            <text:p>37316753072</text:p>
          </table:table-cell>
          <table:table-cell table:style-name="ce21" office:value-type="string" calcext:value-type="string">
            <text:p>36915076034</text:p>
          </table:table-cell>
          <table:table-cell table:style-name="ce35" office:value-type="string" calcext:value-type="string">
            <text:p>conjuges manter cadastro esposa c/contrato em aberto e whats parece ser dela <text:s/>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6915076034, 37316753072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5];&quot;'&quot;)" office:value-type="string" office:string-value="'36915076034'" calcext:value-type="string">
            <text:p>'36915076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5];&quot;'&quot;)" office:value-type="string" office:string-value="'996065468'" calcext:value-type="string">
            <text:p>'9960654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5];&quot;'&quot;)" office:value-type="string" office:string-value="'36915076034'" calcext:value-type="string">
            <text:p>'3691507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5];&quot;'&quot;)" office:value-type="string" office:string-value="'996065468'" calcext:value-type="string">
            <text:p>'9960654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67018</text:p>
          </table:table-cell>
          <table:table-cell table:number-columns-repeated="2" table:style-name="ce17" office:value-type="string" calcext:value-type="string">
            <text:p>05016073074</text:p>
          </table:table-cell>
          <table:table-cell table:style-name="ce21" office:value-type="string" calcext:value-type="string">
            <text:p>27227081087</text:p>
          </table:table-cell>
          <table:table-cell table:style-name="ce35" office:value-type="string" calcext:value-type="string">
            <text:p>manter cadastro c/contrato em aberto em dia e tirar do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5016073074, 27227081087</text:p>
          </table:table-cell>
          <table:table-cell office:value-type="string" calcext:value-type="string">
            <text:p>DELTASUL 10 - SANTO ANGELO, DELTASUL 134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6];&quot;'&quot;)" office:value-type="string" office:string-value="'27227081087'" calcext:value-type="string">
            <text:p>'27227081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6];&quot;'&quot;)" office:value-type="string" office:string-value="'996267018'" calcext:value-type="string">
            <text:p>'9962670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6];&quot;'&quot;)" office:value-type="string" office:string-value="'27227081087'" calcext:value-type="string">
            <text:p>'2722708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6];&quot;'&quot;)" office:value-type="string" office:string-value="'996267018'" calcext:value-type="string">
            <text:p>'9962670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21177</text:p>
          </table:table-cell>
          <table:table-cell table:number-columns-repeated="2" table:style-name="ce17" office:value-type="string" calcext:value-type="string">
            <text:p>98338307068</text:p>
          </table:table-cell>
          <table:table-cell table:style-name="ce21" office:value-type="string" calcext:value-type="string">
            <text:p>03476039048</text:p>
          </table:table-cell>
          <table:table-cell table:style-name="ce35" office:value-type="string" calcext:value-type="string">
            <text:p>mae e filha, manter no que tem cpntrato em aberto confirmei chave pix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476039048, 98338307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7];&quot;'&quot;)" office:value-type="string" office:string-value="'03476039048'" calcext:value-type="string">
            <text:p>'0347603904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7];&quot;'&quot;)" office:value-type="string" office:string-value="'996321177'" calcext:value-type="string">
            <text:p>'9963211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7];&quot;'&quot;)" office:value-type="string" office:string-value="'03476039048'" calcext:value-type="string">
            <text:p>'0347603904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7];&quot;'&quot;)" office:value-type="string" office:string-value="'996321177'" calcext:value-type="string">
            <text:p>'9963211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68230</text:p>
          </table:table-cell>
          <table:table-cell table:number-columns-repeated="2" table:style-name="ce17" office:value-type="string" calcext:value-type="string">
            <text:p>03340777020</text:p>
          </table:table-cell>
          <table:table-cell table:style-name="ce21" office:value-type="string" calcext:value-type="string">
            <text:p>04092255098</text:p>
          </table:table-cell>
          <table:table-cell table:style-name="ce35" office:value-type="string" calcext:value-type="string">
            <text:p>manter cadastro atualizado 2023 c/contrato e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340777020, 04092255098</text:p>
          </table:table-cell>
          <table:table-cell office:value-type="string" calcext:value-type="string">
            <text:p>DELTASUL 10 - SANTO ANGELO, DELTASUL 50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8];&quot;'&quot;)" office:value-type="string" office:string-value="'04092255098'" calcext:value-type="string">
            <text:p>'0409225509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8];&quot;'&quot;)" office:value-type="string" office:string-value="'997068230'" calcext:value-type="string">
            <text:p>'9970682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8];&quot;'&quot;)" office:value-type="string" office:string-value="'04092255098'" calcext:value-type="string">
            <text:p>'0409225509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8];&quot;'&quot;)" office:value-type="string" office:string-value="'997068230'" calcext:value-type="string">
            <text:p>'9970682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643600</text:p>
          </table:table-cell>
          <table:table-cell table:number-columns-repeated="2" table:style-name="ce17" office:value-type="string" calcext:value-type="string">
            <text:p>01436463033</text:p>
          </table:table-cell>
          <table:table-cell table:style-name="ce21" office:value-type="string" calcext:value-type="string">
            <text:p>41502396068</text:p>
          </table:table-cell>
          <table:table-cell table:style-name="ce35" office:value-type="string" calcext:value-type="string">
            <text:p>manter cadastro c/contrato aberto em dia confirmei chave pix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436463033, 41502396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9];&quot;'&quot;)" office:value-type="string" office:string-value="'41502396068'" calcext:value-type="string">
            <text:p>'41502396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9];&quot;'&quot;)" office:value-type="string" office:string-value="'996643600'" calcext:value-type="string">
            <text:p>'9966436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9];&quot;'&quot;)" office:value-type="string" office:string-value="'41502396068'" calcext:value-type="string">
            <text:p>'41502396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9];&quot;'&quot;)" office:value-type="string" office:string-value="'996643600'" calcext:value-type="string">
            <text:p>'99664360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18562</text:p>
          </table:table-cell>
          <table:table-cell table:number-columns-repeated="2" table:style-name="ce17" office:value-type="string" calcext:value-type="string">
            <text:p>03870001003</text:p>
          </table:table-cell>
          <table:table-cell table:style-name="ce21" office:value-type="string" calcext:value-type="string">
            <text:p>03267913020</text:p>
          </table:table-cell>
          <table:table-cell table:style-name="ce35" office:value-type="string" calcext:value-type="string">
            <text:p>conjugues, manter cadastro dela atualizado e c/contrato em aberto e tirar del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267913020, 0387000100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0];&quot;'&quot;)" office:value-type="string" office:string-value="'03267913020'" calcext:value-type="string">
            <text:p>'03267913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0];&quot;'&quot;)" office:value-type="string" office:string-value="'999818562'" calcext:value-type="string">
            <text:p>'9998185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0];&quot;'&quot;)" office:value-type="string" office:string-value="'03267913020'" calcext:value-type="string">
            <text:p>'03267913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0];&quot;'&quot;)" office:value-type="string" office:string-value="'999818562'" calcext:value-type="string">
            <text:p>'9998185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87162</text:p>
          </table:table-cell>
          <table:table-cell table:number-columns-repeated="2" table:style-name="ce17" office:value-type="string" calcext:value-type="string">
            <text:p>51452073015</text:p>
          </table:table-cell>
          <table:table-cell table:style-name="ce27" office:value-type="string" calcext:value-type="string">
            <text:p>88888888020</text:p>
          </table:table-cell>
          <table:table-cell table:style-name="ce35" office:value-type="string" calcext:value-type="string">
            <text:p>manter cadastro c/contrato em aberto em dia, tirar outro q é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1452073015, 88888888020</text:p>
          </table:table-cell>
          <table:table-cell office:value-type="string" calcext:value-type="string">
            <text:p>DELTASUL 10 - SANTO ANGELO, DELTASUL 89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1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1];&quot;'&quot;)" office:value-type="string" office:string-value="'999387162'" calcext:value-type="string">
            <text:p>'9993871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1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1];&quot;'&quot;)" office:value-type="string" office:string-value="'999387162'" calcext:value-type="string">
            <text:p>'9993871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18254</text:p>
          </table:table-cell>
          <table:table-cell table:number-columns-repeated="2" table:style-name="ce17" office:value-type="string" calcext:value-type="string">
            <text:p>03569484041</text:p>
          </table:table-cell>
          <table:table-cell table:style-name="ce21" office:value-type="string" calcext:value-type="string">
            <text:p>88987671020</text:p>
          </table:table-cell>
          <table:table-cell table:style-name="ce35" office:value-type="string" calcext:value-type="string">
            <text:p>manter cadastro c/contrato em aberto em dia atualizado 12/2022 e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569484041, 88987671020</text:p>
          </table:table-cell>
          <table:table-cell office:value-type="string" calcext:value-type="string">
            <text:p>DELTASUL 10 - SANTO ANGELO, DELTASUL 5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2];&quot;'&quot;)" office:value-type="string" office:string-value="'88987671020'" calcext:value-type="string">
            <text:p>'88987671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2];&quot;'&quot;)" office:value-type="string" office:string-value="'984218254'" calcext:value-type="string">
            <text:p>'9842182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2];&quot;'&quot;)" office:value-type="string" office:string-value="'88987671020'" calcext:value-type="string">
            <text:p>'88987671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2];&quot;'&quot;)" office:value-type="string" office:string-value="'984218254'" calcext:value-type="string">
            <text:p>'9842182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92840</text:p>
          </table:table-cell>
          <table:table-cell table:style-name="ce17" office:value-type="string" calcext:value-type="string">
            <text:p>02406874001</text:p>
          </table:table-cell>
          <table:table-cell table:style-name="ce17"/>
          <table:table-cell table:style-name="ce22" office:value-type="string" calcext:value-type="string">
            <text:p>02406874001/<text:span text:style-name="T1">03687400050</text:span></text:p>
          </table:table-cell>
          <table:table-cell table:style-name="ce35" office:value-type="string" calcext:value-type="string">
            <text:p>Conjuges , tirar ambos pois estao desatualizados, s/whats s/pix e não chama um tem carne aberto 201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406874001, 0368740005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3];&quot;'&quot;)" office:value-type="string" office:string-value="'02406874001/03687400050'" calcext:value-type="string">
            <text:p>'02406874001/0368740005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3];&quot;'&quot;)" office:value-type="string" office:string-value="'997192840'" calcext:value-type="string">
            <text:p>'9971928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3];&quot;'&quot;)" office:value-type="string" office:string-value="'02406874001/03687400050'" calcext:value-type="string">
            <text:p>'02406874001/0368740005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3];&quot;'&quot;)" office:value-type="string" office:string-value="'997192840'" calcext:value-type="string">
            <text:p>'9971928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77356</text:p>
          </table:table-cell>
          <table:table-cell table:number-columns-repeated="2" table:style-name="ce17" office:value-type="string" calcext:value-type="string">
            <text:p>48950688034</text:p>
          </table:table-cell>
          <table:table-cell table:style-name="ce21" office:value-type="string" calcext:value-type="string">
            <text:p>00608678090</text:p>
          </table:table-cell>
          <table:table-cell table:style-name="ce35" office:value-type="string" calcext:value-type="string">
            <text:p>manter cadastro c/contrato em aberto , confirmei chave pix, out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608678090, 48950688034</text:p>
          </table:table-cell>
          <table:table-cell office:value-type="string" calcext:value-type="string">
            <text:p>DELTASUL 79 - SANTANA DO LIVRAMENT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4];&quot;'&quot;)" office:value-type="string" office:string-value="'00608678090'" calcext:value-type="string">
            <text:p>'0060867809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4];&quot;'&quot;)" office:value-type="string" office:string-value="'999377356'" calcext:value-type="string">
            <text:p>'9993773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4];&quot;'&quot;)" office:value-type="string" office:string-value="'00608678090'" calcext:value-type="string">
            <text:p>'00608678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4];&quot;'&quot;)" office:value-type="string" office:string-value="'999377356'" calcext:value-type="string">
            <text:p>'9993773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480709</text:p>
          </table:table-cell>
          <table:table-cell table:style-name="ce17" office:value-type="string" calcext:value-type="string">
            <text:p>01552358003</text:p>
          </table:table-cell>
          <table:table-cell table:style-name="ce17"/>
          <table:table-cell table:style-name="ce24" office:value-type="string" calcext:value-type="string">
            <text:p>01552358003/<text:span text:style-name="T1">02822666075</text:span></text:p>
          </table:table-cell>
          <table:table-cell table:style-name="ce35" office:value-type="string" calcext:value-type="string">
            <text:p>tirar ambos <text:s/>um c/contrato em aberto outro não pois confirmei pelo pix qu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552358003, 02822666075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5];&quot;'&quot;)" office:value-type="string" office:string-value="'01552358003/02822666075'" calcext:value-type="string">
            <text:p>'01552358003/0282266607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5];&quot;'&quot;)" office:value-type="string" office:string-value="'984480709'" calcext:value-type="string">
            <text:p>'9844807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5];&quot;'&quot;)" office:value-type="string" office:string-value="'01552358003/02822666075'" calcext:value-type="string">
            <text:p>'01552358003/0282266607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5];&quot;'&quot;)" office:value-type="string" office:string-value="'984480709'" calcext:value-type="string">
            <text:p>'9844807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32595</text:p>
          </table:table-cell>
          <table:table-cell table:number-columns-repeated="2" table:style-name="ce17" office:value-type="string" calcext:value-type="string">
            <text:p>61784800082</text:p>
          </table:table-cell>
          <table:table-cell table:style-name="ce21" office:value-type="string" calcext:value-type="string">
            <text:p>59575603087</text:p>
          </table:table-cell>
          <table:table-cell table:style-name="ce35" office:value-type="string" calcext:value-type="string">
            <text:p>conjuges, manter cadastro <text:s/>esposa cadastro mais atualizado e whats,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59575603087, 6178480008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6];&quot;'&quot;)" office:value-type="string" office:string-value="'59575603087'" calcext:value-type="string">
            <text:p>'59575603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6];&quot;'&quot;)" office:value-type="string" office:string-value="'999032595'" calcext:value-type="string">
            <text:p>'99903259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6];&quot;'&quot;)" office:value-type="string" office:string-value="'59575603087'" calcext:value-type="string">
            <text:p>'5957560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6];&quot;'&quot;)" office:value-type="string" office:string-value="'999032595'" calcext:value-type="string">
            <text:p>'99903259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578956</text:p>
          </table:table-cell>
          <table:table-cell table:number-columns-repeated="2" table:style-name="ce17" office:value-type="string" calcext:value-type="string">
            <text:p>01275541062</text:p>
          </table:table-cell>
          <table:table-cell table:style-name="ce21" office:value-type="string" calcext:value-type="string">
            <text:p>82236909004</text:p>
          </table:table-cell>
          <table:table-cell table:style-name="ce35" office:value-type="string" calcext:value-type="string">
            <text:p>manter cadastro c/contrato em aberto , confirmei chave pix, out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275541062, 82236909004</text:p>
          </table:table-cell>
          <table:table-cell office:value-type="string" calcext:value-type="string">
            <text:p>DELTASUL 10 - SANTO ANGELO, DELTASUL 5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7];&quot;'&quot;)" office:value-type="string" office:string-value="'82236909004'" calcext:value-type="string">
            <text:p>'82236909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7];&quot;'&quot;)" office:value-type="string" office:string-value="'984578956'" calcext:value-type="string">
            <text:p>'9845789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7];&quot;'&quot;)" office:value-type="string" office:string-value="'82236909004'" calcext:value-type="string">
            <text:p>'82236909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7];&quot;'&quot;)" office:value-type="string" office:string-value="'984578956'" calcext:value-type="string">
            <text:p>'9845789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69879</text:p>
          </table:table-cell>
          <table:table-cell table:number-columns-repeated="2" table:style-name="ce17" office:value-type="string" calcext:value-type="string">
            <text:p>03427990028</text:p>
          </table:table-cell>
          <table:table-cell table:style-name="ce21" office:value-type="string" calcext:value-type="string">
            <text:p>02291236008</text:p>
          </table:table-cell>
          <table:table-cell table:style-name="ce35" office:value-type="string" calcext:value-type="string">
            <text:p>manter cadastro c/contrato em aberto em dia e atualizado, tirar do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291236008, 0342799002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8];&quot;'&quot;)" office:value-type="string" office:string-value="'02291236008'" calcext:value-type="string">
            <text:p>'0229123600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8];&quot;'&quot;)" office:value-type="string" office:string-value="'999369879'" calcext:value-type="string">
            <text:p>'99936987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8];&quot;'&quot;)" office:value-type="string" office:string-value="'02291236008'" calcext:value-type="string">
            <text:p>'02291236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8];&quot;'&quot;)" office:value-type="string" office:string-value="'999369879'" calcext:value-type="string">
            <text:p>'99936987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89942</text:p>
          </table:table-cell>
          <table:table-cell table:style-name="ce17" office:value-type="string" calcext:value-type="string">
            <text:p>79218571087</text:p>
          </table:table-cell>
          <table:table-cell table:style-name="ce17"/>
          <table:table-cell table:style-name="ce22" office:value-type="string" calcext:value-type="string">
            <text:p>79218571087/<text:span text:style-name="T1">37896512068</text:span></text:p>
          </table:table-cell>
          <table:table-cell table:style-name="ce35" office:value-type="string" calcext:value-type="string">
            <text:p>tirar ambosum c/contrato em aberto outro n, n/tem whats, nem pix e nem cham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7896512068, 79218571087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9];&quot;'&quot;)" office:value-type="string" office:string-value="'79218571087/37896512068'" calcext:value-type="string">
            <text:p>'79218571087/37896512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9];&quot;'&quot;)" office:value-type="string" office:string-value="'984189942'" calcext:value-type="string">
            <text:p>'9841899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9];&quot;'&quot;)" office:value-type="string" office:string-value="'79218571087/37896512068'" calcext:value-type="string">
            <text:p>'79218571087/37896512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9];&quot;'&quot;)" office:value-type="string" office:string-value="'984189942'" calcext:value-type="string">
            <text:p>'9841899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03449</text:p>
          </table:table-cell>
          <table:table-cell table:style-name="ce17" office:value-type="string" calcext:value-type="string">
            <text:p>60083513043</text:p>
          </table:table-cell>
          <table:table-cell table:style-name="ce17" office:value-type="string" calcext:value-type="string">
            <text:p>02076422064</text:p>
          </table:table-cell>
          <table:table-cell table:style-name="ce22" office:value-type="string" calcext:value-type="string">
            <text:p>60083513043</text:p>
          </table:table-cell>
          <table:table-cell table:style-name="ce35" office:value-type="string" calcext:value-type="string">
            <text:p>manter cadastro atualizado 2022 confirmei chave pix, tirar do que tem contrato em aber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076422064, 6008351304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0];&quot;'&quot;)" office:value-type="string" office:string-value="'60083513043'" calcext:value-type="string">
            <text:p>'6008351304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0];&quot;'&quot;)" office:value-type="string" office:string-value="'996003449'" calcext:value-type="string">
            <text:p>'9960034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0];&quot;'&quot;)" office:value-type="string" office:string-value="'60083513043'" calcext:value-type="string">
            <text:p>'6008351304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0];&quot;'&quot;)" office:value-type="string" office:string-value="'996003449'" calcext:value-type="string">
            <text:p>'9960034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8585</text:p>
          </table:table-cell>
          <table:table-cell table:number-columns-repeated="2" table:style-name="ce17" office:value-type="string" calcext:value-type="string">
            <text:p>02432314077</text:p>
          </table:table-cell>
          <table:table-cell table:style-name="ce21" office:value-type="string" calcext:value-type="string">
            <text:p>81244584053</text:p>
          </table:table-cell>
          <table:table-cell table:style-name="ce35" office:value-type="string" calcext:value-type="string">
            <text:p>manter cadastro mais atual c/contrato em aberto confirmei chave pix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432314077, 81244584053</text:p>
          </table:table-cell>
          <table:table-cell office:value-type="string" calcext:value-type="string">
            <text:p>DELTASUL 10 - SANTO ANGELO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1];&quot;'&quot;)" office:value-type="string" office:string-value="'81244584053'" calcext:value-type="string">
            <text:p>'81244584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1];&quot;'&quot;)" office:value-type="string" office:string-value="'996718585'" calcext:value-type="string">
            <text:p>'9967185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1];&quot;'&quot;)" office:value-type="string" office:string-value="'81244584053'" calcext:value-type="string">
            <text:p>'81244584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1];&quot;'&quot;)" office:value-type="string" office:string-value="'996718585'" calcext:value-type="string">
            <text:p>'9967185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522570</text:p>
          </table:table-cell>
          <table:table-cell table:number-columns-repeated="2" table:style-name="ce17" office:value-type="string" calcext:value-type="string">
            <text:p>04470628913</text:p>
          </table:table-cell>
          <table:table-cell table:style-name="ce21" office:value-type="string" calcext:value-type="string">
            <text:p>57438854000</text:p>
          </table:table-cell>
          <table:table-cell table:style-name="ce35" office:value-type="string" calcext:value-type="string">
            <text:p>manter cadastro atualizado e c/contrato em aberto em dia, tirar do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470628913, 57438854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2];&quot;'&quot;)" office:value-type="string" office:string-value="'57438854000'" calcext:value-type="string">
            <text:p>'5743885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2];&quot;'&quot;)" office:value-type="string" office:string-value="'981522570'" calcext:value-type="string">
            <text:p>'9815225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2];&quot;'&quot;)" office:value-type="string" office:string-value="'57438854000'" calcext:value-type="string">
            <text:p>'5743885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2];&quot;'&quot;)" office:value-type="string" office:string-value="'981522570'" calcext:value-type="string">
            <text:p>'9815225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529902</text:p>
          </table:table-cell>
          <table:table-cell table:number-columns-repeated="2" table:style-name="ce17" office:value-type="string" calcext:value-type="string">
            <text:p>33098247053</text:p>
          </table:table-cell>
          <table:table-cell table:style-name="ce21" office:value-type="string" calcext:value-type="string">
            <text:p>53264371049</text:p>
          </table:table-cell>
          <table:table-cell table:style-name="ce35" office:value-type="string" calcext:value-type="string">
            <text:p>manter cadastro c/contrato aberto em dia 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098247053, 53264371049</text:p>
          </table:table-cell>
          <table:table-cell office:value-type="string" calcext:value-type="string">
            <text:p>DELTASUL 10 - SANTO ANGELO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3];&quot;'&quot;)" office:value-type="string" office:string-value="'53264371049'" calcext:value-type="string">
            <text:p>'53264371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3];&quot;'&quot;)" office:value-type="string" office:string-value="'984529902'" calcext:value-type="string">
            <text:p>'9845299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3];&quot;'&quot;)" office:value-type="string" office:string-value="'53264371049'" calcext:value-type="string">
            <text:p>'5326437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3];&quot;'&quot;)" office:value-type="string" office:string-value="'984529902'" calcext:value-type="string">
            <text:p>'9845299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86162</text:p>
          </table:table-cell>
          <table:table-cell table:number-columns-repeated="2" table:style-name="ce17" office:value-type="string" calcext:value-type="string">
            <text:p>01370762070</text:p>
          </table:table-cell>
          <table:table-cell table:style-name="ce21" office:value-type="string" calcext:value-type="string">
            <text:p>02137964066</text:p>
          </table:table-cell>
          <table:table-cell table:style-name="ce35" office:value-type="string" calcext:value-type="string">
            <text:p>manter cadastro c/contrato em aberto , confirmei chave pix, out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370762070, 02137964066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4];&quot;'&quot;)" office:value-type="string" office:string-value="'02137964066'" calcext:value-type="string">
            <text:p>'0213796406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4];&quot;'&quot;)" office:value-type="string" office:string-value="'984186162'" calcext:value-type="string">
            <text:p>'9841861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4];&quot;'&quot;)" office:value-type="string" office:string-value="'02137964066'" calcext:value-type="string">
            <text:p>'0213796406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4];&quot;'&quot;)" office:value-type="string" office:string-value="'984186162'" calcext:value-type="string">
            <text:p>'9841861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03776</text:p>
          </table:table-cell>
          <table:table-cell table:number-columns-repeated="2" table:style-name="ce17" office:value-type="string" calcext:value-type="string">
            <text:p>70273707000</text:p>
          </table:table-cell>
          <table:table-cell table:style-name="ce21" office:value-type="string" calcext:value-type="string">
            <text:p>33129959068</text:p>
          </table:table-cell>
          <table:table-cell table:style-name="ce35" office:value-type="string" calcext:value-type="string">
            <text:p>conjuges, manter cadastro esposa c/contrato em aberto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129959068, 70273707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5];&quot;'&quot;)" office:value-type="string" office:string-value="'33129959068'" calcext:value-type="string">
            <text:p>'3312995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5];&quot;'&quot;)" office:value-type="string" office:string-value="'999403776'" calcext:value-type="string">
            <text:p>'9994037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5];&quot;'&quot;)" office:value-type="string" office:string-value="'33129959068'" calcext:value-type="string">
            <text:p>'3312995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5];&quot;'&quot;)" office:value-type="string" office:string-value="'999403776'" calcext:value-type="string">
            <text:p>'99940377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477803</text:p>
          </table:table-cell>
          <table:table-cell table:number-columns-repeated="2" table:style-name="ce17" office:value-type="string" calcext:value-type="string">
            <text:p>04566668002</text:p>
          </table:table-cell>
          <table:table-cell table:style-name="ce21" office:value-type="string" calcext:value-type="string">
            <text:p>05437146086</text:p>
          </table:table-cell>
          <table:table-cell table:style-name="ce35" office:value-type="string" calcext:value-type="string">
            <text:p>manter cadastro c/contrato aberto em dia 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566668002, 05437146086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6];&quot;'&quot;)" office:value-type="string" office:string-value="'05437146086'" calcext:value-type="string">
            <text:p>'0543714608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6];&quot;'&quot;)" office:value-type="string" office:string-value="'984477803'" calcext:value-type="string">
            <text:p>'9844778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6];&quot;'&quot;)" office:value-type="string" office:string-value="'05437146086'" calcext:value-type="string">
            <text:p>'0543714608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6];&quot;'&quot;)" office:value-type="string" office:string-value="'984477803'" calcext:value-type="string">
            <text:p>'9844778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71943</text:p>
          </table:table-cell>
          <table:table-cell office:value-type="float" office:value="3832632042" calcext:value-type="float">
            <text:p>3832632042</text:p>
          </table:table-cell>
          <table:table-cell office:value-type="float" office:value="91057310034" calcext:value-type="float">
            <text:p>91057310034</text:p>
          </table:table-cell>
          <table:table-cell table:style-name="ce22" office:value-type="string" calcext:value-type="string">
            <text:p>03832632042</text:p>
          </table:table-cell>
          <table:table-cell table:style-name="ce36" office:value-type="string" calcext:value-type="string">
            <text:p>mae e filha , manter cadastro da mae , ambos tem contrato em aberto em dia , cel filha ref ma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3832632042, 9105731003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7];&quot;'&quot;)" office:value-type="string" office:string-value="'03832632042'" calcext:value-type="string">
            <text:p>'0383263204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7];&quot;'&quot;)" office:value-type="string" office:string-value="'996871943'" calcext:value-type="string">
            <text:p>'9968719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7];&quot;'&quot;)" office:value-type="string" office:string-value="'03832632042'" calcext:value-type="string">
            <text:p>'0383263204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7];&quot;'&quot;)" office:value-type="string" office:string-value="'996871943'" calcext:value-type="string">
            <text:p>'99687194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32619</text:p>
          </table:table-cell>
          <table:table-cell table:number-columns-repeated="2" table:style-name="ce17" office:value-type="string" calcext:value-type="string">
            <text:p>02580839054</text:p>
          </table:table-cell>
          <table:table-cell table:style-name="ce21" office:value-type="string" calcext:value-type="string">
            <text:p>81746482087</text:p>
          </table:table-cell>
          <table:table-cell table:style-name="ce35" office:value-type="string" calcext:value-type="string">
            <text:p>manter cadastro c/contrato aberto em dia 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80839054, 8174648208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8];&quot;'&quot;)" office:value-type="string" office:string-value="'81746482087'" calcext:value-type="string">
            <text:p>'81746482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8];&quot;'&quot;)" office:value-type="string" office:string-value="'997132619'" calcext:value-type="string">
            <text:p>'9971326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8];&quot;'&quot;)" office:value-type="string" office:string-value="'81746482087'" calcext:value-type="string">
            <text:p>'8174648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8];&quot;'&quot;)" office:value-type="string" office:string-value="'997132619'" calcext:value-type="string">
            <text:p>'9971326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004044</text:p>
          </table:table-cell>
          <table:table-cell office:value-type="float" office:value="602219094" calcext:value-type="float">
            <text:p>602219094</text:p>
          </table:table-cell>
          <table:table-cell/>
          <table:table-cell table:style-name="ce22" office:value-type="string" calcext:value-type="string">
            <text:p>'01789442036/00602219094</text:p>
          </table:table-cell>
          <table:table-cell table:style-name="ce36" office:value-type="string" calcext:value-type="string">
            <text:p>Tirar ambos, dois tem contratos em aberto mas n tem whats nem pix e não cham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602219094, 01789442036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9];&quot;'&quot;)" office:value-type="string" office:string-value="''01789442036/00602219094'" calcext:value-type="string">
            <text:p>''01789442036/0060221909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9];&quot;'&quot;)" office:value-type="string" office:string-value="'981004044'" calcext:value-type="string">
            <text:p>'9810040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9];&quot;'&quot;)" office:value-type="string" office:string-value="''01789442036/00602219094'" calcext:value-type="string">
            <text:p>''01789442036/0060221909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9];&quot;'&quot;)" office:value-type="string" office:string-value="'981004044'" calcext:value-type="string">
            <text:p>'9810040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66306</text:p>
          </table:table-cell>
          <table:table-cell table:style-name="ce17" office:value-type="string" calcext:value-type="string">
            <text:p>02398827097</text:p>
          </table:table-cell>
          <table:table-cell table:style-name="ce17"/>
          <table:table-cell table:style-name="ce22" office:value-type="string" calcext:value-type="string">
            <text:p><text:span text:style-name="T3">02398827097</text:span><text:span text:style-name="T4">/00211781100</text:span></text:p>
          </table:table-cell>
          <table:table-cell table:style-name="ce35" office:value-type="string" calcext:value-type="string">
            <text:p>tirar ambos <text:s/>um c/contrato em aberto outro não pois confirmei pelo pix que cel é de 3°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117811000, 02398827097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0];&quot;'&quot;)" office:value-type="string" office:string-value="'02398827097/00211781100'" calcext:value-type="string">
            <text:p>'02398827097/002117811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0];&quot;'&quot;)" office:value-type="string" office:string-value="'996766306'" calcext:value-type="string">
            <text:p>'9967663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0];&quot;'&quot;)" office:value-type="string" office:string-value="'02398827097/00211781100'" calcext:value-type="string">
            <text:p>'02398827097/002117811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0];&quot;'&quot;)" office:value-type="string" office:string-value="'996766306'" calcext:value-type="string">
            <text:p>'9967663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74450</text:p>
          </table:table-cell>
          <table:table-cell table:number-columns-repeated="2" table:style-name="ce17" office:value-type="string" calcext:value-type="string">
            <text:p>23287209000</text:p>
          </table:table-cell>
          <table:table-cell table:style-name="ce21" office:value-type="string" calcext:value-type="string">
            <text:p>00365040096</text:p>
          </table:table-cell>
          <table:table-cell table:style-name="ce35" office:value-type="string" calcext:value-type="string">
            <text:p>manter cadasto c/contrato 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365040096, 23287209000</text:p>
          </table:table-cell>
          <table:table-cell office:value-type="string" calcext:value-type="string">
            <text:p>DELTASUL 66 - ALEGRETE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1];&quot;'&quot;)" office:value-type="string" office:string-value="'00365040096'" calcext:value-type="string">
            <text:p>'0036504009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1];&quot;'&quot;)" office:value-type="string" office:string-value="'999474450'" calcext:value-type="string">
            <text:p>'9994744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1];&quot;'&quot;)" office:value-type="string" office:string-value="'00365040096'" calcext:value-type="string">
            <text:p>'0036504009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1];&quot;'&quot;)" office:value-type="string" office:string-value="'999474450'" calcext:value-type="string">
            <text:p>'9994744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4334</text:p>
          </table:table-cell>
          <table:table-cell table:style-name="ce17" office:value-type="string" calcext:value-type="string">
            <text:p>90428390072</text:p>
          </table:table-cell>
          <table:table-cell table:style-name="ce17" office:value-type="string" calcext:value-type="string">
            <text:p>68559321004</text:p>
          </table:table-cell>
          <table:table-cell table:style-name="ce22" office:value-type="string" calcext:value-type="string">
            <text:p>90428390072</text:p>
          </table:table-cell>
          <table:table-cell table:style-name="ce35" office:value-type="string" calcext:value-type="string">
            <text:p>conjuges, manter cadastro dela confirmei whats e tirar cadastro del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68559321004, 90428390072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2];&quot;'&quot;)" office:value-type="string" office:string-value="'90428390072'" calcext:value-type="string">
            <text:p>'90428390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2];&quot;'&quot;)" office:value-type="string" office:string-value="'999964334'" calcext:value-type="string">
            <text:p>'9999643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2];&quot;'&quot;)" office:value-type="string" office:string-value="'90428390072'" calcext:value-type="string">
            <text:p>'9042839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2];&quot;'&quot;)" office:value-type="string" office:string-value="'999964334'" calcext:value-type="string">
            <text:p>'9999643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15031</text:p>
          </table:table-cell>
          <table:table-cell table:style-name="ce17" office:value-type="string" calcext:value-type="string">
            <text:p>01717929044</text:p>
          </table:table-cell>
          <table:table-cell table:style-name="ce17"/>
          <table:table-cell table:style-name="ce22" office:value-type="string" calcext:value-type="string">
            <text:p>01717929044/<text:span text:style-name="T1">02983291073</text:span></text:p>
          </table:table-cell>
          <table:table-cell table:style-name="ce35" office:value-type="string" calcext:value-type="string">
            <text:p>tirar ambos um c/contrato em aberto outro não, n tem whats, chave pix e nem cham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717929044, 02983291073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3];&quot;'&quot;)" office:value-type="string" office:string-value="'01717929044/02983291073'" calcext:value-type="string">
            <text:p>'01717929044/0298329107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3];&quot;'&quot;)" office:value-type="string" office:string-value="'999515031'" calcext:value-type="string">
            <text:p>'9995150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3];&quot;'&quot;)" office:value-type="string" office:string-value="'01717929044/02983291073'" calcext:value-type="string">
            <text:p>'01717929044/0298329107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3];&quot;'&quot;)" office:value-type="string" office:string-value="'999515031'" calcext:value-type="string">
            <text:p>'9995150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13343</text:p>
          </table:table-cell>
          <table:table-cell table:number-columns-repeated="2" table:style-name="ce17" office:value-type="string" calcext:value-type="string">
            <text:p>01058729039</text:p>
          </table:table-cell>
          <table:table-cell table:style-name="ce21" office:value-type="string" calcext:value-type="string">
            <text:p>60148360041</text:p>
          </table:table-cell>
          <table:table-cell table:style-name="ce35" office:value-type="string" calcext:value-type="string">
            <text:p>manter cadastro c/contrato em aberto , confirmei chave pix, outr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058729039, 60148360041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4];&quot;'&quot;)" office:value-type="string" office:string-value="'60148360041'" calcext:value-type="string">
            <text:p>'6014836004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4];&quot;'&quot;)" office:value-type="string" office:string-value="'999713343'" calcext:value-type="string">
            <text:p>'9997133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4];&quot;'&quot;)" office:value-type="string" office:string-value="'60148360041'" calcext:value-type="string">
            <text:p>'6014836004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4];&quot;'&quot;)" office:value-type="string" office:string-value="'999713343'" calcext:value-type="string">
            <text:p>'99971334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4 <text:s text:c="2"/></text:p>
          </table:table-cell>
          <table:table-cell table:style-name="ce1" office:value-type="string" calcext:value-type="string">
            <text:p>999564751</text:p>
          </table:table-cell>
          <table:table-cell table:number-columns-repeated="2" table:style-name="ce17" office:value-type="string" calcext:value-type="string">
            <text:p>37773364087</text:p>
          </table:table-cell>
          <table:table-cell table:style-name="ce21" office:value-type="string" calcext:value-type="string">
            <text:p>60373610025</text:p>
          </table:table-cell>
          <table:table-cell table:style-name="ce35" office:value-type="string" calcext:value-type="string">
            <text:p>manter cadastro c/contrato 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7773364087, 60373610025</text:p>
          </table:table-cell>
          <table:table-cell office:value-type="string" calcext:value-type="string">
            <text:p>DELTASUL 10 - SANTO ANGELO, DELTASUL 33 - SAO LUIZ GONZAG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5];&quot;'&quot;)" office:value-type="string" office:string-value="'60373610025'" calcext:value-type="string">
            <text:p>'6037361002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5];&quot;'&quot;)" office:value-type="string" office:string-value="'999564751'" calcext:value-type="string">
            <text:p>'99956475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5];&quot;'&quot;)" office:value-type="string" office:string-value="'60373610025'" calcext:value-type="string">
            <text:p>'6037361002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5];&quot;'&quot;)" office:value-type="string" office:string-value="'999564751'" calcext:value-type="string">
            <text:p>'99956475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241809</text:p>
          </table:table-cell>
          <table:table-cell table:style-name="ce17" office:value-type="string" calcext:value-type="string">
            <text:p>35488379053</text:p>
          </table:table-cell>
          <table:table-cell table:style-name="ce17" office:value-type="string" calcext:value-type="string">
            <text:p>33133840053</text:p>
          </table:table-cell>
          <table:table-cell table:style-name="ce24" office:value-type="string" calcext:value-type="string">
            <text:p>35488379053</text:p>
          </table:table-cell>
          <table:table-cell table:style-name="ce35" office:value-type="string" calcext:value-type="string">
            <text:p>conjuges, manter cadastro esposo confirmei por lig e tirar esposa tem contrato em abert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133840053, 3548837905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6];&quot;'&quot;)" office:value-type="string" office:string-value="'35488379053'" calcext:value-type="string">
            <text:p>'35488379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6];&quot;'&quot;)" office:value-type="string" office:string-value="'991241809'" calcext:value-type="string">
            <text:p>'9912418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6];&quot;'&quot;)" office:value-type="string" office:string-value="'35488379053'" calcext:value-type="string">
            <text:p>'3548837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6];&quot;'&quot;)" office:value-type="string" office:string-value="'991241809'" calcext:value-type="string">
            <text:p>'9912418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56133</text:p>
          </table:table-cell>
          <table:table-cell table:number-columns-repeated="2" table:style-name="ce17" office:value-type="string" calcext:value-type="string">
            <text:p>95474560087</text:p>
          </table:table-cell>
          <table:table-cell table:style-name="ce21" office:value-type="string" calcext:value-type="string">
            <text:p>02095339002</text:p>
          </table:table-cell>
          <table:table-cell table:style-name="ce35" office:value-type="string" calcext:value-type="string">
            <text:p>manter cadastro atualizado e quitado a pouco, tirar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095339002, 95474560087</text:p>
          </table:table-cell>
          <table:table-cell office:value-type="string" calcext:value-type="string">
            <text:p>DELTASUL 119 - SANTANA DO LIVRAMENT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7];&quot;'&quot;)" office:value-type="string" office:string-value="'02095339002'" calcext:value-type="string">
            <text:p>'0209533900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7];&quot;'&quot;)" office:value-type="string" office:string-value="'999256133'" calcext:value-type="string">
            <text:p>'9992561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7];&quot;'&quot;)" office:value-type="string" office:string-value="'02095339002'" calcext:value-type="string">
            <text:p>'0209533900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7];&quot;'&quot;)" office:value-type="string" office:string-value="'999256133'" calcext:value-type="string">
            <text:p>'9992561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33808</text:p>
          </table:table-cell>
          <table:table-cell table:style-name="ce17" office:value-type="string" calcext:value-type="string">
            <text:p>83799052020</text:p>
          </table:table-cell>
          <table:table-cell table:style-name="ce17" office:value-type="string" calcext:value-type="string">
            <text:p>00462013006</text:p>
          </table:table-cell>
          <table:table-cell table:style-name="ce22" office:value-type="string" calcext:value-type="string">
            <text:p>83799052020</text:p>
          </table:table-cell>
          <table:table-cell table:style-name="ce35" office:value-type="string" calcext:value-type="string">
            <text:p>Conjuges , manter esposo confirmei whats, tirar espo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462013006, 83799052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8];&quot;'&quot;)" office:value-type="string" office:string-value="'83799052020'" calcext:value-type="string">
            <text:p>'83799052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8];&quot;'&quot;)" office:value-type="string" office:string-value="'999033808'" calcext:value-type="string">
            <text:p>'9990338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8];&quot;'&quot;)" office:value-type="string" office:string-value="'83799052020'" calcext:value-type="string">
            <text:p>'83799052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8];&quot;'&quot;)" office:value-type="string" office:string-value="'999033808'" calcext:value-type="string">
            <text:p>'9990338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439198</text:p>
          </table:table-cell>
          <table:table-cell table:number-columns-repeated="2" table:style-name="ce17" office:value-type="string" calcext:value-type="string">
            <text:p>51456419072</text:p>
          </table:table-cell>
          <table:table-cell table:style-name="ce21" office:value-type="string" calcext:value-type="string">
            <text:p>27550915091</text:p>
          </table:table-cell>
          <table:table-cell table:style-name="ce35" office:value-type="string" calcext:value-type="string">
            <text:p>conjuges, manter cadastro esposa confirmei chave pix, tirar espos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7550915091, 51456419072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9];&quot;'&quot;)" office:value-type="string" office:string-value="'27550915091'" calcext:value-type="string">
            <text:p>'27550915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9];&quot;'&quot;)" office:value-type="string" office:string-value="'981439198'" calcext:value-type="string">
            <text:p>'9814391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9];&quot;'&quot;)" office:value-type="string" office:string-value="'27550915091'" calcext:value-type="string">
            <text:p>'2755091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9];&quot;'&quot;)" office:value-type="string" office:string-value="'981439198'" calcext:value-type="string">
            <text:p>'98143919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522563</text:p>
          </table:table-cell>
          <table:table-cell table:number-columns-repeated="2" table:style-name="ce17" office:value-type="string" calcext:value-type="string">
            <text:p>92912680034</text:p>
          </table:table-cell>
          <table:table-cell table:style-name="ce21" office:value-type="string" calcext:value-type="string">
            <text:p>02502562074</text:p>
          </table:table-cell>
          <table:table-cell table:style-name="ce35" office:value-type="string" calcext:value-type="string">
            <text:p>manter cadastro atualizado e c/contrato em dia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502562074, 92912680034</text:p>
          </table:table-cell>
          <table:table-cell office:value-type="string" calcext:value-type="string">
            <text:p>DELTASUL 15 - SANTA ROS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0];&quot;'&quot;)" office:value-type="string" office:string-value="'02502562074'" calcext:value-type="string">
            <text:p>'0250256207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0];&quot;'&quot;)" office:value-type="string" office:string-value="'991522563'" calcext:value-type="string">
            <text:p>'9915225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0];&quot;'&quot;)" office:value-type="string" office:string-value="'02502562074'" calcext:value-type="string">
            <text:p>'0250256207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0];&quot;'&quot;)" office:value-type="string" office:string-value="'991522563'" calcext:value-type="string">
            <text:p>'9915225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16891</text:p>
          </table:table-cell>
          <table:table-cell table:number-columns-repeated="2" table:style-name="ce17" office:value-type="string" calcext:value-type="string">
            <text:p>01914611055</text:p>
          </table:table-cell>
          <table:table-cell table:style-name="ce21" office:value-type="string" calcext:value-type="string">
            <text:p>01660966019</text:p>
          </table:table-cell>
          <table:table-cell table:style-name="ce42" office:value-type="string" calcext:value-type="string">
            <text:p>manter cadastro c/contrato em aberto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60966019, 01914611055</text:p>
          </table:table-cell>
          <table:table-cell office:value-type="string" calcext:value-type="string">
            <text:p>DELTASUL 56 - SANTA MARI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1];&quot;'&quot;)" office:value-type="string" office:string-value="'01660966019'" calcext:value-type="string">
            <text:p>'0166096601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1];&quot;'&quot;)" office:value-type="string" office:string-value="'996216891'" calcext:value-type="string">
            <text:p>'9962168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1];&quot;'&quot;)" office:value-type="string" office:string-value="'01660966019'" calcext:value-type="string">
            <text:p>'0166096601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1];&quot;'&quot;)" office:value-type="string" office:string-value="'996216891'" calcext:value-type="string">
            <text:p>'9962168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08541</text:p>
          </table:table-cell>
          <table:table-cell table:style-name="ce17" office:value-type="string" calcext:value-type="string">
            <text:p>73264008068</text:p>
          </table:table-cell>
          <table:table-cell table:style-name="ce17" office:value-type="string" calcext:value-type="string">
            <text:p>33095736053</text:p>
          </table:table-cell>
          <table:table-cell table:style-name="ce22" office:value-type="string" calcext:value-type="string">
            <text:p>73264008068</text:p>
          </table:table-cell>
          <table:table-cell table:style-name="ce42" office:value-type="string" calcext:value-type="string">
            <text:p>conjuges, manter cadastro esposo confirmei whats, tirar del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3095736053, 73264008068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2];&quot;'&quot;)" office:value-type="string" office:string-value="'73264008068'" calcext:value-type="string">
            <text:p>'73264008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2];&quot;'&quot;)" office:value-type="string" office:string-value="'999908541'" calcext:value-type="string">
            <text:p>'9999085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2];&quot;'&quot;)" office:value-type="string" office:string-value="'73264008068'" calcext:value-type="string">
            <text:p>'7326400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2];&quot;'&quot;)" office:value-type="string" office:string-value="'999908541'" calcext:value-type="string">
            <text:p>'9999085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470654</text:p>
          </table:table-cell>
          <table:table-cell table:number-columns-repeated="2" table:style-name="ce17" office:value-type="string" calcext:value-type="string">
            <text:p>75923726068</text:p>
          </table:table-cell>
          <table:table-cell table:style-name="ce21" office:value-type="string" calcext:value-type="string">
            <text:p>00017773008</text:p>
          </table:table-cell>
          <table:table-cell table:style-name="ce42" office:value-type="string" calcext:value-type="string">
            <text:p>manter cadastro c/contrato aberto em dia 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017773008, 75923726068</text:p>
          </table:table-cell>
          <table:table-cell office:value-type="string" calcext:value-type="string">
            <text:p>DELTASUL 89 - URUGUAIA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3];&quot;'&quot;)" office:value-type="string" office:string-value="'00017773008'" calcext:value-type="string">
            <text:p>'0001777300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3];&quot;'&quot;)" office:value-type="string" office:string-value="'991470654'" calcext:value-type="string">
            <text:p>'9914706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3];&quot;'&quot;)" office:value-type="string" office:string-value="'00017773008'" calcext:value-type="string">
            <text:p>'00017773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3];&quot;'&quot;)" office:value-type="string" office:string-value="'991470654'" calcext:value-type="string">
            <text:p>'9914706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76859</text:p>
          </table:table-cell>
          <table:table-cell table:number-columns-repeated="2" table:style-name="ce17" office:value-type="string" calcext:value-type="string">
            <text:p>46699074091</text:p>
          </table:table-cell>
          <table:table-cell table:style-name="ce21" office:value-type="string" calcext:value-type="string">
            <text:p>70270333053</text:p>
          </table:table-cell>
          <table:table-cell table:style-name="ce42" office:value-type="string" calcext:value-type="string">
            <text:p>Conjuges , manter esposo confirmei whats, tirar espos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6699074091, 70270333053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4];&quot;'&quot;)" office:value-type="string" office:string-value="'70270333053'" calcext:value-type="string">
            <text:p>'70270333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4];&quot;'&quot;)" office:value-type="string" office:string-value="'996476859'" calcext:value-type="string">
            <text:p>'9964768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4];&quot;'&quot;)" office:value-type="string" office:string-value="'70270333053'" calcext:value-type="string">
            <text:p>'70270333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4];&quot;'&quot;)" office:value-type="string" office:string-value="'996476859'" calcext:value-type="string">
            <text:p>'9964768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27859</text:p>
          </table:table-cell>
          <table:table-cell table:style-name="ce17" office:value-type="string" calcext:value-type="string">
            <text:p>04219642005</text:p>
          </table:table-cell>
          <table:table-cell table:style-name="ce17"/>
          <table:table-cell table:style-name="ce22" office:value-type="string" calcext:value-type="string">
            <text:p>04219642005/75920352000</text:p>
          </table:table-cell>
          <table:table-cell table:style-name="ce42" office:value-type="string" calcext:value-type="string">
            <text:p>mae e filho , tirar ambos, liguei atendeu 3° informando não ser clt mas conhecer, pedi n° atualizado informou não ter no moment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4219642005, 75920352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5];&quot;'&quot;)" office:value-type="string" office:string-value="'04219642005/75920352000'" calcext:value-type="string">
            <text:p>'04219642005/75920352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5];&quot;'&quot;)" office:value-type="string" office:string-value="'999127859'" calcext:value-type="string">
            <text:p>'9991278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5];&quot;'&quot;)" office:value-type="string" office:string-value="'04219642005/75920352000'" calcext:value-type="string">
            <text:p>'04219642005/75920352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5];&quot;'&quot;)" office:value-type="string" office:string-value="'999127859'" calcext:value-type="string">
            <text:p>'9991278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01636</text:p>
          </table:table-cell>
          <table:table-cell table:number-columns-repeated="2" table:style-name="ce17" office:value-type="string" calcext:value-type="string">
            <text:p>92034306015</text:p>
          </table:table-cell>
          <table:table-cell table:style-name="ce30" office:value-type="string" calcext:value-type="string">
            <text:p>00979183006</text:p>
          </table:table-cell>
          <table:table-cell table:style-name="ce42" office:value-type="string" calcext:value-type="string">
            <text:p>Conjuges , manter esposo c/contrato em aberto, whats tem foto dos dois, esposa n tem nad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979183006, 92034306015</text:p>
          </table:table-cell>
          <table:table-cell office:value-type="string" calcext:value-type="string">
            <text:p>DELTASUL 154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6];&quot;'&quot;)" office:value-type="string" office:string-value="'00979183006'" calcext:value-type="string">
            <text:p>'00979183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6];&quot;'&quot;)" office:value-type="string" office:string-value="'996401636'" calcext:value-type="string">
            <text:p>'9964016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6];&quot;'&quot;)" office:value-type="string" office:string-value="'00979183006'" calcext:value-type="string">
            <text:p>'00979183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6];&quot;'&quot;)" office:value-type="string" office:string-value="'996401636'" calcext:value-type="string">
            <text:p>'9964016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029385</text:p>
          </table:table-cell>
          <table:table-cell table:style-name="ce17" office:value-type="string" calcext:value-type="string">
            <text:p>15814505087</text:p>
          </table:table-cell>
          <table:table-cell table:style-name="ce17" office:value-type="string" calcext:value-type="string">
            <text:p>51459205049</text:p>
          </table:table-cell>
          <table:table-cell table:style-name="ce22" office:value-type="string" calcext:value-type="string">
            <text:p>15814505087</text:p>
          </table:table-cell>
          <table:table-cell table:style-name="ce42" office:value-type="string" calcext:value-type="string">
            <text:p>Conjuges , manter cadastro esposa pois contem chave pix, tirar dele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5814505087, 5145920504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7];&quot;'&quot;)" office:value-type="string" office:string-value="'15814505087'" calcext:value-type="string">
            <text:p>'15814505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7];&quot;'&quot;)" office:value-type="string" office:string-value="'991029385'" calcext:value-type="string">
            <text:p>'9910293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7];&quot;'&quot;)" office:value-type="string" office:string-value="'15814505087'" calcext:value-type="string">
            <text:p>'15814505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7];&quot;'&quot;)" office:value-type="string" office:string-value="'991029385'" calcext:value-type="string">
            <text:p>'9910293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19537</text:p>
          </table:table-cell>
          <table:table-cell table:style-name="ce17" office:value-type="string" calcext:value-type="string">
            <text:p>43862217000</text:p>
          </table:table-cell>
          <table:table-cell table:style-name="ce17" office:value-type="string" calcext:value-type="string">
            <text:p>82193061068</text:p>
          </table:table-cell>
          <table:table-cell table:style-name="ce22" office:value-type="string" calcext:value-type="string">
            <text:p>43862217000</text:p>
          </table:table-cell>
          <table:table-cell table:style-name="ce42" office:value-type="string" calcext:value-type="string">
            <text:p>manter cadastro atualizado 11/2022, tirar outro cadas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43862217000, 82193061068</text:p>
          </table:table-cell>
          <table:table-cell office:value-type="string" calcext:value-type="string">
            <text:p>DELTASUL 10 - SANTO ANGELO, DELTASUL 147 - SAO SEP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8];&quot;'&quot;)" office:value-type="string" office:string-value="'43862217000'" calcext:value-type="string">
            <text:p>'43862217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8];&quot;'&quot;)" office:value-type="string" office:string-value="'996419537'" calcext:value-type="string">
            <text:p>'9964195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8];&quot;'&quot;)" office:value-type="string" office:string-value="'43862217000'" calcext:value-type="string">
            <text:p>'43862217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8];&quot;'&quot;)" office:value-type="string" office:string-value="'996419537'" calcext:value-type="string">
            <text:p>'9964195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10459</text:p>
          </table:table-cell>
          <table:table-cell table:style-name="ce17" office:value-type="string" calcext:value-type="string">
            <text:p>94208778091</text:p>
          </table:table-cell>
          <table:table-cell table:style-name="ce17" office:value-type="string" calcext:value-type="string">
            <text:p>02032169037</text:p>
          </table:table-cell>
          <table:table-cell table:style-name="ce22" office:value-type="string" calcext:value-type="string">
            <text:p>94208778091</text:p>
          </table:table-cell>
          <table:table-cell table:style-name="ce42" office:value-type="string" calcext:value-type="string">
            <text:p>mae e filho, manter cadastro filho confirmei whats, tirar cadastro del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032169037, 94208778091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9];&quot;'&quot;)" office:value-type="string" office:string-value="'94208778091'" calcext:value-type="string">
            <text:p>'94208778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9];&quot;'&quot;)" office:value-type="string" office:string-value="'999310459'" calcext:value-type="string">
            <text:p>'9993104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9];&quot;'&quot;)" office:value-type="string" office:string-value="'94208778091'" calcext:value-type="string">
            <text:p>'94208778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9];&quot;'&quot;)" office:value-type="string" office:string-value="'999310459'" calcext:value-type="string">
            <text:p>'9993104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56725</text:p>
          </table:table-cell>
          <table:table-cell table:style-name="ce17" office:value-type="string" calcext:value-type="string">
            <text:p>02802539078</text:p>
          </table:table-cell>
          <table:table-cell table:style-name="ce17" office:value-type="string" calcext:value-type="string">
            <text:p>01955914028</text:p>
          </table:table-cell>
          <table:table-cell table:style-name="ce22" office:value-type="string" calcext:value-type="string">
            <text:p>02802539078</text:p>
          </table:table-cell>
          <table:table-cell table:style-name="ce42" office:value-type="string" calcext:value-type="string">
            <text:p>manter cadastro mais atualizado confirmei chave pix, tirar cadastro desatualizado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955914028, 02802539078</text:p>
          </table:table-cell>
          <table:table-cell office:value-type="string" calcext:value-type="string">
            <text:p>DELTASUL 89 - URUGUAIA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0];&quot;'&quot;)" office:value-type="string" office:string-value="'02802539078'" calcext:value-type="string">
            <text:p>'0280253907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0];&quot;'&quot;)" office:value-type="string" office:string-value="'996956725'" calcext:value-type="string">
            <text:p>'9969567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0];&quot;'&quot;)" office:value-type="string" office:string-value="'02802539078'" calcext:value-type="string">
            <text:p>'0280253907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0];&quot;'&quot;)" office:value-type="string" office:string-value="'996956725'" calcext:value-type="string">
            <text:p>'9969567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64890</text:p>
          </table:table-cell>
          <table:table-cell table:number-columns-repeated="2" table:style-name="ce17" office:value-type="string" calcext:value-type="string">
            <text:p>92500790010</text:p>
          </table:table-cell>
          <table:table-cell table:style-name="ce21" office:value-type="string" calcext:value-type="string">
            <text:p>01774914000</text:p>
          </table:table-cell>
          <table:table-cell table:style-name="ce42" office:value-type="string" calcext:value-type="string">
            <text:p>manter cadastro c/contrato em aberto, vi pelo whats 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774914000, 92500790010</text:p>
          </table:table-cell>
          <table:table-cell office:value-type="string" calcext:value-type="string">
            <text:p>DELTASUL 39 - HORIZONTIN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1];&quot;'&quot;)" office:value-type="string" office:string-value="'01774914000'" calcext:value-type="string">
            <text:p>'0177491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1];&quot;'&quot;)" office:value-type="string" office:string-value="'981264890'" calcext:value-type="string">
            <text:p>'98126489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1];&quot;'&quot;)" office:value-type="string" office:string-value="'01774914000'" calcext:value-type="string">
            <text:p>'0177491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1];&quot;'&quot;)" office:value-type="string" office:string-value="'981264890'" calcext:value-type="string">
            <text:p>'98126489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94136</text:p>
          </table:table-cell>
          <table:table-cell table:number-columns-repeated="2" table:style-name="ce17" office:value-type="string" calcext:value-type="string">
            <text:p>87681110534</text:p>
          </table:table-cell>
          <table:table-cell table:style-name="ce27" office:value-type="string" calcext:value-type="string">
            <text:p>88888888020</text:p>
          </table:table-cell>
          <table:table-cell table:style-name="ce42" office:value-type="string" calcext:value-type="string">
            <text:p>manter cadasto c/contrato m aberto em dia, tirar outro estrangei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87681110534, 88888888020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2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2];&quot;'&quot;)" office:value-type="string" office:string-value="'999094136'" calcext:value-type="string">
            <text:p>'9990941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2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2];&quot;'&quot;)" office:value-type="string" office:string-value="'999094136'" calcext:value-type="string">
            <text:p>'9990941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13878</text:p>
          </table:table-cell>
          <table:table-cell table:style-name="ce17" office:value-type="string" calcext:value-type="string">
            <text:p>00737954027</text:p>
          </table:table-cell>
          <table:table-cell table:style-name="ce17" office:value-type="string" calcext:value-type="string">
            <text:p>91463858000</text:p>
          </table:table-cell>
          <table:table-cell table:style-name="ce22" office:value-type="string" calcext:value-type="string">
            <text:p>00737954027</text:p>
          </table:table-cell>
          <table:table-cell table:style-name="ce42" office:value-type="string" calcext:value-type="string">
            <text:p>manter cadastro S/contato confirmei pix , tirar outr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737954027, 91463858000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3];&quot;'&quot;)" office:value-type="string" office:string-value="'00737954027'" calcext:value-type="string">
            <text:p>'0073795402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3];&quot;'&quot;)" office:value-type="string" office:string-value="'999113878'" calcext:value-type="string">
            <text:p>'99911387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3];&quot;'&quot;)" office:value-type="string" office:string-value="'00737954027'" calcext:value-type="string">
            <text:p>'00737954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3];&quot;'&quot;)" office:value-type="string" office:string-value="'999113878'" calcext:value-type="string">
            <text:p>'99911387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75868</text:p>
          </table:table-cell>
          <table:table-cell table:number-columns-repeated="2" table:style-name="ce17" office:value-type="string" calcext:value-type="string">
            <text:p>02901693059</text:p>
          </table:table-cell>
          <table:table-cell table:style-name="ce21" office:value-type="string" calcext:value-type="string">
            <text:p>03645928006</text:p>
          </table:table-cell>
          <table:table-cell table:style-name="ce42" office:value-type="string" calcext:value-type="string">
            <text:p>conjuges, manter cadastro dele c/contrato em aberto em dia, tirar dela <text:s/>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901693059, 03645928006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4];&quot;'&quot;)" office:value-type="string" office:string-value="'03645928006'" calcext:value-type="string">
            <text:p>'03645928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4];&quot;'&quot;)" office:value-type="string" office:string-value="'991775868'" calcext:value-type="string">
            <text:p>'9917758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4];&quot;'&quot;)" office:value-type="string" office:string-value="'03645928006'" calcext:value-type="string">
            <text:p>'03645928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4];&quot;'&quot;)" office:value-type="string" office:string-value="'991775868'" calcext:value-type="string">
            <text:p>'9917758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83056</text:p>
          </table:table-cell>
          <table:table-cell table:number-columns-repeated="2" table:style-name="ce17" office:value-type="string" calcext:value-type="string">
            <text:p>96571020068</text:p>
          </table:table-cell>
          <table:table-cell table:style-name="ce21" office:value-type="string" calcext:value-type="string">
            <text:p>00446683094</text:p>
          </table:table-cell>
          <table:table-cell table:style-name="ce42" office:value-type="string" calcext:value-type="string">
            <text:p>manter cadastro atualizado e c/contrato em aberto em dia , tirar do outro pois não são parentes , confirmei por ligação e clt não conhec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446683094, 96571020068</text:p>
          </table:table-cell>
          <table:table-cell office:value-type="string" calcext:value-type="string">
            <text:p>DELTASUL 78 - ROSARIO DO SUL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5];&quot;'&quot;)" office:value-type="string" office:string-value="'00446683094'" calcext:value-type="string">
            <text:p>'0044668309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5];&quot;'&quot;)" office:value-type="string" office:string-value="'996583056'" calcext:value-type="string">
            <text:p>'9965830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5];&quot;'&quot;)" office:value-type="string" office:string-value="'00446683094'" calcext:value-type="string">
            <text:p>'0044668309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5];&quot;'&quot;)" office:value-type="string" office:string-value="'996583056'" calcext:value-type="string">
            <text:p>'9965830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17018</text:p>
          </table:table-cell>
          <table:table-cell table:style-name="ce17" office:value-type="string" calcext:value-type="string">
            <text:p>01615438041</text:p>
          </table:table-cell>
          <table:table-cell table:style-name="ce17"/>
          <table:table-cell table:style-name="ce22" office:value-type="string" calcext:value-type="string">
            <text:p>01615438041/<text:span text:style-name="T1">60367636034</text:span></text:p>
          </table:table-cell>
          <table:table-cell table:style-name="ce42" office:value-type="string" calcext:value-type="string">
            <text:p>mae e filha, tirar ambos cadastros desatualizados e sem whats, pix e nem lig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15438041, 60367636034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6];&quot;'&quot;)" office:value-type="string" office:string-value="'01615438041/60367636034'" calcext:value-type="string">
            <text:p>'01615438041/60367636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6];&quot;'&quot;)" office:value-type="string" office:string-value="'997117018'" calcext:value-type="string">
            <text:p>'9971170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6];&quot;'&quot;)" office:value-type="string" office:string-value="'01615438041/60367636034'" calcext:value-type="string">
            <text:p>'01615438041/6036763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6];&quot;'&quot;)" office:value-type="string" office:string-value="'997117018'" calcext:value-type="string">
            <text:p>'9971170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40108</text:p>
          </table:table-cell>
          <table:table-cell table:style-name="ce17" office:value-type="string" calcext:value-type="string">
            <text:p>95597522000</text:p>
          </table:table-cell>
          <table:table-cell table:style-name="ce17" office:value-type="string" calcext:value-type="string">
            <text:p>96371048015</text:p>
          </table:table-cell>
          <table:table-cell table:style-name="ce22" office:value-type="string" calcext:value-type="string">
            <text:p>95597522000</text:p>
          </table:table-cell>
          <table:table-cell table:style-name="ce42" office:value-type="string" calcext:value-type="string">
            <text:p>conjuges, manter cadastro esposa confirmei chave pix, tirar espos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95597522000, 96371048015</text:p>
          </table:table-cell>
          <table:table-cell office:value-type="string" calcext:value-type="string">
            <text:p>DELTASUL 10 - SANTO ANGELO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7];&quot;'&quot;)" office:value-type="string" office:string-value="'95597522000'" calcext:value-type="string">
            <text:p>'95597522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7];&quot;'&quot;)" office:value-type="string" office:string-value="'996440108'" calcext:value-type="string">
            <text:p>'9964401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7];&quot;'&quot;)" office:value-type="string" office:string-value="'95597522000'" calcext:value-type="string">
            <text:p>'95597522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7];&quot;'&quot;)" office:value-type="string" office:string-value="'996440108'" calcext:value-type="string">
            <text:p>'9964401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472583</text:p>
          </table:table-cell>
          <table:table-cell table:number-columns-repeated="2" table:style-name="ce17" office:value-type="string" calcext:value-type="string">
            <text:p>01019525037</text:p>
          </table:table-cell>
          <table:table-cell table:style-name="ce21" office:value-type="string" calcext:value-type="string">
            <text:p>03000477039</text:p>
          </table:table-cell>
          <table:table-cell table:style-name="ce42" office:value-type="string" calcext:value-type="string">
            <text:p>mae e filho , manter cadastro da mae <text:s/>tem contrato em aberto em di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019525037, 03000477039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8];&quot;'&quot;)" office:value-type="string" office:string-value="'03000477039'" calcext:value-type="string">
            <text:p>'0300047703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8];&quot;'&quot;)" office:value-type="string" office:string-value="'991472583'" calcext:value-type="string">
            <text:p>'9914725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8];&quot;'&quot;)" office:value-type="string" office:string-value="'03000477039'" calcext:value-type="string">
            <text:p>'0300047703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8];&quot;'&quot;)" office:value-type="string" office:string-value="'991472583'" calcext:value-type="string">
            <text:p>'99147258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51367</text:p>
          </table:table-cell>
          <table:table-cell table:number-columns-repeated="2" table:style-name="ce17" office:value-type="string" calcext:value-type="string">
            <text:p>46048740000</text:p>
          </table:table-cell>
          <table:table-cell table:style-name="ce21" office:value-type="string" calcext:value-type="string">
            <text:p>15115410087</text:p>
          </table:table-cell>
          <table:table-cell table:style-name="ce42" office:value-type="string" calcext:value-type="string">
            <text:p>conjuges, manter cadastro esposa c/contrato em aberto em dia, tirar cadastro dele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15115410087, 46048740000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9];&quot;'&quot;)" office:value-type="string" office:string-value="'15115410087'" calcext:value-type="string">
            <text:p>'15115410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9];&quot;'&quot;)" office:value-type="string" office:string-value="'996051367'" calcext:value-type="string">
            <text:p>'9960513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9];&quot;'&quot;)" office:value-type="string" office:string-value="'15115410087'" calcext:value-type="string">
            <text:p>'15115410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9];&quot;'&quot;)" office:value-type="string" office:string-value="'996051367'" calcext:value-type="string">
            <text:p>'9960513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01907</text:p>
          </table:table-cell>
          <table:table-cell table:number-columns-repeated="2" table:style-name="ce17" office:value-type="string" calcext:value-type="string">
            <text:p>24740802015</text:p>
          </table:table-cell>
          <table:table-cell table:style-name="ce21" office:value-type="string" calcext:value-type="string">
            <text:p>57439648072</text:p>
          </table:table-cell>
          <table:table-cell table:style-name="ce42" office:value-type="string" calcext:value-type="string">
            <text:p>Conjuges , manter cadastro esposo c/contrato em aberto tirar dela 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4740802015, 57439648072</text:p>
          </table:table-cell>
          <table:table-cell office:value-type="string" calcext:value-type="string">
            <text:p>DELTASUL 10 - SANTO ANGELO, DELTASUL 154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0];&quot;'&quot;)" office:value-type="string" office:string-value="'57439648072'" calcext:value-type="string">
            <text:p>'57439648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0];&quot;'&quot;)" office:value-type="string" office:string-value="'997101907'" calcext:value-type="string">
            <text:p>'9971019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0];&quot;'&quot;)" office:value-type="string" office:string-value="'57439648072'" calcext:value-type="string">
            <text:p>'57439648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0];&quot;'&quot;)" office:value-type="string" office:string-value="'997101907'" calcext:value-type="string">
            <text:p>'9971019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92038</text:p>
          </table:table-cell>
          <table:table-cell table:number-columns-repeated="2" table:style-name="ce17" office:value-type="string" calcext:value-type="string">
            <text:p>21580413072</text:p>
          </table:table-cell>
          <table:table-cell table:style-name="ce21" office:value-type="string" calcext:value-type="string">
            <text:p>89500377004</text:p>
          </table:table-cell>
          <table:table-cell table:style-name="ce42" office:value-type="string" calcext:value-type="string">
            <text:p>mae e filha, manter cadastro mae c/contrato <text:s/>em aberto em atraso confirmei chave pix, tirar filh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21580413072, 89500377004</text:p>
          </table:table-cell>
          <table:table-cell office:value-type="string" calcext:value-type="string">
            <text:p>DELTASUL 10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1];&quot;'&quot;)" office:value-type="string" office:string-value="'89500377004'" calcext:value-type="string">
            <text:p>'89500377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1];&quot;'&quot;)" office:value-type="string" office:string-value="'999992038'" calcext:value-type="string">
            <text:p>'9999920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1];&quot;'&quot;)" office:value-type="string" office:string-value="'89500377004'" calcext:value-type="string">
            <text:p>'89500377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1];&quot;'&quot;)" office:value-type="string" office:string-value="'999992038'" calcext:value-type="string">
            <text:p>'9999920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11344</text:p>
          </table:table-cell>
          <table:table-cell table:number-columns-repeated="2" office:value-type="float" office:value="2790560013" calcext:value-type="float">
            <text:p>2790560013</text:p>
          </table:table-cell>
          <table:table-cell table:style-name="ce31" office:value-type="string" calcext:value-type="string">
            <text:p>02635251045</text:p>
          </table:table-cell>
          <table:table-cell table:style-name="ce47" office:value-type="string" calcext:value-type="string">
            <text:p>manter cadastro atualizado c/contrato em aberto confirmei chave pix, outro tem contrato em aberto antigo tirar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2635251045, 02790560013</text:p>
          </table:table-cell>
          <table:table-cell office:value-type="string" calcext:value-type="string">
            <text:p>DELTASUL 90 - CRUZ ALTA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2];&quot;'&quot;)" office:value-type="string" office:string-value="'02635251045'" calcext:value-type="string">
            <text:p>'0263525104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2];&quot;'&quot;)" office:value-type="string" office:string-value="'997011344'" calcext:value-type="string">
            <text:p>'9970113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2];&quot;'&quot;)" office:value-type="string" office:string-value="'02635251045'" calcext:value-type="string">
            <text:p>'0263525104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2];&quot;'&quot;)" office:value-type="string" office:string-value="'997011344'" calcext:value-type="string">
            <text:p>'9970113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81318</text:p>
          </table:table-cell>
          <table:table-cell table:number-columns-repeated="2" office:value-type="float" office:value="2510597078" calcext:value-type="float">
            <text:p>2510597078</text:p>
          </table:table-cell>
          <table:table-cell table:style-name="ce22" office:value-type="string" calcext:value-type="string">
            <text:p>01645368092</text:p>
          </table:table-cell>
          <table:table-cell table:style-name="ce47" office:value-type="string" calcext:value-type="string">
            <text:p>conjuges, manter cadastro esposa confirmei por ligação, ambos tem contrato em aberto em dia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1645368092, 02510597078</text:p>
          </table:table-cell>
          <table:table-cell office:value-type="string" calcext:value-type="string">
            <text:p>DELTASUL 121 - SANTO ANGEL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3];&quot;'&quot;)" office:value-type="string" office:string-value="'01645368092'" calcext:value-type="string">
            <text:p>'0164536809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3];&quot;'&quot;)" office:value-type="string" office:string-value="'996281318'" calcext:value-type="string">
            <text:p>'9962813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3];&quot;'&quot;)" office:value-type="string" office:string-value="'01645368092'" calcext:value-type="string">
            <text:p>'0164536809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3];&quot;'&quot;)" office:value-type="string" office:string-value="'996281318'" calcext:value-type="string">
            <text:p>'9962813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53639</text:p>
          </table:table-cell>
          <table:table-cell table:number-columns-repeated="2" table:style-name="ce17" office:value-type="string" calcext:value-type="string">
            <text:p>59760761068</text:p>
          </table:table-cell>
          <table:table-cell table:style-name="ce21" office:value-type="string" calcext:value-type="string">
            <text:p>37940988034</text:p>
          </table:table-cell>
          <table:table-cell table:style-name="ce42" office:value-type="string" calcext:value-type="string">
            <text:p>manter cadastro c//contrato em aberto em dia, tirar d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37940988034, 59760761068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4];&quot;'&quot;)" office:value-type="string" office:string-value="'37940988034'" calcext:value-type="string">
            <text:p>'37940988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4];&quot;'&quot;)" office:value-type="string" office:string-value="'996253639'" calcext:value-type="string">
            <text:p>'9962536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4];&quot;'&quot;)" office:value-type="string" office:string-value="'37940988034'" calcext:value-type="string">
            <text:p>'37940988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4];&quot;'&quot;)" office:value-type="string" office:string-value="'996253639'" calcext:value-type="string">
            <text:p>'99625363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34792</text:p>
          </table:table-cell>
          <table:table-cell table:number-columns-repeated="2" table:style-name="ce17" office:value-type="string" calcext:value-type="string">
            <text:p>43147410072</text:p>
          </table:table-cell>
          <table:table-cell table:style-name="ce21" office:value-type="string" calcext:value-type="string">
            <text:p>00871527030</text:p>
          </table:table-cell>
          <table:table-cell table:style-name="ce42" office:value-type="string" calcext:value-type="string">
            <text:p>manter cadasto c/contrato m aberto em dia, tirar outro desatualizado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00871527030, 43147410072</text:p>
          </table:table-cell>
          <table:table-cell office:value-type="string" calcext:value-type="string">
            <text:p>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5];&quot;'&quot;)" office:value-type="string" office:string-value="'00871527030'" calcext:value-type="string">
            <text:p>'00871527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5];&quot;'&quot;)" office:value-type="string" office:string-value="'999534792'" calcext:value-type="string">
            <text:p>'9995347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5];&quot;'&quot;)" office:value-type="string" office:string-value="'00871527030'" calcext:value-type="string">
            <text:p>'00871527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5];&quot;'&quot;)" office:value-type="string" office:string-value="'999534792'" calcext:value-type="string">
            <text:p>'9995347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0 contatos a excluir de cadastros com contrato em aberto – 36,7%</text:p>
          </table:table-cell>
          <table:table-cell table:number-columns-repeated="1023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omente com contrato em aberto'.A1:'Somente com contrato em aberto'.I24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0T16:05:04.359000000</dc:date>
    <meta:editing-duration>PT12H46M27S</meta:editing-duration>
    <meta:editing-cycles>89</meta:editing-cycles>
    <meta:generator>LibreOffice/7.5.0.3$Windows_X86_64 LibreOffice_project/c21113d003cd3efa8c53188764377a8272d9d6de</meta:generator>
    <meta:document-statistic meta:table-count="1" meta:cell-count="4612" meta:object-count="0"/>
  </office:meta>
</office:document-meta>
</file>